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" svg:font-family="Mang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9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45.37mm"/>
    </style:style>
    <style:style style:name="co4" style:family="table-column">
      <style:table-column-properties fo:break-before="auto" style:column-width="51.98mm"/>
    </style:style>
    <style:style style:name="co5" style:family="table-column">
      <style:table-column-properties fo:break-before="auto" style:column-width="20.66mm"/>
    </style:style>
    <style:style style:name="co6" style:family="table-column">
      <style:table-column-properties fo:break-before="auto" style:column-width="18.91mm"/>
    </style:style>
    <style:style style:name="co7" style:family="table-column">
      <style:table-column-properties fo:break-before="auto" style:column-width="21.63mm"/>
    </style:style>
    <style:style style:name="co8" style:family="table-column">
      <style:table-column-properties fo:break-before="auto" style:column-width="16.4mm"/>
    </style:style>
    <style:style style:name="co9" style:family="table-column">
      <style:table-column-properties fo:break-before="auto" style:column-width="19.49mm"/>
    </style:style>
    <style:style style:name="co10" style:family="table-column">
      <style:table-column-properties fo:break-before="auto" style:column-width="32.33mm"/>
    </style:style>
    <style:style style:name="co11" style:family="table-column">
      <style:table-column-properties fo:break-before="auto" style:column-width="35.6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7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28.1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e6" style:family="table-cell" style:parent-style-name="Default" style:data-style-name="N0">
      <style:table-cell-properties style:cell-protect="none" style:print-content="true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cell-protect="none" style:print-content="true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no-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3">
      <style:table-cell-properties style:cell-protect="none" style:print-content="true"/>
    </style:style>
    <style:style style:name="ce17" style:family="table-cell" style:parent-style-name="Default" style:data-style-name="N110">
      <style:table-cell-properties style:cell-protect="none" style:print-content="true"/>
    </style:style>
    <style:style style:name="ce10" style:family="table-cell" style:parent-style-name="Explanatory_20_Text" style:data-style-name="N1">
      <style:table-cell-properties style:cell-protect="none" style:print-content="true" fo:background-color="transparent" style:vertical-align="automatic"/>
      <style:text-properties style:font-name="Arial" style:font-name-asian="Arial" style:font-name-complex="Arial"/>
    </style:style>
    <style:style style:name="ce11" style:family="table-cell" style:parent-style-name="Default" style:data-style-name="N1"/>
    <style:style style:name="ce20" style:family="table-cell" style:parent-style-name="Explanatory_20_Text" style:data-style-name="N109">
      <style:table-cell-properties style:cell-protect="none" style:print-content="true" fo:background-color="transparent" style:vertical-align="automatic"/>
      <style:text-properties style:font-name="Arial" style:font-name-asian="Arial" style:font-name-complex="Arial"/>
    </style:style>
    <style:style style:name="ce30" style:family="table-cell" style:parent-style-name="Default" style:data-style-name="N0">
      <style:table-cell-properties style:cell-protect="none" style:print-content="true"/>
      <style:map style:condition="cell-content()&gt;10" style:apply-style-name="caracter" style:base-cell-address="Electrodomesticos.F148"/>
      <style:map style:condition="cell-content()=0" style:apply-style-name="Explanatory_20_Text" style:base-cell-address="Electrodomesticos.F148"/>
    </style:style>
    <style:style style:name="ce31" style:family="table-cell" style:parent-style-name="Default" style:data-style-name="N0">
      <style:map style:condition="cell-content()&gt;10" style:apply-style-name="caracter" style:base-cell-address="Electrodomesticos.F148"/>
      <style:map style:condition="cell-content()=0" style:apply-style-name="Explanatory_20_Text" style:base-cell-address="Electrodomesticos.F148"/>
    </style:style>
    <style:style style:name="ce5" style:family="table-cell" style:parent-style-name="Explanatory_20_Text" style:data-style-name="N107">
      <style:table-cell-properties style:cell-protect="none" style:print-content="true" fo:background-color="transparent" style:vertical-align="automatic"/>
      <style:text-properties style:font-name="Arial" style:font-name-asian="Arial" style:font-name-complex="Arial"/>
    </style:style>
    <style:style style:name="ce13" style:family="table-cell" style:parent-style-name="Default" style:data-style-name="N0"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fo:wrap-option="wrap"/>
    </style:style>
    <style:style style:name="ce24" style:family="table-cell" style:parent-style-name="Default" style:data-style-name="N109"/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content-validations>
        <table:content-validation table:name="val1" table:condition="of:cell-content-is-decimal-number() and cell-content()&gt;0" table:allow-empty-cell="true" table:base-cell-address="Electrodomesticos.A120">
          <table:error-message table:message-type="stop" table:title="Error debe ser superior a 0" table:display="true"/>
        </table:content-validation>
        <table:content-validation table:name="val2" table:condition="of:cell-content-is-decimal-number() and cell-content()&gt;0" table:allow-empty-cell="true" table:base-cell-address="Electrodomesticos.A120">
          <table:error-message table:message-type="stop" table:display="true"/>
        </table:content-validation>
        <table:content-validation table:name="val3" table:condition="of:cell-content-is-decimal-number() and cell-content-is-between(&gt;=0,&lt;=1000)" table:allow-empty-cell="true" table:base-cell-address="Electrodomesticos.E119">
          <table:error-message table:message-type="warning" table:title="Error debe ser mayor de 0 y menor que 1000" table:display="true"/>
        </table:content-validation>
        <table:content-validation table:name="val4" table:condition="of:cell-content-is-decimal-number() and cell-content-is-between(0,1000)" table:allow-empty-cell="true" table:base-cell-address="Electrodomesticos.E120">
          <table:error-message table:message-type="stop" table:title="Error debe ser mayor de 0 y menor que 1000" table:display="true"/>
        </table:content-validation>
        <table:content-validation table:name="val5" table:condition="of:cell-content-is-decimal-number() and cell-content-is-between(0,1000)" table:allow-empty-cell="true" table:base-cell-address="Electrodomesticos.E142">
          <table:error-message table:message-type="warning" table:title="Error debe ser mayor de 0 y menor que 1000" table:display="true"/>
        </table:content-validation>
        <table:content-validation table:name="val6" table:condition="of:cell-content-is-decimal-number() and cell-content()&gt;=1" table:allow-empty-cell="true" table:base-cell-address="Electrodomesticos.F120">
          <table:error-message table:message-type="stop" table:title="Error debe ser superior o igual a 1" table:display="true"/>
        </table:content-validation>
        <table:content-validation table:name="val7" table:condition="of:cell-content-is-decimal-number() and cell-content()&gt;=1" table:allow-empty-cell="true" table:base-cell-address="Electrodomesticos.F120">
          <table:error-message table:message-type="warning" table:title="Error debe ser superior o igual a 1" table:display="true"/>
        </table:content-validation>
        <table:content-validation table:name="val8" table:base-cell-address="Electrodomesticos.I120">
          <table:error-message table:message-type="warning" table:title="Error debe ser superior a 0 y inferior a 1000" table:display="false"/>
        </table:content-validation>
        <table:content-validation table:name="val9" table:condition="of:cell-content-is-decimal-number() and cell-content-is-between(0,1000)" table:allow-empty-cell="true" table:base-cell-address="Informática.E186">
          <table:error-message table:message-type="stop" table:title="Error debe ser mayor que 0 y menor que 1000" table:display="true"/>
        </table:content-validation>
        <table:content-validation table:name="val10" table:condition="of:cell-content-is-decimal-number() and cell-content()&gt;=1" table:allow-empty-cell="true" table:base-cell-address="Informática.F186">
          <table:error-message table:message-type="stop" table:title="error debe ser superior o igual a 1" table:display="true"/>
        </table:content-validation>
      </table:content-validations>
      <table:table table:name="Electrodomestic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table:style-name="ce6" office:value-type="string" calcext:value-type="string">
            <text:p>Número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Artículo</text:p>
          </table:table-cell>
          <table:table-cell table:style-name="ce6" office:value-type="string" calcext:value-type="string">
            <text:p>Precio</text:p>
          </table:table-cell>
          <table:table-cell table:style-name="ce6" office:value-type="string" calcext:value-type="string">
            <text:p>Unidades</text:p>
          </table:table-cell>
          <table:table-cell table:style-name="ce6" office:value-type="string" calcext:value-type="string">
            <text:p>Subtotal</text:p>
          </table:table-cell>
          <table:table-cell table:style-name="ce6" office:value-type="string" calcext:value-type="string">
            <text:p>IVA</text:p>
          </table:table-cell>
          <table:table-cell table:style-name="ce6" office:value-type="string" calcext:value-type="string">
            <text:p>Total</text:p>
          </table:table-cell>
          <table:table-cell table:style-name="ce13"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4" office:value-type="date" office:date-value="2014-10-24" calcext:value-type="date">
            <text:p>24/oct</text:p>
          </table:table-cell>
          <table:table-cell table:style-name="ce3" office:value-type="string" calcext:value-type="string">
            <text:p>Ana Vegas Puente</text:p>
          </table:table-cell>
          <table:table-cell table:style-name="ce3" office:value-type="string" calcext:value-type="string">
            <text:p>Tostadora MicroPlan 30</text:p>
          </table:table-cell>
          <table:table-cell table:style-name="ce10" office:value-type="float" office:value="25.3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date" office:date-value="2014-10-25" calcext:value-type="date">
            <text:p>25/oct</text:p>
          </table:table-cell>
          <table:table-cell table:style-name="ce3" office:value-type="string" calcext:value-type="string">
            <text:p>Javier Hernández Pérez</text:p>
          </table:table-cell>
          <table:table-cell table:style-name="ce3" office:value-type="string" calcext:value-type="string">
            <text:p>Reloj AGV Stylus</text:p>
          </table:table-cell>
          <table:table-cell table:style-name="ce10" office:value-type="float" office:value="33.15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4" office:value-type="date" office:date-value="2014-10-26" calcext:value-type="date">
            <text:p>26/oct</text:p>
          </table:table-cell>
          <table:table-cell table:style-name="ce3" office:value-type="string" calcext:value-type="string">
            <text:p>Carlos Beltrán Díez</text:p>
          </table:table-cell>
          <table:table-cell table:style-name="ce3" office:value-type="string" calcext:value-type="string">
            <text:p>Microondas OPSM99</text:p>
          </table:table-cell>
          <table:table-cell table:style-name="ce10" office:value-type="float" office:value="35.23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date" office:date-value="2014-10-27" calcext:value-type="date">
            <text:p>27/oct</text:p>
          </table:table-cell>
          <table:table-cell table:style-name="ce3" office:value-type="string" calcext:value-type="string">
            <text:p>Ana Márquez Sete</text:p>
          </table:table-cell>
          <table:table-cell table:style-name="ce3" office:value-type="string" calcext:value-type="string">
            <text:p>Microondas OPSM02</text:p>
          </table:table-cell>
          <table:table-cell table:style-name="ce10" office:value-type="float" office:value="36.42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4" office:value-type="date" office:date-value="2014-10-28" calcext:value-type="date">
            <text:p>28/oct</text:p>
          </table:table-cell>
          <table:table-cell table:style-name="ce3" office:value-type="string" calcext:value-type="string">
            <text:p>Javier Zarra Gómez</text:p>
          </table:table-cell>
          <table:table-cell table:style-name="ce3" office:value-type="string" calcext:value-type="string">
            <text:p>Calefactor Portátil MX112</text:p>
          </table:table-cell>
          <table:table-cell table:style-name="ce10" office:value-type="float" office:value="75.4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4" office:value-type="date" office:date-value="2014-10-29" calcext:value-type="date">
            <text:p>29/oct</text:p>
          </table:table-cell>
          <table:table-cell table:style-name="ce3" office:value-type="string" calcext:value-type="string">
            <text:p>Fidel Andreu Martín</text:p>
          </table:table-cell>
          <table:table-cell table:style-name="ce3" office:value-type="string" calcext:value-type="string">
            <text:p>Calefactor Portátil MX112</text:p>
          </table:table-cell>
          <table:table-cell table:style-name="ce10" office:value-type="float" office:value="75.4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date" office:date-value="2014-10-30" calcext:value-type="date">
            <text:p>30/oct</text:p>
          </table:table-cell>
          <table:table-cell table:style-name="ce3" office:value-type="string" calcext:value-type="string">
            <text:p>Pablo Vargas Lozano</text:p>
          </table:table-cell>
          <table:table-cell table:style-name="ce3" office:value-type="string" calcext:value-type="string">
            <text:p>Microondas OPSM99</text:p>
          </table:table-cell>
          <table:table-cell table:style-name="ce10" office:value-type="float" office:value="76.38" calcext:value-type="float">
            <text:p>76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date" office:date-value="2014-10-31" calcext:value-type="date">
            <text:p>31/oct</text:p>
          </table:table-cell>
          <table:table-cell table:style-name="ce3" office:value-type="string" calcext:value-type="string">
            <text:p>Rafael Carot Pérez</text:p>
          </table:table-cell>
          <table:table-cell table:style-name="ce3" office:value-type="string" calcext:value-type="string">
            <text:p>Cocina Vitro Pro</text:p>
          </table:table-cell>
          <table:table-cell table:style-name="ce10" office:value-type="float" office:value="83.95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14-11-01" calcext:value-type="date">
            <text:p>01/nov</text:p>
          </table:table-cell>
          <table:table-cell table:style-name="ce3" office:value-type="string" calcext:value-type="string">
            <text:p>Ana Márquez Sete</text:p>
          </table:table-cell>
          <table:table-cell table:style-name="ce3" office:value-type="string" calcext:value-type="string">
            <text:p>Ventilador Micro X2</text:p>
          </table:table-cell>
          <table:table-cell table:style-name="ce10" office:value-type="float" office:value="45.2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4" office:value-type="date" office:date-value="2014-11-02" calcext:value-type="date">
            <text:p>02/nov</text:p>
          </table:table-cell>
          <table:table-cell table:style-name="ce3" office:value-type="string" calcext:value-type="string">
            <text:p>María Fernandez Septién</text:p>
          </table:table-cell>
          <table:table-cell table:style-name="ce3" office:value-type="string" calcext:value-type="string">
            <text:p>Aspirador Aqua Plus</text:p>
          </table:table-cell>
          <table:table-cell table:style-name="ce10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4" office:value-type="date" office:date-value="2014-11-03" calcext:value-type="date">
            <text:p>03/nov</text:p>
          </table:table-cell>
          <table:table-cell table:style-name="ce3" office:value-type="string" calcext:value-type="string">
            <text:p>Carlos Beltrán Díez</text:p>
          </table:table-cell>
          <table:table-cell table:style-name="ce3" office:value-type="string" calcext:value-type="string">
            <text:p>Calefactor Portátil MX112</text:p>
          </table:table-cell>
          <table:table-cell table:style-name="ce10" office:value-type="float" office:value="75.4" calcext:value-type="float">
            <text:p>75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14-11-04" calcext:value-type="date">
            <text:p>04/nov</text:p>
          </table:table-cell>
          <table:table-cell table:style-name="ce3" office:value-type="string" calcext:value-type="string">
            <text:p>Rosa Alonso Martínez</text:p>
          </table:table-cell>
          <table:table-cell table:style-name="ce3" office:value-type="string" calcext:value-type="string">
            <text:p>Microondas OPSM99</text:p>
          </table:table-cell>
          <table:table-cell table:style-name="ce10" office:value-type="float" office:value="216.45" calcext:value-type="float">
            <text:p>216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date" office:date-value="2014-11-05" calcext:value-type="date">
            <text:p>05/nov</text:p>
          </table:table-cell>
          <table:table-cell table:style-name="ce3" office:value-type="string" calcext:value-type="string">
            <text:p>Claudio Álvarez López</text:p>
          </table:table-cell>
          <table:table-cell table:style-name="ce3" office:value-type="string" calcext:value-type="string">
            <text:p>Lavavajillas OPSLG3</text:p>
          </table:table-cell>
          <table:table-cell table:style-name="ce10" office:value-type="float" office:value="265" calcext:value-type="float">
            <text:p>265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date" office:date-value="2014-11-06" calcext:value-type="date">
            <text:p>06/nov</text:p>
          </table:table-cell>
          <table:table-cell table:style-name="ce3" office:value-type="string" calcext:value-type="string">
            <text:p>Ana Márquez Sete</text:p>
          </table:table-cell>
          <table:table-cell table:style-name="ce3" office:value-type="string" calcext:value-type="string">
            <text:p>Lavavajillas OPSLG3</text:p>
          </table:table-cell>
          <table:table-cell table:style-name="ce10" office:value-type="float" office:value="265" calcext:value-type="float">
            <text:p>265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date" office:date-value="2014-11-07" calcext:value-type="date">
            <text:p>07/nov</text:p>
          </table:table-cell>
          <table:table-cell table:style-name="ce3" office:value-type="string" calcext:value-type="string">
            <text:p>Manuel Carranza Sants</text:p>
          </table:table-cell>
          <table:table-cell table:style-name="ce3" office:value-type="string" calcext:value-type="string">
            <text:p>Frigorífico Ser H17</text:p>
          </table:table-cell>
          <table:table-cell table:style-name="ce10" office:value-type="float" office:value="328.72" calcext:value-type="float">
            <text:p>329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date" office:date-value="2014-11-08" calcext:value-type="date">
            <text:p>08/nov</text:p>
          </table:table-cell>
          <table:table-cell table:style-name="ce3" office:value-type="string" calcext:value-type="string">
            <text:p>Mercedes Gómez Juárez</text:p>
          </table:table-cell>
          <table:table-cell table:style-name="ce3" office:value-type="string" calcext:value-type="string">
            <text:p>Frigorífico Ser H17</text:p>
          </table:table-cell>
          <table:table-cell table:style-name="ce10" office:value-type="float" office:value="328.72" calcext:value-type="float">
            <text:p>329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date" office:date-value="2014-11-09" calcext:value-type="date">
            <text:p>09/nov</text:p>
          </table:table-cell>
          <table:table-cell table:style-name="ce3" office:value-type="string" calcext:value-type="string">
            <text:p>Luis Santos Alonso</text:p>
          </table:table-cell>
          <table:table-cell table:style-name="ce3" office:value-type="string" calcext:value-type="string">
            <text:p>Frigorífico Ser H17</text:p>
          </table:table-cell>
          <table:table-cell table:style-name="ce10" office:value-type="float" office:value="328.72" calcext:value-type="float">
            <text:p>329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date" office:date-value="2014-11-10" calcext:value-type="date">
            <text:p>10/nov</text:p>
          </table:table-cell>
          <table:table-cell table:style-name="ce3" office:value-type="string" calcext:value-type="string">
            <text:p>Luis Santos Alonso</text:p>
          </table:table-cell>
          <table:table-cell table:style-name="ce3" office:value-type="string" calcext:value-type="string">
            <text:p>Radiador HOT23</text:p>
          </table:table-cell>
          <table:table-cell table:style-name="ce10" office:value-type="float" office:value="112.3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date" office:date-value="2014-11-11" calcext:value-type="date">
            <text:p>11/nov</text:p>
          </table:table-cell>
          <table:table-cell table:style-name="ce3" office:value-type="string" calcext:value-type="string">
            <text:p>Claudio Álvarez López</text:p>
          </table:table-cell>
          <table:table-cell table:style-name="ce3" office:value-type="string" calcext:value-type="string">
            <text:p>Frigorífico Ser H22</text:p>
          </table:table-cell>
          <table:table-cell table:style-name="ce10" office:value-type="float" office:value="432.95" calcext:value-type="float">
            <text:p>433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date" office:date-value="2014-11-12" calcext:value-type="date">
            <text:p>12/nov</text:p>
          </table:table-cell>
          <table:table-cell table:style-name="ce3" office:value-type="string" calcext:value-type="string">
            <text:p>Javier Hernández Pérez</text:p>
          </table:table-cell>
          <table:table-cell table:style-name="ce3" office:value-type="string" calcext:value-type="string">
            <text:p>Aire acondicionado Ser AA12</text:p>
          </table:table-cell>
          <table:table-cell table:style-name="ce10" office:value-type="float" office:value="1327.5" calcext:value-type="float">
            <text:p>1328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>
          <table:table-cell table:style-name="ce9" office:value-type="string" calcext:value-type="string">
            <text:p>Calcula el subtotal de la compra de cada artículo, el IVA sobre el precio suponiendo que está al 12% y total de la compra de cada artículo.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12" office:value-type="string" calcext:value-type="string">
            <text:p>Cambia el formato del precio para que sea de tipo moneda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12" office:value-type="string" calcext:value-type="string">
            <text:p>Cambia el formato de fecha para que sea DD-MM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>
          <table:table-cell table:style-name="ce6" office:value-type="string" calcext:value-type="string">
            <text:p>Número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Artículo</text:p>
          </table:table-cell>
          <table:table-cell table:style-name="ce6" office:value-type="string" calcext:value-type="string">
            <text:p>Precio</text:p>
          </table:table-cell>
          <table:table-cell table:style-name="ce6" office:value-type="string" calcext:value-type="string">
            <text:p>Unidades</text:p>
          </table:table-cell>
          <table:table-cell table:style-name="ce6" office:value-type="string" calcext:value-type="string">
            <text:p>Subtotal</text:p>
          </table:table-cell>
          <table:table-cell table:style-name="ce6" office:value-type="string" calcext:value-type="string">
            <text:p>IVA</text:p>
          </table:table-cell>
          <table:table-cell table:style-name="ce6"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7" office:value-type="date" office:date-value="2014-10-24" calcext:value-type="date">
            <text:p>24-10</text:p>
          </table:table-cell>
          <table:table-cell table:style-name="ce3" office:value-type="string" calcext:value-type="string">
            <text:p>Ana Vegas Puente</text:p>
          </table:table-cell>
          <table:table-cell table:style-name="ce3" office:value-type="string" calcext:value-type="string">
            <text:p>Tostadora MicroPlan 30</text:p>
          </table:table-cell>
          <table:table-cell table:style-name="ce20" office:value-type="currency" office:currency="EUR" office:value="25.35" calcext:value-type="currency">
            <text:p>25,35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28]*[.F28]" office:value-type="float" office:value="25.35" calcext:value-type="float">
            <text:p>25,35 € </text:p>
          </table:table-cell>
          <table:table-cell table:style-name="ce5" table:formula="of:=[.G28]*12%" office:value-type="float" office:value="3.042" calcext:value-type="float">
            <text:p>3,04 € </text:p>
          </table:table-cell>
          <table:table-cell table:style-name="ce5" table:formula="of:=[.G28]+[.H28]" office:value-type="float" office:value="28.392" calcext:value-type="float">
            <text:p>28,39 € </text:p>
          </table:table-cell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7" office:value-type="date" office:date-value="2014-10-25" calcext:value-type="date">
            <text:p>25-10</text:p>
          </table:table-cell>
          <table:table-cell table:style-name="ce3" office:value-type="string" calcext:value-type="string">
            <text:p>Javier Hernández Pérez</text:p>
          </table:table-cell>
          <table:table-cell table:style-name="ce3" office:value-type="string" calcext:value-type="string">
            <text:p>Reloj AGV Stylus</text:p>
          </table:table-cell>
          <table:table-cell table:style-name="ce20" office:value-type="currency" office:currency="EUR" office:value="33.15" calcext:value-type="currency">
            <text:p>33,15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29]*[.F29]" office:value-type="float" office:value="33.15" calcext:value-type="float">
            <text:p>33,15 € </text:p>
          </table:table-cell>
          <table:table-cell table:style-name="ce5" table:formula="of:=[.G29]*12%" office:value-type="float" office:value="3.978" calcext:value-type="float">
            <text:p>3,98 € </text:p>
          </table:table-cell>
          <table:table-cell table:style-name="ce5" table:formula="of:=[.G29]+[.H29]" office:value-type="float" office:value="37.128" calcext:value-type="float">
            <text:p>37,13 € </text:p>
          </table:table-cell>
          <table:table-cell table:number-columns-repeated="101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7" office:value-type="date" office:date-value="2014-10-26" calcext:value-type="date">
            <text:p>26-10</text:p>
          </table:table-cell>
          <table:table-cell table:style-name="ce3" office:value-type="string" calcext:value-type="string">
            <text:p>Carlos Beltrán Díez</text:p>
          </table:table-cell>
          <table:table-cell table:style-name="ce3" office:value-type="string" calcext:value-type="string">
            <text:p>Microondas OPSM99</text:p>
          </table:table-cell>
          <table:table-cell table:style-name="ce20" office:value-type="currency" office:currency="EUR" office:value="35.23" calcext:value-type="currency">
            <text:p>35,23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30]*[.F30]" office:value-type="float" office:value="35.23" calcext:value-type="float">
            <text:p>35,23 € </text:p>
          </table:table-cell>
          <table:table-cell table:style-name="ce5" table:formula="of:=[.G30]*12%" office:value-type="float" office:value="4.2276" calcext:value-type="float">
            <text:p>4,23 € </text:p>
          </table:table-cell>
          <table:table-cell table:style-name="ce5" table:formula="of:=[.G30]+[.H30]" office:value-type="float" office:value="39.4576" calcext:value-type="float">
            <text:p>39,46 € 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7" office:value-type="date" office:date-value="2014-10-27" calcext:value-type="date">
            <text:p>27-10</text:p>
          </table:table-cell>
          <table:table-cell table:style-name="ce3" office:value-type="string" calcext:value-type="string">
            <text:p>Ana Márquez Sete</text:p>
          </table:table-cell>
          <table:table-cell table:style-name="ce3" office:value-type="string" calcext:value-type="string">
            <text:p>Microondas OPSM02</text:p>
          </table:table-cell>
          <table:table-cell table:style-name="ce20" office:value-type="currency" office:currency="EUR" office:value="36.42" calcext:value-type="currency">
            <text:p>36,42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31]*[.F31]" office:value-type="float" office:value="36.42" calcext:value-type="float">
            <text:p>36,42 € </text:p>
          </table:table-cell>
          <table:table-cell table:style-name="ce5" table:formula="of:=[.G31]*12%" office:value-type="float" office:value="4.3704" calcext:value-type="float">
            <text:p>4,37 € </text:p>
          </table:table-cell>
          <table:table-cell table:style-name="ce5" table:formula="of:=[.G31]+[.H31]" office:value-type="float" office:value="40.7904" calcext:value-type="float">
            <text:p>40,79 € </text:p>
          </table:table-cell>
          <table:table-cell table:number-columns-repeated="101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7" office:value-type="date" office:date-value="2014-10-28" calcext:value-type="date">
            <text:p>28-10</text:p>
          </table:table-cell>
          <table:table-cell table:style-name="ce3" office:value-type="string" calcext:value-type="string">
            <text:p>Javier Zarra Gómez</text:p>
          </table:table-cell>
          <table:table-cell table:style-name="ce3" office:value-type="string" calcext:value-type="string">
            <text:p>Calefactor Portátil MX112</text:p>
          </table:table-cell>
          <table:table-cell table:style-name="ce20" office:value-type="currency" office:currency="EUR" office:value="75.4" calcext:value-type="currency">
            <text:p>75,4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32]*[.F32]" office:value-type="float" office:value="75.4" calcext:value-type="float">
            <text:p>75,40 € </text:p>
          </table:table-cell>
          <table:table-cell table:style-name="ce5" table:formula="of:=[.G32]*12%" office:value-type="float" office:value="9.048" calcext:value-type="float">
            <text:p>9,05 € </text:p>
          </table:table-cell>
          <table:table-cell table:style-name="ce5" table:formula="of:=[.G32]+[.H32]" office:value-type="float" office:value="84.448" calcext:value-type="float">
            <text:p>84,45 € </text:p>
          </table:table-cell>
          <table:table-cell table:number-columns-repeated="101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7" office:value-type="date" office:date-value="2014-10-29" calcext:value-type="date">
            <text:p>29-10</text:p>
          </table:table-cell>
          <table:table-cell table:style-name="ce3" office:value-type="string" calcext:value-type="string">
            <text:p>Fidel Andreu Martín</text:p>
          </table:table-cell>
          <table:table-cell table:style-name="ce3" office:value-type="string" calcext:value-type="string">
            <text:p>Calefactor Portátil MX112</text:p>
          </table:table-cell>
          <table:table-cell table:style-name="ce20" office:value-type="currency" office:currency="EUR" office:value="75.4" calcext:value-type="currency">
            <text:p>75,4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33]*[.F33]" office:value-type="float" office:value="75.4" calcext:value-type="float">
            <text:p>75,40 € </text:p>
          </table:table-cell>
          <table:table-cell table:style-name="ce5" table:formula="of:=[.G33]*12%" office:value-type="float" office:value="9.048" calcext:value-type="float">
            <text:p>9,05 € </text:p>
          </table:table-cell>
          <table:table-cell table:style-name="ce5" table:formula="of:=[.G33]+[.H33]" office:value-type="float" office:value="84.448" calcext:value-type="float">
            <text:p>84,45 € </text:p>
          </table:table-cell>
          <table:table-cell table:number-columns-repeated="101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7" office:value-type="date" office:date-value="2014-10-30" calcext:value-type="date">
            <text:p>30-10</text:p>
          </table:table-cell>
          <table:table-cell table:style-name="ce3" office:value-type="string" calcext:value-type="string">
            <text:p>Pablo Vargas Lozano</text:p>
          </table:table-cell>
          <table:table-cell table:style-name="ce3" office:value-type="string" calcext:value-type="string">
            <text:p>Microondas OPSM99</text:p>
          </table:table-cell>
          <table:table-cell table:style-name="ce20" office:value-type="currency" office:currency="EUR" office:value="76.38" calcext:value-type="currency">
            <text:p>76,38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34]*[.F34]" office:value-type="float" office:value="76.38" calcext:value-type="float">
            <text:p>76,38 € </text:p>
          </table:table-cell>
          <table:table-cell table:style-name="ce5" table:formula="of:=[.G34]*12%" office:value-type="float" office:value="9.1656" calcext:value-type="float">
            <text:p>9,17 € </text:p>
          </table:table-cell>
          <table:table-cell table:style-name="ce5" table:formula="of:=[.G34]+[.H34]" office:value-type="float" office:value="85.5456" calcext:value-type="float">
            <text:p>85,55 € </text:p>
          </table:table-cell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7" office:value-type="date" office:date-value="2014-10-31" calcext:value-type="date">
            <text:p>31-10</text:p>
          </table:table-cell>
          <table:table-cell table:style-name="ce3" office:value-type="string" calcext:value-type="string">
            <text:p>Rafael Carot Pérez</text:p>
          </table:table-cell>
          <table:table-cell table:style-name="ce3" office:value-type="string" calcext:value-type="string">
            <text:p>Cocina Vitro Pro</text:p>
          </table:table-cell>
          <table:table-cell table:style-name="ce20" office:value-type="currency" office:currency="EUR" office:value="83.95" calcext:value-type="currency">
            <text:p>83,95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35]*[.F35]" office:value-type="float" office:value="83.95" calcext:value-type="float">
            <text:p>83,95 € </text:p>
          </table:table-cell>
          <table:table-cell table:style-name="ce5" table:formula="of:=[.G35]*12%" office:value-type="float" office:value="10.074" calcext:value-type="float">
            <text:p>10,07 € </text:p>
          </table:table-cell>
          <table:table-cell table:style-name="ce5" table:formula="of:=[.G35]+[.H35]" office:value-type="float" office:value="94.024" calcext:value-type="float">
            <text:p>94,02 € 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7" office:value-type="date" office:date-value="2014-11-01" calcext:value-type="date">
            <text:p>01-11</text:p>
          </table:table-cell>
          <table:table-cell table:style-name="ce3" office:value-type="string" calcext:value-type="string">
            <text:p>Ana Márquez Sete</text:p>
          </table:table-cell>
          <table:table-cell table:style-name="ce3" office:value-type="string" calcext:value-type="string">
            <text:p>Ventilador Micro X2</text:p>
          </table:table-cell>
          <table:table-cell table:style-name="ce20" office:value-type="currency" office:currency="EUR" office:value="45.2" calcext:value-type="currency">
            <text:p>45,20 €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[.E36]*[.F36]" office:value-type="float" office:value="90.4" calcext:value-type="float">
            <text:p>90,40 € </text:p>
          </table:table-cell>
          <table:table-cell table:style-name="ce5" table:formula="of:=[.G36]*12%" office:value-type="float" office:value="10.848" calcext:value-type="float">
            <text:p>10,85 € </text:p>
          </table:table-cell>
          <table:table-cell table:style-name="ce5" table:formula="of:=[.G36]+[.H36]" office:value-type="float" office:value="101.248" calcext:value-type="float">
            <text:p>101,25 € </text:p>
          </table:table-cell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7" office:value-type="date" office:date-value="2014-11-02" calcext:value-type="date">
            <text:p>02-11</text:p>
          </table:table-cell>
          <table:table-cell table:style-name="ce3" office:value-type="string" calcext:value-type="string">
            <text:p>María Fernandez Septién</text:p>
          </table:table-cell>
          <table:table-cell table:style-name="ce3" office:value-type="string" calcext:value-type="string">
            <text:p>Aspirador Aqua Plus</text:p>
          </table:table-cell>
          <table:table-cell table:style-name="ce20" office:value-type="currency" office:currency="EUR" office:value="147" calcext:value-type="currency">
            <text:p>147,0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37]*[.F37]" office:value-type="float" office:value="147" calcext:value-type="float">
            <text:p>147,00 € </text:p>
          </table:table-cell>
          <table:table-cell table:style-name="ce5" table:formula="of:=[.G37]*12%" office:value-type="float" office:value="17.64" calcext:value-type="float">
            <text:p>17,64 € </text:p>
          </table:table-cell>
          <table:table-cell table:style-name="ce5" table:formula="of:=[.G37]+[.H37]" office:value-type="float" office:value="164.64" calcext:value-type="float">
            <text:p>164,64 € </text:p>
          </table:table-cell>
          <table:table-cell table:number-columns-repeated="101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7" office:value-type="date" office:date-value="2014-11-03" calcext:value-type="date">
            <text:p>03-11</text:p>
          </table:table-cell>
          <table:table-cell table:style-name="ce3" office:value-type="string" calcext:value-type="string">
            <text:p>Carlos Beltrán Díez</text:p>
          </table:table-cell>
          <table:table-cell table:style-name="ce3" office:value-type="string" calcext:value-type="string">
            <text:p>Calefactor Portátil MX112</text:p>
          </table:table-cell>
          <table:table-cell table:style-name="ce20" office:value-type="currency" office:currency="EUR" office:value="75.4" calcext:value-type="currency">
            <text:p>75,40 €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[.E38]*[.F38]" office:value-type="float" office:value="150.8" calcext:value-type="float">
            <text:p>150,80 € </text:p>
          </table:table-cell>
          <table:table-cell table:style-name="ce5" table:formula="of:=[.G38]*12%" office:value-type="float" office:value="18.096" calcext:value-type="float">
            <text:p>18,10 € </text:p>
          </table:table-cell>
          <table:table-cell table:style-name="ce5" table:formula="of:=[.G38]+[.H38]" office:value-type="float" office:value="168.896" calcext:value-type="float">
            <text:p>168,90 € 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7" office:value-type="date" office:date-value="2014-11-04" calcext:value-type="date">
            <text:p>04-11</text:p>
          </table:table-cell>
          <table:table-cell table:style-name="ce3" office:value-type="string" calcext:value-type="string">
            <text:p>Rosa Alonso Martínez</text:p>
          </table:table-cell>
          <table:table-cell table:style-name="ce3" office:value-type="string" calcext:value-type="string">
            <text:p>Microondas OPSM99</text:p>
          </table:table-cell>
          <table:table-cell table:style-name="ce20" office:value-type="currency" office:currency="EUR" office:value="216.45" calcext:value-type="currency">
            <text:p>216,45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39]*[.F39]" office:value-type="float" office:value="216.45" calcext:value-type="float">
            <text:p>216,45 € </text:p>
          </table:table-cell>
          <table:table-cell table:style-name="ce5" table:formula="of:=[.G39]*12%" office:value-type="float" office:value="25.974" calcext:value-type="float">
            <text:p>25,97 € </text:p>
          </table:table-cell>
          <table:table-cell table:style-name="ce5" table:formula="of:=[.G39]+[.H39]" office:value-type="float" office:value="242.424" calcext:value-type="float">
            <text:p>242,42 € </text:p>
          </table:table-cell>
          <table:table-cell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7" office:value-type="date" office:date-value="2014-11-05" calcext:value-type="date">
            <text:p>05-11</text:p>
          </table:table-cell>
          <table:table-cell table:style-name="ce3" office:value-type="string" calcext:value-type="string">
            <text:p>Claudio Álvarez López</text:p>
          </table:table-cell>
          <table:table-cell table:style-name="ce3" office:value-type="string" calcext:value-type="string">
            <text:p>Lavavajillas OPSLG3</text:p>
          </table:table-cell>
          <table:table-cell table:style-name="ce20" office:value-type="currency" office:currency="EUR" office:value="265" calcext:value-type="currency">
            <text:p>265,0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40]*[.F40]" office:value-type="float" office:value="265" calcext:value-type="float">
            <text:p>265,00 € </text:p>
          </table:table-cell>
          <table:table-cell table:style-name="ce5" table:formula="of:=[.G40]*12%" office:value-type="float" office:value="31.8" calcext:value-type="float">
            <text:p>31,80 € </text:p>
          </table:table-cell>
          <table:table-cell table:style-name="ce5" table:formula="of:=[.G40]+[.H40]" office:value-type="float" office:value="296.8" calcext:value-type="float">
            <text:p>296,80 € 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7" office:value-type="date" office:date-value="2014-11-06" calcext:value-type="date">
            <text:p>06-11</text:p>
          </table:table-cell>
          <table:table-cell table:style-name="ce3" office:value-type="string" calcext:value-type="string">
            <text:p>Ana Márquez Sete</text:p>
          </table:table-cell>
          <table:table-cell table:style-name="ce3" office:value-type="string" calcext:value-type="string">
            <text:p>Lavavajillas OPSLG3</text:p>
          </table:table-cell>
          <table:table-cell table:style-name="ce20" office:value-type="currency" office:currency="EUR" office:value="265" calcext:value-type="currency">
            <text:p>265,0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41]*[.F41]" office:value-type="float" office:value="265" calcext:value-type="float">
            <text:p>265,00 € </text:p>
          </table:table-cell>
          <table:table-cell table:style-name="ce5" table:formula="of:=[.G41]*12%" office:value-type="float" office:value="31.8" calcext:value-type="float">
            <text:p>31,80 € </text:p>
          </table:table-cell>
          <table:table-cell table:style-name="ce5" table:formula="of:=[.G41]+[.H41]" office:value-type="float" office:value="296.8" calcext:value-type="float">
            <text:p>296,80 € 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7" office:value-type="date" office:date-value="2014-11-07" calcext:value-type="date">
            <text:p>07-11</text:p>
          </table:table-cell>
          <table:table-cell table:style-name="ce3" office:value-type="string" calcext:value-type="string">
            <text:p>Manuel Carranza Sants</text:p>
          </table:table-cell>
          <table:table-cell table:style-name="ce3" office:value-type="string" calcext:value-type="string">
            <text:p>Frigorífico Ser H17</text:p>
          </table:table-cell>
          <table:table-cell table:style-name="ce20" office:value-type="currency" office:currency="EUR" office:value="328.72" calcext:value-type="currency">
            <text:p>328,72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42]*[.F42]" office:value-type="float" office:value="328.72" calcext:value-type="float">
            <text:p>328,72 € </text:p>
          </table:table-cell>
          <table:table-cell table:style-name="ce5" table:formula="of:=[.G42]*12%" office:value-type="float" office:value="39.4464" calcext:value-type="float">
            <text:p>39,45 € </text:p>
          </table:table-cell>
          <table:table-cell table:style-name="ce5" table:formula="of:=[.G42]+[.H42]" office:value-type="float" office:value="368.1664" calcext:value-type="float">
            <text:p>368,17 € </text:p>
          </table:table-cell>
          <table:table-cell table:number-columns-repeated="101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7" office:value-type="date" office:date-value="2014-11-08" calcext:value-type="date">
            <text:p>08-11</text:p>
          </table:table-cell>
          <table:table-cell table:style-name="ce3" office:value-type="string" calcext:value-type="string">
            <text:p>Mercedes Gómez Juárez</text:p>
          </table:table-cell>
          <table:table-cell table:style-name="ce3" office:value-type="string" calcext:value-type="string">
            <text:p>Frigorífico Ser H17</text:p>
          </table:table-cell>
          <table:table-cell table:style-name="ce20" office:value-type="currency" office:currency="EUR" office:value="328.72" calcext:value-type="currency">
            <text:p>328,72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43]*[.F43]" office:value-type="float" office:value="328.72" calcext:value-type="float">
            <text:p>328,72 € </text:p>
          </table:table-cell>
          <table:table-cell table:style-name="ce5" table:formula="of:=[.G43]*12%" office:value-type="float" office:value="39.4464" calcext:value-type="float">
            <text:p>39,45 € </text:p>
          </table:table-cell>
          <table:table-cell table:style-name="ce5" table:formula="of:=[.G43]+[.H43]" office:value-type="float" office:value="368.1664" calcext:value-type="float">
            <text:p>368,17 € 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7" office:value-type="date" office:date-value="2014-11-09" calcext:value-type="date">
            <text:p>09-11</text:p>
          </table:table-cell>
          <table:table-cell table:style-name="ce3" office:value-type="string" calcext:value-type="string">
            <text:p>Luis Santos Alonso</text:p>
          </table:table-cell>
          <table:table-cell table:style-name="ce3" office:value-type="string" calcext:value-type="string">
            <text:p>Frigorífico Ser H17</text:p>
          </table:table-cell>
          <table:table-cell table:style-name="ce20" office:value-type="currency" office:currency="EUR" office:value="328.72" calcext:value-type="currency">
            <text:p>328,72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44]*[.F44]" office:value-type="float" office:value="328.72" calcext:value-type="float">
            <text:p>328,72 € </text:p>
          </table:table-cell>
          <table:table-cell table:style-name="ce5" table:formula="of:=[.G44]*12%" office:value-type="float" office:value="39.4464" calcext:value-type="float">
            <text:p>39,45 € </text:p>
          </table:table-cell>
          <table:table-cell table:style-name="ce5" table:formula="of:=[.G44]+[.H44]" office:value-type="float" office:value="368.1664" calcext:value-type="float">
            <text:p>368,17 € 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7" office:value-type="date" office:date-value="2014-11-10" calcext:value-type="date">
            <text:p>10-11</text:p>
          </table:table-cell>
          <table:table-cell table:style-name="ce3" office:value-type="string" calcext:value-type="string">
            <text:p>Luis Santos Alonso</text:p>
          </table:table-cell>
          <table:table-cell table:style-name="ce3" office:value-type="string" calcext:value-type="string">
            <text:p>Radiador HOT23</text:p>
          </table:table-cell>
          <table:table-cell table:style-name="ce20" office:value-type="currency" office:currency="EUR" office:value="112.3" calcext:value-type="currency">
            <text:p>112,30 €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[.E45]*[.F45]" office:value-type="float" office:value="336.9" calcext:value-type="float">
            <text:p>336,90 € </text:p>
          </table:table-cell>
          <table:table-cell table:style-name="ce5" table:formula="of:=[.G45]*12%" office:value-type="float" office:value="40.428" calcext:value-type="float">
            <text:p>40,43 € </text:p>
          </table:table-cell>
          <table:table-cell table:style-name="ce5" table:formula="of:=[.G45]+[.H45]" office:value-type="float" office:value="377.328" calcext:value-type="float">
            <text:p>377,33 € </text:p>
          </table:table-cell>
          <table:table-cell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7" office:value-type="date" office:date-value="2014-11-11" calcext:value-type="date">
            <text:p>11-11</text:p>
          </table:table-cell>
          <table:table-cell table:style-name="ce3" office:value-type="string" calcext:value-type="string">
            <text:p>Claudio Álvarez López</text:p>
          </table:table-cell>
          <table:table-cell table:style-name="ce3" office:value-type="string" calcext:value-type="string">
            <text:p>Frigorífico Ser H22</text:p>
          </table:table-cell>
          <table:table-cell table:style-name="ce20" office:value-type="currency" office:currency="EUR" office:value="432.95" calcext:value-type="currency">
            <text:p>432,95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46]*[.F46]" office:value-type="float" office:value="432.95" calcext:value-type="float">
            <text:p>432,95 € </text:p>
          </table:table-cell>
          <table:table-cell table:style-name="ce5" table:formula="of:=[.G46]*12%" office:value-type="float" office:value="51.954" calcext:value-type="float">
            <text:p>51,95 € </text:p>
          </table:table-cell>
          <table:table-cell table:style-name="ce5" table:formula="of:=[.G46]+[.H46]" office:value-type="float" office:value="484.904" calcext:value-type="float">
            <text:p>484,90 € </text:p>
          </table:table-cell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7" office:value-type="date" office:date-value="2014-11-12" calcext:value-type="date">
            <text:p>12-11</text:p>
          </table:table-cell>
          <table:table-cell table:style-name="ce3" office:value-type="string" calcext:value-type="string">
            <text:p>Javier Hernández Pérez</text:p>
          </table:table-cell>
          <table:table-cell table:style-name="ce3" office:value-type="string" calcext:value-type="string">
            <text:p>Aire acondicionado Ser AA12</text:p>
          </table:table-cell>
          <table:table-cell table:style-name="ce20" office:value-type="currency" office:currency="EUR" office:value="1327.5" calcext:value-type="currency">
            <text:p>1.327,5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47]*[.F47]" office:value-type="float" office:value="1327.5" calcext:value-type="float">
            <text:p>1.327,50 € </text:p>
          </table:table-cell>
          <table:table-cell table:style-name="ce5" table:formula="of:=[.G47]*12%" office:value-type="float" office:value="159.3" calcext:value-type="float">
            <text:p>159,30 € </text:p>
          </table:table-cell>
          <table:table-cell table:style-name="ce5" table:formula="of:=[.G47]+[.H47]" office:value-type="float" office:value="1486.8" calcext:value-type="float">
            <text:p>1.486,80 € 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>
            <text:p>Aplica filtros y ordenación y copia los resultados en las sucesivas filas:</text:p>
          </table:table-cell>
          <table:table-cell table:number-columns-repeated="1023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Muestra los datos de los que han comprado un frigorífico</text:p>
          </table:table-cell>
          <table:table-cell table:number-columns-repeated="1023"/>
        </table:table-row>
        <table:table-row table:style-name="ro1" table:number-rows-repeated="3">
          <table:table-cell table:style-name="ce1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Número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Artículo</text:p>
          </table:table-cell>
          <table:table-cell table:style-name="ce6" office:value-type="string" calcext:value-type="string">
            <text:p>Precio</text:p>
          </table:table-cell>
          <table:table-cell table:style-name="ce6" office:value-type="string" calcext:value-type="string">
            <text:p>Unidades</text:p>
          </table:table-cell>
          <table:table-cell table:style-name="ce6" office:value-type="string" calcext:value-type="string">
            <text:p>Subtotal</text:p>
          </table:table-cell>
          <table:table-cell table:style-name="ce6" office:value-type="string" calcext:value-type="string">
            <text:p>IVA</text:p>
          </table:table-cell>
          <table:table-cell table:style-name="ce6" office:value-type="string" calcext:value-type="string">
            <text:p>Total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14" calcext:value-type="float">
            <text:p>14</text:p>
          </table:table-cell>
          <table:table-cell table:style-name="ce17" office:value-type="date" office:date-value="2014-10-24" calcext:value-type="date">
            <text:p>24-10</text:p>
          </table:table-cell>
          <table:table-cell table:style-name="ce3" office:value-type="string" calcext:value-type="string">
            <text:p>Ana Vegas Puente</text:p>
          </table:table-cell>
          <table:table-cell table:style-name="ce3" office:value-type="string" calcext:value-type="string">
            <text:p>Tostadora MicroPlan 30</text:p>
          </table:table-cell>
          <table:table-cell table:style-name="ce20" office:value-type="currency" office:currency="EUR" office:value="25.35" calcext:value-type="currency">
            <text:p>25,35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57]*[.F57]" office:value-type="float" office:value="25.35" calcext:value-type="float">
            <text:p>25,35 € </text:p>
          </table:table-cell>
          <table:table-cell table:style-name="ce5" table:formula="of:=[.G57]*12%" office:value-type="float" office:value="3.042" calcext:value-type="float">
            <text:p>3,04 € </text:p>
          </table:table-cell>
          <table:table-cell table:style-name="ce5" table:formula="of:=[.G57]+[.H57]" office:value-type="float" office:value="28.392" calcext:value-type="float">
            <text:p>28,39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5" calcext:value-type="float">
            <text:p>5</text:p>
          </table:table-cell>
          <table:table-cell table:style-name="ce17" office:value-type="date" office:date-value="2014-10-25" calcext:value-type="date">
            <text:p>25-10</text:p>
          </table:table-cell>
          <table:table-cell table:style-name="ce3" office:value-type="string" calcext:value-type="string">
            <text:p>Javier Hernández Pérez</text:p>
          </table:table-cell>
          <table:table-cell table:style-name="ce3" office:value-type="string" calcext:value-type="string">
            <text:p>Reloj AGV Stylus</text:p>
          </table:table-cell>
          <table:table-cell table:style-name="ce20" office:value-type="currency" office:currency="EUR" office:value="33.15" calcext:value-type="currency">
            <text:p>33,15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58]*[.F58]" office:value-type="float" office:value="33.15" calcext:value-type="float">
            <text:p>33,15 € </text:p>
          </table:table-cell>
          <table:table-cell table:style-name="ce5" table:formula="of:=[.G58]*12%" office:value-type="float" office:value="3.978" calcext:value-type="float">
            <text:p>3,98 € </text:p>
          </table:table-cell>
          <table:table-cell table:style-name="ce5" table:formula="of:=[.G58]+[.H58]" office:value-type="float" office:value="37.128" calcext:value-type="float">
            <text:p>37,13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13" calcext:value-type="float">
            <text:p>13</text:p>
          </table:table-cell>
          <table:table-cell table:style-name="ce17" office:value-type="date" office:date-value="2014-10-26" calcext:value-type="date">
            <text:p>26-10</text:p>
          </table:table-cell>
          <table:table-cell table:style-name="ce3" office:value-type="string" calcext:value-type="string">
            <text:p>Carlos Beltrán Díez</text:p>
          </table:table-cell>
          <table:table-cell table:style-name="ce3" office:value-type="string" calcext:value-type="string">
            <text:p>Microondas OPSM99</text:p>
          </table:table-cell>
          <table:table-cell table:style-name="ce20" office:value-type="currency" office:currency="EUR" office:value="35.23" calcext:value-type="currency">
            <text:p>35,23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59]*[.F59]" office:value-type="float" office:value="35.23" calcext:value-type="float">
            <text:p>35,23 € </text:p>
          </table:table-cell>
          <table:table-cell table:style-name="ce5" table:formula="of:=[.G59]*12%" office:value-type="float" office:value="4.2276" calcext:value-type="float">
            <text:p>4,23 € </text:p>
          </table:table-cell>
          <table:table-cell table:style-name="ce5" table:formula="of:=[.G59]+[.H59]" office:value-type="float" office:value="39.4576" calcext:value-type="float">
            <text:p>39,46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6" calcext:value-type="float">
            <text:p>6</text:p>
          </table:table-cell>
          <table:table-cell table:style-name="ce17" office:value-type="date" office:date-value="2014-10-27" calcext:value-type="date">
            <text:p>27-10</text:p>
          </table:table-cell>
          <table:table-cell table:style-name="ce3" office:value-type="string" calcext:value-type="string">
            <text:p>Ana Márquez Sete</text:p>
          </table:table-cell>
          <table:table-cell table:style-name="ce3" office:value-type="string" calcext:value-type="string">
            <text:p>Microondas OPSM02</text:p>
          </table:table-cell>
          <table:table-cell table:style-name="ce20" office:value-type="currency" office:currency="EUR" office:value="36.42" calcext:value-type="currency">
            <text:p>36,42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60]*[.F60]" office:value-type="float" office:value="36.42" calcext:value-type="float">
            <text:p>36,42 € </text:p>
          </table:table-cell>
          <table:table-cell table:style-name="ce5" table:formula="of:=[.G60]*12%" office:value-type="float" office:value="4.3704" calcext:value-type="float">
            <text:p>4,37 € </text:p>
          </table:table-cell>
          <table:table-cell table:style-name="ce5" table:formula="of:=[.G60]+[.H60]" office:value-type="float" office:value="40.7904" calcext:value-type="float">
            <text:p>40,79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11" calcext:value-type="float">
            <text:p>11</text:p>
          </table:table-cell>
          <table:table-cell table:style-name="ce17" office:value-type="date" office:date-value="2014-10-28" calcext:value-type="date">
            <text:p>28-10</text:p>
          </table:table-cell>
          <table:table-cell table:style-name="ce3" office:value-type="string" calcext:value-type="string">
            <text:p>Javier Zarra Gómez</text:p>
          </table:table-cell>
          <table:table-cell table:style-name="ce3" office:value-type="string" calcext:value-type="string">
            <text:p>Calefactor Portátil MX112</text:p>
          </table:table-cell>
          <table:table-cell table:style-name="ce20" office:value-type="currency" office:currency="EUR" office:value="75.4" calcext:value-type="currency">
            <text:p>75,4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61]*[.F61]" office:value-type="float" office:value="75.4" calcext:value-type="float">
            <text:p>75,40 € </text:p>
          </table:table-cell>
          <table:table-cell table:style-name="ce5" table:formula="of:=[.G61]*12%" office:value-type="float" office:value="9.048" calcext:value-type="float">
            <text:p>9,05 € </text:p>
          </table:table-cell>
          <table:table-cell table:style-name="ce5" table:formula="of:=[.G61]+[.H61]" office:value-type="float" office:value="84.448" calcext:value-type="float">
            <text:p>84,45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15" calcext:value-type="float">
            <text:p>15</text:p>
          </table:table-cell>
          <table:table-cell table:style-name="ce17" office:value-type="date" office:date-value="2014-10-29" calcext:value-type="date">
            <text:p>29-10</text:p>
          </table:table-cell>
          <table:table-cell table:style-name="ce3" office:value-type="string" calcext:value-type="string">
            <text:p>Fidel Andreu Martín</text:p>
          </table:table-cell>
          <table:table-cell table:style-name="ce3" office:value-type="string" calcext:value-type="string">
            <text:p>Calefactor Portátil MX112</text:p>
          </table:table-cell>
          <table:table-cell table:style-name="ce20" office:value-type="currency" office:currency="EUR" office:value="75.4" calcext:value-type="currency">
            <text:p>75,4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62]*[.F62]" office:value-type="float" office:value="75.4" calcext:value-type="float">
            <text:p>75,40 € </text:p>
          </table:table-cell>
          <table:table-cell table:style-name="ce5" table:formula="of:=[.G62]*12%" office:value-type="float" office:value="9.048" calcext:value-type="float">
            <text:p>9,05 € </text:p>
          </table:table-cell>
          <table:table-cell table:style-name="ce5" table:formula="of:=[.G62]+[.H62]" office:value-type="float" office:value="84.448" calcext:value-type="float">
            <text:p>84,45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9" calcext:value-type="float">
            <text:p>9</text:p>
          </table:table-cell>
          <table:table-cell table:style-name="ce17" office:value-type="date" office:date-value="2014-10-30" calcext:value-type="date">
            <text:p>30-10</text:p>
          </table:table-cell>
          <table:table-cell table:style-name="ce3" office:value-type="string" calcext:value-type="string">
            <text:p>Pablo Vargas Lozano</text:p>
          </table:table-cell>
          <table:table-cell table:style-name="ce3" office:value-type="string" calcext:value-type="string">
            <text:p>Microondas OPSM99</text:p>
          </table:table-cell>
          <table:table-cell table:style-name="ce20" office:value-type="currency" office:currency="EUR" office:value="76.38" calcext:value-type="currency">
            <text:p>76,38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63]*[.F63]" office:value-type="float" office:value="76.38" calcext:value-type="float">
            <text:p>76,38 € </text:p>
          </table:table-cell>
          <table:table-cell table:style-name="ce5" table:formula="of:=[.G63]*12%" office:value-type="float" office:value="9.1656" calcext:value-type="float">
            <text:p>9,17 € </text:p>
          </table:table-cell>
          <table:table-cell table:style-name="ce5" table:formula="of:=[.G63]+[.H63]" office:value-type="float" office:value="85.5456" calcext:value-type="float">
            <text:p>85,55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8" calcext:value-type="float">
            <text:p>8</text:p>
          </table:table-cell>
          <table:table-cell table:style-name="ce17" office:value-type="date" office:date-value="2014-10-31" calcext:value-type="date">
            <text:p>31-10</text:p>
          </table:table-cell>
          <table:table-cell table:style-name="ce3" office:value-type="string" calcext:value-type="string">
            <text:p>Rafael Carot Pérez</text:p>
          </table:table-cell>
          <table:table-cell table:style-name="ce3" office:value-type="string" calcext:value-type="string">
            <text:p>Cocina Vitro Pro</text:p>
          </table:table-cell>
          <table:table-cell table:style-name="ce20" office:value-type="currency" office:currency="EUR" office:value="83.95" calcext:value-type="currency">
            <text:p>83,95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64]*[.F64]" office:value-type="float" office:value="83.95" calcext:value-type="float">
            <text:p>83,95 € </text:p>
          </table:table-cell>
          <table:table-cell table:style-name="ce5" table:formula="of:=[.G64]*12%" office:value-type="float" office:value="10.074" calcext:value-type="float">
            <text:p>10,07 € </text:p>
          </table:table-cell>
          <table:table-cell table:style-name="ce5" table:formula="of:=[.G64]+[.H64]" office:value-type="float" office:value="94.024" calcext:value-type="float">
            <text:p>94,02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2" calcext:value-type="float">
            <text:p>2</text:p>
          </table:table-cell>
          <table:table-cell table:style-name="ce17" office:value-type="date" office:date-value="2014-11-01" calcext:value-type="date">
            <text:p>01-11</text:p>
          </table:table-cell>
          <table:table-cell table:style-name="ce3" office:value-type="string" calcext:value-type="string">
            <text:p>Ana Márquez Sete</text:p>
          </table:table-cell>
          <table:table-cell table:style-name="ce3" office:value-type="string" calcext:value-type="string">
            <text:p>Ventilador Micro X2</text:p>
          </table:table-cell>
          <table:table-cell table:style-name="ce20" office:value-type="currency" office:currency="EUR" office:value="45.2" calcext:value-type="currency">
            <text:p>45,20 €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[.E65]*[.F65]" office:value-type="float" office:value="90.4" calcext:value-type="float">
            <text:p>90,40 € </text:p>
          </table:table-cell>
          <table:table-cell table:style-name="ce5" table:formula="of:=[.G65]*12%" office:value-type="float" office:value="10.848" calcext:value-type="float">
            <text:p>10,85 € </text:p>
          </table:table-cell>
          <table:table-cell table:style-name="ce5" table:formula="of:=[.G65]+[.H65]" office:value-type="float" office:value="101.248" calcext:value-type="float">
            <text:p>101,25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12" calcext:value-type="float">
            <text:p>12</text:p>
          </table:table-cell>
          <table:table-cell table:style-name="ce17" office:value-type="date" office:date-value="2014-11-02" calcext:value-type="date">
            <text:p>02-11</text:p>
          </table:table-cell>
          <table:table-cell table:style-name="ce3" office:value-type="string" calcext:value-type="string">
            <text:p>María Fernandez Septién</text:p>
          </table:table-cell>
          <table:table-cell table:style-name="ce3" office:value-type="string" calcext:value-type="string">
            <text:p>Aspirador Aqua Plus</text:p>
          </table:table-cell>
          <table:table-cell table:style-name="ce20" office:value-type="currency" office:currency="EUR" office:value="147" calcext:value-type="currency">
            <text:p>147,0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66]*[.F66]" office:value-type="float" office:value="147" calcext:value-type="float">
            <text:p>147,00 € </text:p>
          </table:table-cell>
          <table:table-cell table:style-name="ce5" table:formula="of:=[.G66]*12%" office:value-type="float" office:value="17.64" calcext:value-type="float">
            <text:p>17,64 € </text:p>
          </table:table-cell>
          <table:table-cell table:style-name="ce5" table:formula="of:=[.G66]+[.H66]" office:value-type="float" office:value="164.64" calcext:value-type="float">
            <text:p>164,64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13" calcext:value-type="float">
            <text:p>13</text:p>
          </table:table-cell>
          <table:table-cell table:style-name="ce17" office:value-type="date" office:date-value="2014-11-03" calcext:value-type="date">
            <text:p>03-11</text:p>
          </table:table-cell>
          <table:table-cell table:style-name="ce3" office:value-type="string" calcext:value-type="string">
            <text:p>Carlos Beltrán Díez</text:p>
          </table:table-cell>
          <table:table-cell table:style-name="ce3" office:value-type="string" calcext:value-type="string">
            <text:p>Calefactor Portátil MX112</text:p>
          </table:table-cell>
          <table:table-cell table:style-name="ce20" office:value-type="currency" office:currency="EUR" office:value="75.4" calcext:value-type="currency">
            <text:p>75,40 €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[.E67]*[.F67]" office:value-type="float" office:value="150.8" calcext:value-type="float">
            <text:p>150,80 € </text:p>
          </table:table-cell>
          <table:table-cell table:style-name="ce5" table:formula="of:=[.G67]*12%" office:value-type="float" office:value="18.096" calcext:value-type="float">
            <text:p>18,10 € </text:p>
          </table:table-cell>
          <table:table-cell table:style-name="ce5" table:formula="of:=[.G67]+[.H67]" office:value-type="float" office:value="168.896" calcext:value-type="float">
            <text:p>168,90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1" calcext:value-type="float">
            <text:p>1</text:p>
          </table:table-cell>
          <table:table-cell table:style-name="ce17" office:value-type="date" office:date-value="2014-11-04" calcext:value-type="date">
            <text:p>04-11</text:p>
          </table:table-cell>
          <table:table-cell table:style-name="ce3" office:value-type="string" calcext:value-type="string">
            <text:p>Rosa Alonso Martínez</text:p>
          </table:table-cell>
          <table:table-cell table:style-name="ce3" office:value-type="string" calcext:value-type="string">
            <text:p>Microondas OPSM99</text:p>
          </table:table-cell>
          <table:table-cell table:style-name="ce20" office:value-type="currency" office:currency="EUR" office:value="216.45" calcext:value-type="currency">
            <text:p>216,45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68]*[.F68]" office:value-type="float" office:value="216.45" calcext:value-type="float">
            <text:p>216,45 € </text:p>
          </table:table-cell>
          <table:table-cell table:style-name="ce5" table:formula="of:=[.G68]*12%" office:value-type="float" office:value="25.974" calcext:value-type="float">
            <text:p>25,97 € </text:p>
          </table:table-cell>
          <table:table-cell table:style-name="ce5" table:formula="of:=[.G68]+[.H68]" office:value-type="float" office:value="242.424" calcext:value-type="float">
            <text:p>242,42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3" calcext:value-type="float">
            <text:p>3</text:p>
          </table:table-cell>
          <table:table-cell table:style-name="ce17" office:value-type="date" office:date-value="2014-11-05" calcext:value-type="date">
            <text:p>05-11</text:p>
          </table:table-cell>
          <table:table-cell table:style-name="ce3" office:value-type="string" calcext:value-type="string">
            <text:p>Claudio Álvarez López</text:p>
          </table:table-cell>
          <table:table-cell table:style-name="ce3" office:value-type="string" calcext:value-type="string">
            <text:p>Lavavajillas OPSLG3</text:p>
          </table:table-cell>
          <table:table-cell table:style-name="ce20" office:value-type="currency" office:currency="EUR" office:value="265" calcext:value-type="currency">
            <text:p>265,0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69]*[.F69]" office:value-type="float" office:value="265" calcext:value-type="float">
            <text:p>265,00 € </text:p>
          </table:table-cell>
          <table:table-cell table:style-name="ce5" table:formula="of:=[.G69]*12%" office:value-type="float" office:value="31.8" calcext:value-type="float">
            <text:p>31,80 € </text:p>
          </table:table-cell>
          <table:table-cell table:style-name="ce5" table:formula="of:=[.G69]+[.H69]" office:value-type="float" office:value="296.8" calcext:value-type="float">
            <text:p>296,80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6" calcext:value-type="float">
            <text:p>6</text:p>
          </table:table-cell>
          <table:table-cell table:style-name="ce17" office:value-type="date" office:date-value="2014-11-06" calcext:value-type="date">
            <text:p>06-11</text:p>
          </table:table-cell>
          <table:table-cell table:style-name="ce3" office:value-type="string" calcext:value-type="string">
            <text:p>Ana Márquez Sete</text:p>
          </table:table-cell>
          <table:table-cell table:style-name="ce3" office:value-type="string" calcext:value-type="string">
            <text:p>Lavavajillas OPSLG3</text:p>
          </table:table-cell>
          <table:table-cell table:style-name="ce20" office:value-type="currency" office:currency="EUR" office:value="265" calcext:value-type="currency">
            <text:p>265,0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70]*[.F70]" office:value-type="float" office:value="265" calcext:value-type="float">
            <text:p>265,00 € </text:p>
          </table:table-cell>
          <table:table-cell table:style-name="ce5" table:formula="of:=[.G70]*12%" office:value-type="float" office:value="31.8" calcext:value-type="float">
            <text:p>31,80 € </text:p>
          </table:table-cell>
          <table:table-cell table:style-name="ce5" table:formula="of:=[.G70]+[.H70]" office:value-type="float" office:value="296.8" calcext:value-type="float">
            <text:p>296,80 € 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7" office:value-type="date" office:date-value="2014-11-07" calcext:value-type="date">
            <text:p>07-11</text:p>
          </table:table-cell>
          <table:table-cell table:style-name="ce3" office:value-type="string" calcext:value-type="string">
            <text:p>Manuel Carranza Sants</text:p>
          </table:table-cell>
          <table:table-cell table:style-name="ce3" office:value-type="string" calcext:value-type="string">
            <text:p>Frigorífico Ser H17</text:p>
          </table:table-cell>
          <table:table-cell table:style-name="ce20" office:value-type="currency" office:currency="EUR" office:value="328.72" calcext:value-type="currency">
            <text:p>328,72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71]*[.F71]" office:value-type="float" office:value="328.72" calcext:value-type="float">
            <text:p>328,72 € </text:p>
          </table:table-cell>
          <table:table-cell table:style-name="ce5" table:formula="of:=[.G71]*12%" office:value-type="float" office:value="39.4464" calcext:value-type="float">
            <text:p>39,45 € </text:p>
          </table:table-cell>
          <table:table-cell table:style-name="ce5" table:formula="of:=[.G71]+[.H71]" office:value-type="float" office:value="368.1664" calcext:value-type="float">
            <text:p>368,17 € </text:p>
          </table:table-cell>
          <table:table-cell table:number-columns-repeated="101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7" office:value-type="date" office:date-value="2014-11-08" calcext:value-type="date">
            <text:p>08-11</text:p>
          </table:table-cell>
          <table:table-cell table:style-name="ce3" office:value-type="string" calcext:value-type="string">
            <text:p>Mercedes Gómez Juárez</text:p>
          </table:table-cell>
          <table:table-cell table:style-name="ce3" office:value-type="string" calcext:value-type="string">
            <text:p>Frigorífico Ser H17</text:p>
          </table:table-cell>
          <table:table-cell table:style-name="ce20" office:value-type="currency" office:currency="EUR" office:value="328.72" calcext:value-type="currency">
            <text:p>328,72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72]*[.F72]" office:value-type="float" office:value="328.72" calcext:value-type="float">
            <text:p>328,72 € </text:p>
          </table:table-cell>
          <table:table-cell table:style-name="ce5" table:formula="of:=[.G72]*12%" office:value-type="float" office:value="39.4464" calcext:value-type="float">
            <text:p>39,45 € </text:p>
          </table:table-cell>
          <table:table-cell table:style-name="ce5" table:formula="of:=[.G72]+[.H72]" office:value-type="float" office:value="368.1664" calcext:value-type="float">
            <text:p>368,17 € 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7" office:value-type="date" office:date-value="2014-11-09" calcext:value-type="date">
            <text:p>09-11</text:p>
          </table:table-cell>
          <table:table-cell table:style-name="ce3" office:value-type="string" calcext:value-type="string">
            <text:p>Luis Santos Alonso</text:p>
          </table:table-cell>
          <table:table-cell table:style-name="ce3" office:value-type="string" calcext:value-type="string">
            <text:p>Frigorífico Ser H17</text:p>
          </table:table-cell>
          <table:table-cell table:style-name="ce20" office:value-type="currency" office:currency="EUR" office:value="328.72" calcext:value-type="currency">
            <text:p>328,72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73]*[.F73]" office:value-type="float" office:value="328.72" calcext:value-type="float">
            <text:p>328,72 € </text:p>
          </table:table-cell>
          <table:table-cell table:style-name="ce5" table:formula="of:=[.G73]*12%" office:value-type="float" office:value="39.4464" calcext:value-type="float">
            <text:p>39,45 € </text:p>
          </table:table-cell>
          <table:table-cell table:style-name="ce5" table:formula="of:=[.G73]+[.H73]" office:value-type="float" office:value="368.1664" calcext:value-type="float">
            <text:p>368,17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10" calcext:value-type="float">
            <text:p>10</text:p>
          </table:table-cell>
          <table:table-cell table:style-name="ce17" office:value-type="date" office:date-value="2014-11-10" calcext:value-type="date">
            <text:p>10-11</text:p>
          </table:table-cell>
          <table:table-cell table:style-name="ce3" office:value-type="string" calcext:value-type="string">
            <text:p>Luis Santos Alonso</text:p>
          </table:table-cell>
          <table:table-cell table:style-name="ce3" office:value-type="string" calcext:value-type="string">
            <text:p>Radiador HOT23</text:p>
          </table:table-cell>
          <table:table-cell table:style-name="ce20" office:value-type="currency" office:currency="EUR" office:value="112.3" calcext:value-type="currency">
            <text:p>112,30 €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[.E74]*[.F74]" office:value-type="float" office:value="336.9" calcext:value-type="float">
            <text:p>336,90 € </text:p>
          </table:table-cell>
          <table:table-cell table:style-name="ce5" table:formula="of:=[.G74]*12%" office:value-type="float" office:value="40.428" calcext:value-type="float">
            <text:p>40,43 € </text:p>
          </table:table-cell>
          <table:table-cell table:style-name="ce5" table:formula="of:=[.G74]+[.H74]" office:value-type="float" office:value="377.328" calcext:value-type="float">
            <text:p>377,33 € </text:p>
          </table:table-cell>
          <table:table-cell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7" office:value-type="date" office:date-value="2014-11-11" calcext:value-type="date">
            <text:p>11-11</text:p>
          </table:table-cell>
          <table:table-cell table:style-name="ce3" office:value-type="string" calcext:value-type="string">
            <text:p>Claudio Álvarez López</text:p>
          </table:table-cell>
          <table:table-cell table:style-name="ce3" office:value-type="string" calcext:value-type="string">
            <text:p>Frigorífico Ser H22</text:p>
          </table:table-cell>
          <table:table-cell table:style-name="ce20" office:value-type="currency" office:currency="EUR" office:value="432.95" calcext:value-type="currency">
            <text:p>432,95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75]*[.F75]" office:value-type="float" office:value="432.95" calcext:value-type="float">
            <text:p>432,95 € </text:p>
          </table:table-cell>
          <table:table-cell table:style-name="ce5" table:formula="of:=[.G75]*12%" office:value-type="float" office:value="51.954" calcext:value-type="float">
            <text:p>51,95 € </text:p>
          </table:table-cell>
          <table:table-cell table:style-name="ce5" table:formula="of:=[.G75]+[.H75]" office:value-type="float" office:value="484.904" calcext:value-type="float">
            <text:p>484,90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5" calcext:value-type="float">
            <text:p>5</text:p>
          </table:table-cell>
          <table:table-cell table:style-name="ce17" office:value-type="date" office:date-value="2014-11-12" calcext:value-type="date">
            <text:p>12-11</text:p>
          </table:table-cell>
          <table:table-cell table:style-name="ce3" office:value-type="string" calcext:value-type="string">
            <text:p>Javier Hernández Pérez</text:p>
          </table:table-cell>
          <table:table-cell table:style-name="ce3" office:value-type="string" calcext:value-type="string">
            <text:p>Aire acondicionado Ser AA12</text:p>
          </table:table-cell>
          <table:table-cell table:style-name="ce20" office:value-type="currency" office:currency="EUR" office:value="1327.5" calcext:value-type="currency">
            <text:p>1.327,5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76]*[.F76]" office:value-type="float" office:value="1327.5" calcext:value-type="float">
            <text:p>1.327,50 € </text:p>
          </table:table-cell>
          <table:table-cell table:style-name="ce5" table:formula="of:=[.G76]*12%" office:value-type="float" office:value="159.3" calcext:value-type="float">
            <text:p>159,30 € </text:p>
          </table:table-cell>
          <table:table-cell table:style-name="ce5" table:formula="of:=[.G76]+[.H76]" office:value-type="float" office:value="1486.8" calcext:value-type="float">
            <text:p>1.486,80 € 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4" office:value-type="string" calcext:value-type="string">
            <text:p>Muestra lo que ha comprado Luis Santos Alons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Número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Artículo</text:p>
          </table:table-cell>
          <table:table-cell table:style-name="ce6" office:value-type="string" calcext:value-type="string">
            <text:p>Precio</text:p>
          </table:table-cell>
          <table:table-cell table:style-name="ce6" office:value-type="string" calcext:value-type="string">
            <text:p>Unidades</text:p>
          </table:table-cell>
          <table:table-cell table:style-name="ce6" office:value-type="string" calcext:value-type="string">
            <text:p>Subtotal</text:p>
          </table:table-cell>
          <table:table-cell table:style-name="ce6" office:value-type="string" calcext:value-type="string">
            <text:p>IVA</text:p>
          </table:table-cell>
          <table:table-cell table:style-name="ce6" office:value-type="string" calcext:value-type="string">
            <text:p>Total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14" calcext:value-type="float">
            <text:p>14</text:p>
          </table:table-cell>
          <table:table-cell table:style-name="ce17" office:value-type="date" office:date-value="2014-10-24" calcext:value-type="date">
            <text:p>24-10</text:p>
          </table:table-cell>
          <table:table-cell table:style-name="ce3" office:value-type="string" calcext:value-type="string">
            <text:p>Ana Vegas Puente</text:p>
          </table:table-cell>
          <table:table-cell table:style-name="ce3" office:value-type="string" calcext:value-type="string">
            <text:p>Tostadora MicroPlan 30</text:p>
          </table:table-cell>
          <table:table-cell table:style-name="ce20" office:value-type="currency" office:currency="EUR" office:value="25.35" calcext:value-type="currency">
            <text:p>25,35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81]*[.F81]" office:value-type="float" office:value="25.35" calcext:value-type="float">
            <text:p>25,35 € </text:p>
          </table:table-cell>
          <table:table-cell table:style-name="ce5" table:formula="of:=[.G81]*12%" office:value-type="float" office:value="3.042" calcext:value-type="float">
            <text:p>3,04 € </text:p>
          </table:table-cell>
          <table:table-cell table:style-name="ce5" table:formula="of:=[.G81]+[.H81]" office:value-type="float" office:value="28.392" calcext:value-type="float">
            <text:p>28,39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5" calcext:value-type="float">
            <text:p>5</text:p>
          </table:table-cell>
          <table:table-cell table:style-name="ce17" office:value-type="date" office:date-value="2014-10-25" calcext:value-type="date">
            <text:p>25-10</text:p>
          </table:table-cell>
          <table:table-cell table:style-name="ce3" office:value-type="string" calcext:value-type="string">
            <text:p>Javier Hernández Pérez</text:p>
          </table:table-cell>
          <table:table-cell table:style-name="ce3" office:value-type="string" calcext:value-type="string">
            <text:p>Reloj AGV Stylus</text:p>
          </table:table-cell>
          <table:table-cell table:style-name="ce20" office:value-type="currency" office:currency="EUR" office:value="33.15" calcext:value-type="currency">
            <text:p>33,15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82]*[.F82]" office:value-type="float" office:value="33.15" calcext:value-type="float">
            <text:p>33,15 € </text:p>
          </table:table-cell>
          <table:table-cell table:style-name="ce5" table:formula="of:=[.G82]*12%" office:value-type="float" office:value="3.978" calcext:value-type="float">
            <text:p>3,98 € </text:p>
          </table:table-cell>
          <table:table-cell table:style-name="ce5" table:formula="of:=[.G82]+[.H82]" office:value-type="float" office:value="37.128" calcext:value-type="float">
            <text:p>37,13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13" calcext:value-type="float">
            <text:p>13</text:p>
          </table:table-cell>
          <table:table-cell table:style-name="ce17" office:value-type="date" office:date-value="2014-10-26" calcext:value-type="date">
            <text:p>26-10</text:p>
          </table:table-cell>
          <table:table-cell table:style-name="ce3" office:value-type="string" calcext:value-type="string">
            <text:p>Carlos Beltrán Díez</text:p>
          </table:table-cell>
          <table:table-cell table:style-name="ce3" office:value-type="string" calcext:value-type="string">
            <text:p>Microondas OPSM99</text:p>
          </table:table-cell>
          <table:table-cell table:style-name="ce20" office:value-type="currency" office:currency="EUR" office:value="35.23" calcext:value-type="currency">
            <text:p>35,23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83]*[.F83]" office:value-type="float" office:value="35.23" calcext:value-type="float">
            <text:p>35,23 € </text:p>
          </table:table-cell>
          <table:table-cell table:style-name="ce5" table:formula="of:=[.G83]*12%" office:value-type="float" office:value="4.2276" calcext:value-type="float">
            <text:p>4,23 € </text:p>
          </table:table-cell>
          <table:table-cell table:style-name="ce5" table:formula="of:=[.G83]+[.H83]" office:value-type="float" office:value="39.4576" calcext:value-type="float">
            <text:p>39,46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6" calcext:value-type="float">
            <text:p>6</text:p>
          </table:table-cell>
          <table:table-cell table:style-name="ce17" office:value-type="date" office:date-value="2014-10-27" calcext:value-type="date">
            <text:p>27-10</text:p>
          </table:table-cell>
          <table:table-cell table:style-name="ce3" office:value-type="string" calcext:value-type="string">
            <text:p>Ana Márquez Sete</text:p>
          </table:table-cell>
          <table:table-cell table:style-name="ce3" office:value-type="string" calcext:value-type="string">
            <text:p>Microondas OPSM02</text:p>
          </table:table-cell>
          <table:table-cell table:style-name="ce20" office:value-type="currency" office:currency="EUR" office:value="36.42" calcext:value-type="currency">
            <text:p>36,42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84]*[.F84]" office:value-type="float" office:value="36.42" calcext:value-type="float">
            <text:p>36,42 € </text:p>
          </table:table-cell>
          <table:table-cell table:style-name="ce5" table:formula="of:=[.G84]*12%" office:value-type="float" office:value="4.3704" calcext:value-type="float">
            <text:p>4,37 € </text:p>
          </table:table-cell>
          <table:table-cell table:style-name="ce5" table:formula="of:=[.G84]+[.H84]" office:value-type="float" office:value="40.7904" calcext:value-type="float">
            <text:p>40,79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11" calcext:value-type="float">
            <text:p>11</text:p>
          </table:table-cell>
          <table:table-cell table:style-name="ce17" office:value-type="date" office:date-value="2014-10-28" calcext:value-type="date">
            <text:p>28-10</text:p>
          </table:table-cell>
          <table:table-cell table:style-name="ce3" office:value-type="string" calcext:value-type="string">
            <text:p>Javier Zarra Gómez</text:p>
          </table:table-cell>
          <table:table-cell table:style-name="ce3" office:value-type="string" calcext:value-type="string">
            <text:p>Calefactor Portátil MX112</text:p>
          </table:table-cell>
          <table:table-cell table:style-name="ce20" office:value-type="currency" office:currency="EUR" office:value="75.4" calcext:value-type="currency">
            <text:p>75,4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85]*[.F85]" office:value-type="float" office:value="75.4" calcext:value-type="float">
            <text:p>75,40 € </text:p>
          </table:table-cell>
          <table:table-cell table:style-name="ce5" table:formula="of:=[.G85]*12%" office:value-type="float" office:value="9.048" calcext:value-type="float">
            <text:p>9,05 € </text:p>
          </table:table-cell>
          <table:table-cell table:style-name="ce5" table:formula="of:=[.G85]+[.H85]" office:value-type="float" office:value="84.448" calcext:value-type="float">
            <text:p>84,45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15" calcext:value-type="float">
            <text:p>15</text:p>
          </table:table-cell>
          <table:table-cell table:style-name="ce17" office:value-type="date" office:date-value="2014-10-29" calcext:value-type="date">
            <text:p>29-10</text:p>
          </table:table-cell>
          <table:table-cell table:style-name="ce3" office:value-type="string" calcext:value-type="string">
            <text:p>Fidel Andreu Martín</text:p>
          </table:table-cell>
          <table:table-cell table:style-name="ce3" office:value-type="string" calcext:value-type="string">
            <text:p>Calefactor Portátil MX112</text:p>
          </table:table-cell>
          <table:table-cell table:style-name="ce20" office:value-type="currency" office:currency="EUR" office:value="75.4" calcext:value-type="currency">
            <text:p>75,4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86]*[.F86]" office:value-type="float" office:value="75.4" calcext:value-type="float">
            <text:p>75,40 € </text:p>
          </table:table-cell>
          <table:table-cell table:style-name="ce5" table:formula="of:=[.G86]*12%" office:value-type="float" office:value="9.048" calcext:value-type="float">
            <text:p>9,05 € </text:p>
          </table:table-cell>
          <table:table-cell table:style-name="ce5" table:formula="of:=[.G86]+[.H86]" office:value-type="float" office:value="84.448" calcext:value-type="float">
            <text:p>84,45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9" calcext:value-type="float">
            <text:p>9</text:p>
          </table:table-cell>
          <table:table-cell table:style-name="ce17" office:value-type="date" office:date-value="2014-10-30" calcext:value-type="date">
            <text:p>30-10</text:p>
          </table:table-cell>
          <table:table-cell table:style-name="ce3" office:value-type="string" calcext:value-type="string">
            <text:p>Pablo Vargas Lozano</text:p>
          </table:table-cell>
          <table:table-cell table:style-name="ce3" office:value-type="string" calcext:value-type="string">
            <text:p>Microondas OPSM99</text:p>
          </table:table-cell>
          <table:table-cell table:style-name="ce20" office:value-type="currency" office:currency="EUR" office:value="76.38" calcext:value-type="currency">
            <text:p>76,38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87]*[.F87]" office:value-type="float" office:value="76.38" calcext:value-type="float">
            <text:p>76,38 € </text:p>
          </table:table-cell>
          <table:table-cell table:style-name="ce5" table:formula="of:=[.G87]*12%" office:value-type="float" office:value="9.1656" calcext:value-type="float">
            <text:p>9,17 € </text:p>
          </table:table-cell>
          <table:table-cell table:style-name="ce5" table:formula="of:=[.G87]+[.H87]" office:value-type="float" office:value="85.5456" calcext:value-type="float">
            <text:p>85,55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8" calcext:value-type="float">
            <text:p>8</text:p>
          </table:table-cell>
          <table:table-cell table:style-name="ce17" office:value-type="date" office:date-value="2014-10-31" calcext:value-type="date">
            <text:p>31-10</text:p>
          </table:table-cell>
          <table:table-cell table:style-name="ce3" office:value-type="string" calcext:value-type="string">
            <text:p>Rafael Carot Pérez</text:p>
          </table:table-cell>
          <table:table-cell table:style-name="ce3" office:value-type="string" calcext:value-type="string">
            <text:p>Cocina Vitro Pro</text:p>
          </table:table-cell>
          <table:table-cell table:style-name="ce20" office:value-type="currency" office:currency="EUR" office:value="83.95" calcext:value-type="currency">
            <text:p>83,95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88]*[.F88]" office:value-type="float" office:value="83.95" calcext:value-type="float">
            <text:p>83,95 € </text:p>
          </table:table-cell>
          <table:table-cell table:style-name="ce5" table:formula="of:=[.G88]*12%" office:value-type="float" office:value="10.074" calcext:value-type="float">
            <text:p>10,07 € </text:p>
          </table:table-cell>
          <table:table-cell table:style-name="ce5" table:formula="of:=[.G88]+[.H88]" office:value-type="float" office:value="94.024" calcext:value-type="float">
            <text:p>94,02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2" calcext:value-type="float">
            <text:p>2</text:p>
          </table:table-cell>
          <table:table-cell table:style-name="ce17" office:value-type="date" office:date-value="2014-11-01" calcext:value-type="date">
            <text:p>01-11</text:p>
          </table:table-cell>
          <table:table-cell table:style-name="ce3" office:value-type="string" calcext:value-type="string">
            <text:p>Ana Márquez Sete</text:p>
          </table:table-cell>
          <table:table-cell table:style-name="ce3" office:value-type="string" calcext:value-type="string">
            <text:p>Ventilador Micro X2</text:p>
          </table:table-cell>
          <table:table-cell table:style-name="ce20" office:value-type="currency" office:currency="EUR" office:value="45.2" calcext:value-type="currency">
            <text:p>45,20 €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[.E89]*[.F89]" office:value-type="float" office:value="90.4" calcext:value-type="float">
            <text:p>90,40 € </text:p>
          </table:table-cell>
          <table:table-cell table:style-name="ce5" table:formula="of:=[.G89]*12%" office:value-type="float" office:value="10.848" calcext:value-type="float">
            <text:p>10,85 € </text:p>
          </table:table-cell>
          <table:table-cell table:style-name="ce5" table:formula="of:=[.G89]+[.H89]" office:value-type="float" office:value="101.248" calcext:value-type="float">
            <text:p>101,25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12" calcext:value-type="float">
            <text:p>12</text:p>
          </table:table-cell>
          <table:table-cell table:style-name="ce17" office:value-type="date" office:date-value="2014-11-02" calcext:value-type="date">
            <text:p>02-11</text:p>
          </table:table-cell>
          <table:table-cell table:style-name="ce3" office:value-type="string" calcext:value-type="string">
            <text:p>María Fernandez Septién</text:p>
          </table:table-cell>
          <table:table-cell table:style-name="ce3" office:value-type="string" calcext:value-type="string">
            <text:p>Aspirador Aqua Plus</text:p>
          </table:table-cell>
          <table:table-cell table:style-name="ce20" office:value-type="currency" office:currency="EUR" office:value="147" calcext:value-type="currency">
            <text:p>147,0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90]*[.F90]" office:value-type="float" office:value="147" calcext:value-type="float">
            <text:p>147,00 € </text:p>
          </table:table-cell>
          <table:table-cell table:style-name="ce5" table:formula="of:=[.G90]*12%" office:value-type="float" office:value="17.64" calcext:value-type="float">
            <text:p>17,64 € </text:p>
          </table:table-cell>
          <table:table-cell table:style-name="ce5" table:formula="of:=[.G90]+[.H90]" office:value-type="float" office:value="164.64" calcext:value-type="float">
            <text:p>164,64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13" calcext:value-type="float">
            <text:p>13</text:p>
          </table:table-cell>
          <table:table-cell table:style-name="ce17" office:value-type="date" office:date-value="2014-11-03" calcext:value-type="date">
            <text:p>03-11</text:p>
          </table:table-cell>
          <table:table-cell table:style-name="ce3" office:value-type="string" calcext:value-type="string">
            <text:p>Carlos Beltrán Díez</text:p>
          </table:table-cell>
          <table:table-cell table:style-name="ce3" office:value-type="string" calcext:value-type="string">
            <text:p>Calefactor Portátil MX112</text:p>
          </table:table-cell>
          <table:table-cell table:style-name="ce20" office:value-type="currency" office:currency="EUR" office:value="75.4" calcext:value-type="currency">
            <text:p>75,40 €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[.E91]*[.F91]" office:value-type="float" office:value="150.8" calcext:value-type="float">
            <text:p>150,80 € </text:p>
          </table:table-cell>
          <table:table-cell table:style-name="ce5" table:formula="of:=[.G91]*12%" office:value-type="float" office:value="18.096" calcext:value-type="float">
            <text:p>18,10 € </text:p>
          </table:table-cell>
          <table:table-cell table:style-name="ce5" table:formula="of:=[.G91]+[.H91]" office:value-type="float" office:value="168.896" calcext:value-type="float">
            <text:p>168,90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1" calcext:value-type="float">
            <text:p>1</text:p>
          </table:table-cell>
          <table:table-cell table:style-name="ce17" office:value-type="date" office:date-value="2014-11-04" calcext:value-type="date">
            <text:p>04-11</text:p>
          </table:table-cell>
          <table:table-cell table:style-name="ce3" office:value-type="string" calcext:value-type="string">
            <text:p>Rosa Alonso Martínez</text:p>
          </table:table-cell>
          <table:table-cell table:style-name="ce3" office:value-type="string" calcext:value-type="string">
            <text:p>Microondas OPSM99</text:p>
          </table:table-cell>
          <table:table-cell table:style-name="ce20" office:value-type="currency" office:currency="EUR" office:value="216.45" calcext:value-type="currency">
            <text:p>216,45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92]*[.F92]" office:value-type="float" office:value="216.45" calcext:value-type="float">
            <text:p>216,45 € </text:p>
          </table:table-cell>
          <table:table-cell table:style-name="ce5" table:formula="of:=[.G92]*12%" office:value-type="float" office:value="25.974" calcext:value-type="float">
            <text:p>25,97 € </text:p>
          </table:table-cell>
          <table:table-cell table:style-name="ce5" table:formula="of:=[.G92]+[.H92]" office:value-type="float" office:value="242.424" calcext:value-type="float">
            <text:p>242,42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3" calcext:value-type="float">
            <text:p>3</text:p>
          </table:table-cell>
          <table:table-cell table:style-name="ce17" office:value-type="date" office:date-value="2014-11-05" calcext:value-type="date">
            <text:p>05-11</text:p>
          </table:table-cell>
          <table:table-cell table:style-name="ce3" office:value-type="string" calcext:value-type="string">
            <text:p>Claudio Álvarez López</text:p>
          </table:table-cell>
          <table:table-cell table:style-name="ce3" office:value-type="string" calcext:value-type="string">
            <text:p>Lavavajillas OPSLG3</text:p>
          </table:table-cell>
          <table:table-cell table:style-name="ce20" office:value-type="currency" office:currency="EUR" office:value="265" calcext:value-type="currency">
            <text:p>265,0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93]*[.F93]" office:value-type="float" office:value="265" calcext:value-type="float">
            <text:p>265,00 € </text:p>
          </table:table-cell>
          <table:table-cell table:style-name="ce5" table:formula="of:=[.G93]*12%" office:value-type="float" office:value="31.8" calcext:value-type="float">
            <text:p>31,80 € </text:p>
          </table:table-cell>
          <table:table-cell table:style-name="ce5" table:formula="of:=[.G93]+[.H93]" office:value-type="float" office:value="296.8" calcext:value-type="float">
            <text:p>296,80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6" calcext:value-type="float">
            <text:p>6</text:p>
          </table:table-cell>
          <table:table-cell table:style-name="ce17" office:value-type="date" office:date-value="2014-11-06" calcext:value-type="date">
            <text:p>06-11</text:p>
          </table:table-cell>
          <table:table-cell table:style-name="ce3" office:value-type="string" calcext:value-type="string">
            <text:p>Ana Márquez Sete</text:p>
          </table:table-cell>
          <table:table-cell table:style-name="ce3" office:value-type="string" calcext:value-type="string">
            <text:p>Lavavajillas OPSLG3</text:p>
          </table:table-cell>
          <table:table-cell table:style-name="ce20" office:value-type="currency" office:currency="EUR" office:value="265" calcext:value-type="currency">
            <text:p>265,0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94]*[.F94]" office:value-type="float" office:value="265" calcext:value-type="float">
            <text:p>265,00 € </text:p>
          </table:table-cell>
          <table:table-cell table:style-name="ce5" table:formula="of:=[.G94]*12%" office:value-type="float" office:value="31.8" calcext:value-type="float">
            <text:p>31,80 € </text:p>
          </table:table-cell>
          <table:table-cell table:style-name="ce5" table:formula="of:=[.G94]+[.H94]" office:value-type="float" office:value="296.8" calcext:value-type="float">
            <text:p>296,80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4" calcext:value-type="float">
            <text:p>4</text:p>
          </table:table-cell>
          <table:table-cell table:style-name="ce17" office:value-type="date" office:date-value="2014-11-07" calcext:value-type="date">
            <text:p>07-11</text:p>
          </table:table-cell>
          <table:table-cell table:style-name="ce3" office:value-type="string" calcext:value-type="string">
            <text:p>Manuel Carranza Sants</text:p>
          </table:table-cell>
          <table:table-cell table:style-name="ce3" office:value-type="string" calcext:value-type="string">
            <text:p>Frigorífico Ser H17</text:p>
          </table:table-cell>
          <table:table-cell table:style-name="ce20" office:value-type="currency" office:currency="EUR" office:value="328.72" calcext:value-type="currency">
            <text:p>328,72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95]*[.F95]" office:value-type="float" office:value="328.72" calcext:value-type="float">
            <text:p>328,72 € </text:p>
          </table:table-cell>
          <table:table-cell table:style-name="ce5" table:formula="of:=[.G95]*12%" office:value-type="float" office:value="39.4464" calcext:value-type="float">
            <text:p>39,45 € </text:p>
          </table:table-cell>
          <table:table-cell table:style-name="ce5" table:formula="of:=[.G95]+[.H95]" office:value-type="float" office:value="368.1664" calcext:value-type="float">
            <text:p>368,17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7" calcext:value-type="float">
            <text:p>7</text:p>
          </table:table-cell>
          <table:table-cell table:style-name="ce17" office:value-type="date" office:date-value="2014-11-08" calcext:value-type="date">
            <text:p>08-11</text:p>
          </table:table-cell>
          <table:table-cell table:style-name="ce3" office:value-type="string" calcext:value-type="string">
            <text:p>Mercedes Gómez Juárez</text:p>
          </table:table-cell>
          <table:table-cell table:style-name="ce3" office:value-type="string" calcext:value-type="string">
            <text:p>Frigorífico Ser H17</text:p>
          </table:table-cell>
          <table:table-cell table:style-name="ce20" office:value-type="currency" office:currency="EUR" office:value="328.72" calcext:value-type="currency">
            <text:p>328,72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96]*[.F96]" office:value-type="float" office:value="328.72" calcext:value-type="float">
            <text:p>328,72 € </text:p>
          </table:table-cell>
          <table:table-cell table:style-name="ce5" table:formula="of:=[.G96]*12%" office:value-type="float" office:value="39.4464" calcext:value-type="float">
            <text:p>39,45 € </text:p>
          </table:table-cell>
          <table:table-cell table:style-name="ce5" table:formula="of:=[.G96]+[.H96]" office:value-type="float" office:value="368.1664" calcext:value-type="float">
            <text:p>368,17 € 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7" office:value-type="date" office:date-value="2014-11-09" calcext:value-type="date">
            <text:p>09-11</text:p>
          </table:table-cell>
          <table:table-cell table:style-name="ce3" office:value-type="string" calcext:value-type="string">
            <text:p>Luis Santos Alonso</text:p>
          </table:table-cell>
          <table:table-cell table:style-name="ce3" office:value-type="string" calcext:value-type="string">
            <text:p>Frigorífico Ser H17</text:p>
          </table:table-cell>
          <table:table-cell table:style-name="ce20" office:value-type="currency" office:currency="EUR" office:value="328.72" calcext:value-type="currency">
            <text:p>328,72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97]*[.F97]" office:value-type="float" office:value="328.72" calcext:value-type="float">
            <text:p>328,72 € </text:p>
          </table:table-cell>
          <table:table-cell table:style-name="ce5" table:formula="of:=[.G97]*12%" office:value-type="float" office:value="39.4464" calcext:value-type="float">
            <text:p>39,45 € </text:p>
          </table:table-cell>
          <table:table-cell table:style-name="ce5" table:formula="of:=[.G97]+[.H97]" office:value-type="float" office:value="368.1664" calcext:value-type="float">
            <text:p>368,17 € 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7" office:value-type="date" office:date-value="2014-11-10" calcext:value-type="date">
            <text:p>10-11</text:p>
          </table:table-cell>
          <table:table-cell table:style-name="ce3" office:value-type="string" calcext:value-type="string">
            <text:p>Luis Santos Alonso</text:p>
          </table:table-cell>
          <table:table-cell table:style-name="ce3" office:value-type="string" calcext:value-type="string">
            <text:p>Radiador HOT23</text:p>
          </table:table-cell>
          <table:table-cell table:style-name="ce20" office:value-type="currency" office:currency="EUR" office:value="112.3" calcext:value-type="currency">
            <text:p>112,30 €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[.E98]*[.F98]" office:value-type="float" office:value="336.9" calcext:value-type="float">
            <text:p>336,90 € </text:p>
          </table:table-cell>
          <table:table-cell table:style-name="ce5" table:formula="of:=[.G98]*12%" office:value-type="float" office:value="40.428" calcext:value-type="float">
            <text:p>40,43 € </text:p>
          </table:table-cell>
          <table:table-cell table:style-name="ce5" table:formula="of:=[.G98]+[.H98]" office:value-type="float" office:value="377.328" calcext:value-type="float">
            <text:p>377,33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3" calcext:value-type="float">
            <text:p>3</text:p>
          </table:table-cell>
          <table:table-cell table:style-name="ce17" office:value-type="date" office:date-value="2014-11-11" calcext:value-type="date">
            <text:p>11-11</text:p>
          </table:table-cell>
          <table:table-cell table:style-name="ce3" office:value-type="string" calcext:value-type="string">
            <text:p>Claudio Álvarez López</text:p>
          </table:table-cell>
          <table:table-cell table:style-name="ce3" office:value-type="string" calcext:value-type="string">
            <text:p>Frigorífico Ser H22</text:p>
          </table:table-cell>
          <table:table-cell table:style-name="ce20" office:value-type="currency" office:currency="EUR" office:value="432.95" calcext:value-type="currency">
            <text:p>432,95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99]*[.F99]" office:value-type="float" office:value="432.95" calcext:value-type="float">
            <text:p>432,95 € </text:p>
          </table:table-cell>
          <table:table-cell table:style-name="ce5" table:formula="of:=[.G99]*12%" office:value-type="float" office:value="51.954" calcext:value-type="float">
            <text:p>51,95 € </text:p>
          </table:table-cell>
          <table:table-cell table:style-name="ce5" table:formula="of:=[.G99]+[.H99]" office:value-type="float" office:value="484.904" calcext:value-type="float">
            <text:p>484,90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5" calcext:value-type="float">
            <text:p>5</text:p>
          </table:table-cell>
          <table:table-cell table:style-name="ce17" office:value-type="date" office:date-value="2014-11-12" calcext:value-type="date">
            <text:p>12-11</text:p>
          </table:table-cell>
          <table:table-cell table:style-name="ce3" office:value-type="string" calcext:value-type="string">
            <text:p>Javier Hernández Pérez</text:p>
          </table:table-cell>
          <table:table-cell table:style-name="ce3" office:value-type="string" calcext:value-type="string">
            <text:p>Aire acondicionado Ser AA12</text:p>
          </table:table-cell>
          <table:table-cell table:style-name="ce20" office:value-type="currency" office:currency="EUR" office:value="1327.5" calcext:value-type="currency">
            <text:p>1.327,5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100]*[.F100]" office:value-type="float" office:value="1327.5" calcext:value-type="float">
            <text:p>1.327,50 € </text:p>
          </table:table-cell>
          <table:table-cell table:style-name="ce5" table:formula="of:=[.G100]*12%" office:value-type="float" office:value="159.3" calcext:value-type="float">
            <text:p>159,30 € </text:p>
          </table:table-cell>
          <table:table-cell table:style-name="ce5" table:formula="of:=[.G100]+[.H100]" office:value-type="float" office:value="1486.8" calcext:value-type="float">
            <text:p>1.486,80 € 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>
            <text:p>Aplica los filtros de validez con un mensaje de error a los campos siguientes: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PVP debe ser inferior a 1000 y superior a 0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Unidades debe ser superior o igual a 1</text:p>
          </table:table-cell>
          <table:table-cell table:style-name="Default" table:number-columns-repeated="8"/>
          <table:table-cell table:number-columns-repeated="1015"/>
        </table:table-row>
        <table:table-row table:style-name="ro3" table:visibility="filter">
          <table:table-cell table:style-name="ce15" office:value-type="string" calcext:value-type="string">
            <text:p>Número de pedido debe ser superior a 0</text:p>
          </table:table-cell>
          <table:table-cell table:style-name="ce17" office:value-type="date" office:date-value="2014-11-12" calcext:value-type="date">
            <text:p>12-11</text:p>
          </table:table-cell>
          <table:table-cell table:style-name="ce3" office:value-type="string" calcext:value-type="string">
            <text:p>Javier Hernández Pérez</text:p>
          </table:table-cell>
          <table:table-cell table:style-name="ce3" office:value-type="string" calcext:value-type="string">
            <text:p>Aire acondicionado Ser AA12</text:p>
          </table:table-cell>
          <table:table-cell table:style-name="ce20" office:value-type="currency" office:currency="EUR" office:value="1327.5" calcext:value-type="currency">
            <text:p>1.327,5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105]*[.F105]" office:value-type="float" office:value="1327.5" calcext:value-type="float">
            <text:p>1.327,50 € </text:p>
          </table:table-cell>
          <table:table-cell table:style-name="ce5" table:formula="of:=[.G105]*12%" office:value-type="float" office:value="159.3" calcext:value-type="float">
            <text:p>159,30 € </text:p>
          </table:table-cell>
          <table:table-cell table:style-name="ce5" table:formula="of:=[.G105]+[.H105]" office:value-type="float" office:value="1486.8" calcext:value-type="float">
            <text:p>1.486,80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3" calcext:value-type="float">
            <text:p>3</text:p>
          </table:table-cell>
          <table:table-cell table:style-name="ce17" office:value-type="date" office:date-value="2014-11-11" calcext:value-type="date">
            <text:p>11-11</text:p>
          </table:table-cell>
          <table:table-cell table:style-name="ce3" office:value-type="string" calcext:value-type="string">
            <text:p>Claudio Álvarez López</text:p>
          </table:table-cell>
          <table:table-cell table:style-name="ce3" office:value-type="string" calcext:value-type="string">
            <text:p>Frigorífico Ser H22</text:p>
          </table:table-cell>
          <table:table-cell table:style-name="ce20" office:value-type="currency" office:currency="EUR" office:value="432.95" calcext:value-type="currency">
            <text:p>432,95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106]*[.F106]" office:value-type="float" office:value="432.95" calcext:value-type="float">
            <text:p>432,95 € </text:p>
          </table:table-cell>
          <table:table-cell table:style-name="ce5" table:formula="of:=[.G106]*12%" office:value-type="float" office:value="51.954" calcext:value-type="float">
            <text:p>51,95 € </text:p>
          </table:table-cell>
          <table:table-cell table:style-name="ce5" table:formula="of:=[.G106]+[.H106]" office:value-type="float" office:value="484.904" calcext:value-type="float">
            <text:p>484,90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4" calcext:value-type="float">
            <text:p>4</text:p>
          </table:table-cell>
          <table:table-cell table:style-name="ce17" office:value-type="date" office:date-value="2014-11-07" calcext:value-type="date">
            <text:p>07-11</text:p>
          </table:table-cell>
          <table:table-cell table:style-name="ce3" office:value-type="string" calcext:value-type="string">
            <text:p>Manuel Carranza Sants</text:p>
          </table:table-cell>
          <table:table-cell table:style-name="ce3" office:value-type="string" calcext:value-type="string">
            <text:p>Frigorífico Ser H17</text:p>
          </table:table-cell>
          <table:table-cell table:style-name="ce20" office:value-type="currency" office:currency="EUR" office:value="328.72" calcext:value-type="currency">
            <text:p>328,72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107]*[.F107]" office:value-type="float" office:value="328.72" calcext:value-type="float">
            <text:p>328,72 € </text:p>
          </table:table-cell>
          <table:table-cell table:style-name="ce5" table:formula="of:=[.G107]*12%" office:value-type="float" office:value="39.4464" calcext:value-type="float">
            <text:p>39,45 € </text:p>
          </table:table-cell>
          <table:table-cell table:style-name="ce5" table:formula="of:=[.G107]+[.H107]" office:value-type="float" office:value="368.1664" calcext:value-type="float">
            <text:p>368,17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7" calcext:value-type="float">
            <text:p>7</text:p>
          </table:table-cell>
          <table:table-cell table:style-name="ce17" office:value-type="date" office:date-value="2014-11-08" calcext:value-type="date">
            <text:p>08-11</text:p>
          </table:table-cell>
          <table:table-cell table:style-name="ce3" office:value-type="string" calcext:value-type="string">
            <text:p>Mercedes Gómez Juárez</text:p>
          </table:table-cell>
          <table:table-cell table:style-name="ce3" office:value-type="string" calcext:value-type="string">
            <text:p>Frigorífico Ser H17</text:p>
          </table:table-cell>
          <table:table-cell table:style-name="ce20" office:value-type="currency" office:currency="EUR" office:value="328.72" calcext:value-type="currency">
            <text:p>328,72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108]*[.F108]" office:value-type="float" office:value="328.72" calcext:value-type="float">
            <text:p>328,72 € </text:p>
          </table:table-cell>
          <table:table-cell table:style-name="ce5" table:formula="of:=[.G108]*12%" office:value-type="float" office:value="39.4464" calcext:value-type="float">
            <text:p>39,45 € </text:p>
          </table:table-cell>
          <table:table-cell table:style-name="ce5" table:formula="of:=[.G108]+[.H108]" office:value-type="float" office:value="368.1664" calcext:value-type="float">
            <text:p>368,17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10" calcext:value-type="float">
            <text:p>10</text:p>
          </table:table-cell>
          <table:table-cell table:style-name="ce17" office:value-type="date" office:date-value="2014-11-09" calcext:value-type="date">
            <text:p>09-11</text:p>
          </table:table-cell>
          <table:table-cell table:style-name="ce3" office:value-type="string" calcext:value-type="string">
            <text:p>Luis Santos Alonso</text:p>
          </table:table-cell>
          <table:table-cell table:style-name="ce3" office:value-type="string" calcext:value-type="string">
            <text:p>Frigorífico Ser H17</text:p>
          </table:table-cell>
          <table:table-cell table:style-name="ce20" office:value-type="currency" office:currency="EUR" office:value="328.72" calcext:value-type="currency">
            <text:p>328,72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109]*[.F109]" office:value-type="float" office:value="328.72" calcext:value-type="float">
            <text:p>328,72 € </text:p>
          </table:table-cell>
          <table:table-cell table:style-name="ce5" table:formula="of:=[.G109]*12%" office:value-type="float" office:value="39.4464" calcext:value-type="float">
            <text:p>39,45 € </text:p>
          </table:table-cell>
          <table:table-cell table:style-name="ce5" table:formula="of:=[.G109]+[.H109]" office:value-type="float" office:value="368.1664" calcext:value-type="float">
            <text:p>368,17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3" calcext:value-type="float">
            <text:p>3</text:p>
          </table:table-cell>
          <table:table-cell table:style-name="ce17" office:value-type="date" office:date-value="2014-11-05" calcext:value-type="date">
            <text:p>05-11</text:p>
          </table:table-cell>
          <table:table-cell table:style-name="ce3" office:value-type="string" calcext:value-type="string">
            <text:p>Claudio Álvarez López</text:p>
          </table:table-cell>
          <table:table-cell table:style-name="ce3" office:value-type="string" calcext:value-type="string">
            <text:p>Lavavajillas OPSLG3</text:p>
          </table:table-cell>
          <table:table-cell table:style-name="ce20" office:value-type="currency" office:currency="EUR" office:value="265" calcext:value-type="currency">
            <text:p>265,0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110]*[.F110]" office:value-type="float" office:value="265" calcext:value-type="float">
            <text:p>265,00 € </text:p>
          </table:table-cell>
          <table:table-cell table:style-name="ce5" table:formula="of:=[.G110]*12%" office:value-type="float" office:value="31.8" calcext:value-type="float">
            <text:p>31,80 € </text:p>
          </table:table-cell>
          <table:table-cell table:style-name="ce5" table:formula="of:=[.G110]+[.H110]" office:value-type="float" office:value="296.8" calcext:value-type="float">
            <text:p>296,80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6" calcext:value-type="float">
            <text:p>6</text:p>
          </table:table-cell>
          <table:table-cell table:style-name="ce17" office:value-type="date" office:date-value="2014-11-06" calcext:value-type="date">
            <text:p>06-11</text:p>
          </table:table-cell>
          <table:table-cell table:style-name="ce3" office:value-type="string" calcext:value-type="string">
            <text:p>Ana Márquez Sete</text:p>
          </table:table-cell>
          <table:table-cell table:style-name="ce3" office:value-type="string" calcext:value-type="string">
            <text:p>Lavavajillas OPSLG3</text:p>
          </table:table-cell>
          <table:table-cell table:style-name="ce20" office:value-type="currency" office:currency="EUR" office:value="265" calcext:value-type="currency">
            <text:p>265,0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111]*[.F111]" office:value-type="float" office:value="265" calcext:value-type="float">
            <text:p>265,00 € </text:p>
          </table:table-cell>
          <table:table-cell table:style-name="ce5" table:formula="of:=[.G111]*12%" office:value-type="float" office:value="31.8" calcext:value-type="float">
            <text:p>31,80 € </text:p>
          </table:table-cell>
          <table:table-cell table:style-name="ce5" table:formula="of:=[.G111]+[.H111]" office:value-type="float" office:value="296.8" calcext:value-type="float">
            <text:p>296,80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1" calcext:value-type="float">
            <text:p>1</text:p>
          </table:table-cell>
          <table:table-cell table:style-name="ce17" office:value-type="date" office:date-value="2014-11-04" calcext:value-type="date">
            <text:p>04-11</text:p>
          </table:table-cell>
          <table:table-cell table:style-name="ce3" office:value-type="string" calcext:value-type="string">
            <text:p>Rosa Alonso Martínez</text:p>
          </table:table-cell>
          <table:table-cell table:style-name="ce3" office:value-type="string" calcext:value-type="string">
            <text:p>Microondas OPSM99</text:p>
          </table:table-cell>
          <table:table-cell table:style-name="ce20" office:value-type="currency" office:currency="EUR" office:value="216.45" calcext:value-type="currency">
            <text:p>216,45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112]*[.F112]" office:value-type="float" office:value="216.45" calcext:value-type="float">
            <text:p>216,45 € </text:p>
          </table:table-cell>
          <table:table-cell table:style-name="ce5" table:formula="of:=[.G112]*12%" office:value-type="float" office:value="25.974" calcext:value-type="float">
            <text:p>25,97 € </text:p>
          </table:table-cell>
          <table:table-cell table:style-name="ce5" table:formula="of:=[.G112]+[.H112]" office:value-type="float" office:value="242.424" calcext:value-type="float">
            <text:p>242,42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12" calcext:value-type="float">
            <text:p>12</text:p>
          </table:table-cell>
          <table:table-cell table:style-name="ce17" office:value-type="date" office:date-value="2014-11-02" calcext:value-type="date">
            <text:p>02-11</text:p>
          </table:table-cell>
          <table:table-cell table:style-name="ce3" office:value-type="string" calcext:value-type="string">
            <text:p>María Fernandez Septién</text:p>
          </table:table-cell>
          <table:table-cell table:style-name="ce3" office:value-type="string" calcext:value-type="string">
            <text:p>Aspirador Aqua Plus</text:p>
          </table:table-cell>
          <table:table-cell table:style-name="ce20" office:value-type="currency" office:currency="EUR" office:value="147" calcext:value-type="currency">
            <text:p>147,00 €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E113]*[.F113]" office:value-type="float" office:value="147" calcext:value-type="float">
            <text:p>147,00 € </text:p>
          </table:table-cell>
          <table:table-cell table:style-name="ce5" table:formula="of:=[.G113]*12%" office:value-type="float" office:value="17.64" calcext:value-type="float">
            <text:p>17,64 € </text:p>
          </table:table-cell>
          <table:table-cell table:style-name="ce5" table:formula="of:=[.G113]+[.H113]" office:value-type="float" office:value="164.64" calcext:value-type="float">
            <text:p>164,64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10" calcext:value-type="float">
            <text:p>10</text:p>
          </table:table-cell>
          <table:table-cell table:style-name="ce17" office:value-type="date" office:date-value="2014-11-10" calcext:value-type="date">
            <text:p>10-11</text:p>
          </table:table-cell>
          <table:table-cell table:style-name="ce3" office:value-type="string" calcext:value-type="string">
            <text:p>Luis Santos Alonso</text:p>
          </table:table-cell>
          <table:table-cell table:style-name="ce3" office:value-type="string" calcext:value-type="string">
            <text:p>Radiador HOT23</text:p>
          </table:table-cell>
          <table:table-cell table:style-name="ce20" office:value-type="currency" office:currency="EUR" office:value="112.3" calcext:value-type="currency">
            <text:p>112,30 €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[.E114]*[.F114]" office:value-type="float" office:value="336.9" calcext:value-type="float">
            <text:p>336,90 € </text:p>
          </table:table-cell>
          <table:table-cell table:style-name="ce5" table:formula="of:=[.G114]*12%" office:value-type="float" office:value="40.428" calcext:value-type="float">
            <text:p>40,43 € </text:p>
          </table:table-cell>
          <table:table-cell table:style-name="ce5" table:formula="of:=[.G114]+[.H114]" office:value-type="float" office:value="377.328" calcext:value-type="float">
            <text:p>377,33 € 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Número de pedido debe ser superior a 0</text:p>
          </table:table-cell>
          <table:table-cell table:style-name="Default" table:number-columns-repeated="8"/>
          <table:table-cell table:number-columns-repeated="1015"/>
        </table:table-row>
        <table:table-row table:style-name="ro1" table:visibility="filter">
          <table:table-cell table:style-name="ce3" office:value-type="float" office:value="13" calcext:value-type="float">
            <text:p>13</text:p>
          </table:table-cell>
          <table:table-cell table:style-name="ce17" office:value-type="date" office:date-value="2014-11-03" calcext:value-type="date">
            <text:p>03-11</text:p>
          </table:table-cell>
          <table:table-cell table:style-name="ce3" office:value-type="string" calcext:value-type="string">
            <text:p>Carlos Beltrán Díez</text:p>
          </table:table-cell>
          <table:table-cell table:style-name="ce3" office:value-type="string" calcext:value-type="string">
            <text:p>Calefactor Portátil MX112</text:p>
          </table:table-cell>
          <table:table-cell table:style-name="ce20" office:value-type="currency" office:currency="EUR" office:value="75.4" calcext:value-type="currency">
            <text:p>75,40 €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[.E116]*[.F116]" office:value-type="float" office:value="150.8" calcext:value-type="float">
            <text:p>150,80 € </text:p>
          </table:table-cell>
          <table:table-cell table:style-name="ce5" table:formula="of:=[.G116]*12%" office:value-type="float" office:value="18.096" calcext:value-type="float">
            <text:p>18,10 € </text:p>
          </table:table-cell>
          <table:table-cell table:style-name="ce5" table:formula="of:=[.G116]+[.H116]" office:value-type="float" office:value="168.896" calcext:value-type="float">
            <text:p>168,90 € </text:p>
          </table:table-cell>
          <table:table-cell table:number-columns-repeated="1015"/>
        </table:table-row>
        <table:table-row table:style-name="ro1" table:visibility="filter">
          <table:table-cell table:style-name="ce3" office:value-type="float" office:value="2" calcext:value-type="float">
            <text:p>2</text:p>
          </table:table-cell>
          <table:table-cell table:style-name="ce17" office:value-type="date" office:date-value="2014-11-01" calcext:value-type="date">
            <text:p>01-11</text:p>
          </table:table-cell>
          <table:table-cell table:style-name="ce3" office:value-type="string" calcext:value-type="string">
            <text:p>Ana Márquez Sete</text:p>
          </table:table-cell>
          <table:table-cell table:style-name="ce3" office:value-type="string" calcext:value-type="string">
            <text:p>Ventilador Micro X2</text:p>
          </table:table-cell>
          <table:table-cell table:style-name="ce20" office:value-type="currency" office:currency="EUR" office:value="45.2" calcext:value-type="currency">
            <text:p>45,20 €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[.E117]*[.F117]" office:value-type="float" office:value="90.4" calcext:value-type="float">
            <text:p>90,40 € </text:p>
          </table:table-cell>
          <table:table-cell table:style-name="ce5" table:formula="of:=[.G117]*12%" office:value-type="float" office:value="10.848" calcext:value-type="float">
            <text:p>10,85 € </text:p>
          </table:table-cell>
          <table:table-cell table:style-name="ce5" table:formula="of:=[.G117]+[.H117]" office:value-type="float" office:value="101.248" calcext:value-type="float">
            <text:p>101,25 € 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7"/>
          <table:table-cell table:style-name="ce3" table:number-columns-repeated="2"/>
          <table:table-cell table:style-name="ce20"/>
          <table:table-cell table:style-name="ce3"/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6" office:value-type="string" calcext:value-type="string">
            <text:p>Número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Artículo</text:p>
          </table:table-cell>
          <table:table-cell table:style-name="ce6" table:content-validation-name="val3" office:value-type="string" calcext:value-type="string">
            <text:p>Precio</text:p>
          </table:table-cell>
          <table:table-cell table:style-name="ce6" office:value-type="string" calcext:value-type="string">
            <text:p>Unidades</text:p>
          </table:table-cell>
          <table:table-cell table:style-name="ce6" office:value-type="string" calcext:value-type="string">
            <text:p>Subtotal</text:p>
          </table:table-cell>
          <table:table-cell table:style-name="ce6" office:value-type="string" calcext:value-type="string">
            <text:p>IVA</text:p>
          </table:table-cell>
          <table:table-cell table:style-name="ce6"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table:style-name="ce3" table:content-validation-name="val1" office:value-type="float" office:value="14" calcext:value-type="float">
            <text:p>14</text:p>
          </table:table-cell>
          <table:table-cell table:style-name="ce17" office:value-type="date" office:date-value="2014-10-24" calcext:value-type="date">
            <text:p>24-10</text:p>
          </table:table-cell>
          <table:table-cell table:style-name="ce3" office:value-type="string" calcext:value-type="string">
            <text:p>Ana Vegas Puente</text:p>
          </table:table-cell>
          <table:table-cell table:style-name="ce3" office:value-type="string" calcext:value-type="string">
            <text:p>Tostadora MicroPlan 30</text:p>
          </table:table-cell>
          <table:table-cell table:style-name="ce20" table:content-validation-name="val4" office:value-type="currency" office:currency="EUR" office:value="25.35" calcext:value-type="currency">
            <text:p>25,35 €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5" table:formula="of:=[.E120]*[.F120]" office:value-type="float" office:value="25.35" calcext:value-type="float">
            <text:p>25,35 € </text:p>
          </table:table-cell>
          <table:table-cell table:style-name="ce5" table:formula="of:=[.G120]*12%" office:value-type="float" office:value="3.042" calcext:value-type="float">
            <text:p>3,04 € </text:p>
          </table:table-cell>
          <table:table-cell table:style-name="ce5" table:content-validation-name="val8" table:formula="of:=[.G120]+[.H120]" office:value-type="float" office:value="28.392" calcext:value-type="float">
            <text:p>28,39 € </text:p>
          </table:table-cell>
          <table:table-cell table:number-columns-repeated="1015"/>
        </table:table-row>
        <table:table-row table:style-name="ro1">
          <table:table-cell table:style-name="ce3" table:content-validation-name="val1" office:value-type="float" office:value="5" calcext:value-type="float">
            <text:p>5</text:p>
          </table:table-cell>
          <table:table-cell table:style-name="ce17" office:value-type="date" office:date-value="2014-10-25" calcext:value-type="date">
            <text:p>25-10</text:p>
          </table:table-cell>
          <table:table-cell table:style-name="ce3" office:value-type="string" calcext:value-type="string">
            <text:p>Javier Hernández Pérez</text:p>
          </table:table-cell>
          <table:table-cell table:style-name="ce3" office:value-type="string" calcext:value-type="string">
            <text:p>Reloj AGV Stylus</text:p>
          </table:table-cell>
          <table:table-cell table:style-name="ce20" table:content-validation-name="val4" office:value-type="currency" office:currency="EUR" office:value="33.15" calcext:value-type="currency">
            <text:p>33,15 €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5" table:formula="of:=[.E121]*[.F121]" office:value-type="float" office:value="33.15" calcext:value-type="float">
            <text:p>33,15 € </text:p>
          </table:table-cell>
          <table:table-cell table:style-name="ce5" table:formula="of:=[.G121]*12%" office:value-type="float" office:value="3.978" calcext:value-type="float">
            <text:p>3,98 € </text:p>
          </table:table-cell>
          <table:table-cell table:style-name="ce5" table:content-validation-name="val8" table:formula="of:=[.G121]+[.H121]" office:value-type="float" office:value="37.128" calcext:value-type="float">
            <text:p>37,13 € </text:p>
          </table:table-cell>
          <table:table-cell table:number-columns-repeated="1015"/>
        </table:table-row>
        <table:table-row table:style-name="ro1">
          <table:table-cell table:style-name="ce3" table:content-validation-name="val1" office:value-type="float" office:value="13" calcext:value-type="float">
            <text:p>13</text:p>
          </table:table-cell>
          <table:table-cell table:style-name="ce17" office:value-type="date" office:date-value="2014-10-26" calcext:value-type="date">
            <text:p>26-10</text:p>
          </table:table-cell>
          <table:table-cell table:style-name="ce3" office:value-type="string" calcext:value-type="string">
            <text:p>Carlos Beltrán Díez</text:p>
          </table:table-cell>
          <table:table-cell table:style-name="ce3" office:value-type="string" calcext:value-type="string">
            <text:p>Microondas OPSM99</text:p>
          </table:table-cell>
          <table:table-cell table:style-name="ce20" table:content-validation-name="val4" office:value-type="currency" office:currency="EUR" office:value="35.23" calcext:value-type="currency">
            <text:p>35,23 €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5" table:formula="of:=[.E122]*[.F122]" office:value-type="float" office:value="35.23" calcext:value-type="float">
            <text:p>35,23 € </text:p>
          </table:table-cell>
          <table:table-cell table:style-name="ce5" table:formula="of:=[.G122]*12%" office:value-type="float" office:value="4.2276" calcext:value-type="float">
            <text:p>4,23 € </text:p>
          </table:table-cell>
          <table:table-cell table:style-name="ce5" table:content-validation-name="val8" table:formula="of:=[.G122]+[.H122]" office:value-type="float" office:value="39.4576" calcext:value-type="float">
            <text:p>39,46 € </text:p>
          </table:table-cell>
          <table:table-cell table:number-columns-repeated="1015"/>
        </table:table-row>
        <table:table-row table:style-name="ro1">
          <table:table-cell table:style-name="ce3" table:content-validation-name="val1" office:value-type="float" office:value="6" calcext:value-type="float">
            <text:p>6</text:p>
          </table:table-cell>
          <table:table-cell table:style-name="ce17" office:value-type="date" office:date-value="2014-10-27" calcext:value-type="date">
            <text:p>27-10</text:p>
          </table:table-cell>
          <table:table-cell table:style-name="ce3" office:value-type="string" calcext:value-type="string">
            <text:p>Ana Márquez Sete</text:p>
          </table:table-cell>
          <table:table-cell table:style-name="ce3" office:value-type="string" calcext:value-type="string">
            <text:p>Microondas OPSM02</text:p>
          </table:table-cell>
          <table:table-cell table:style-name="ce20" table:content-validation-name="val4" office:value-type="currency" office:currency="EUR" office:value="36.42" calcext:value-type="currency">
            <text:p>36,42 €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5" table:formula="of:=[.E123]*[.F123]" office:value-type="float" office:value="36.42" calcext:value-type="float">
            <text:p>36,42 € </text:p>
          </table:table-cell>
          <table:table-cell table:style-name="ce5" table:formula="of:=[.G123]*12%" office:value-type="float" office:value="4.3704" calcext:value-type="float">
            <text:p>4,37 € </text:p>
          </table:table-cell>
          <table:table-cell table:style-name="ce5" table:content-validation-name="val8" table:formula="of:=[.G123]+[.H123]" office:value-type="float" office:value="40.7904" calcext:value-type="float">
            <text:p>40,79 € </text:p>
          </table:table-cell>
          <table:table-cell table:number-columns-repeated="1015"/>
        </table:table-row>
        <table:table-row table:style-name="ro1">
          <table:table-cell table:style-name="ce3" table:content-validation-name="val1" office:value-type="float" office:value="11" calcext:value-type="float">
            <text:p>11</text:p>
          </table:table-cell>
          <table:table-cell table:style-name="ce17" office:value-type="date" office:date-value="2014-10-28" calcext:value-type="date">
            <text:p>28-10</text:p>
          </table:table-cell>
          <table:table-cell table:style-name="ce3" office:value-type="string" calcext:value-type="string">
            <text:p>Javier Zarra Gómez</text:p>
          </table:table-cell>
          <table:table-cell table:style-name="ce3" office:value-type="string" calcext:value-type="string">
            <text:p>Calefactor Portátil MX112</text:p>
          </table:table-cell>
          <table:table-cell table:style-name="ce20" table:content-validation-name="val4" office:value-type="currency" office:currency="EUR" office:value="75.4" calcext:value-type="currency">
            <text:p>75,40 €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5" table:formula="of:=[.E124]*[.F124]" office:value-type="float" office:value="75.4" calcext:value-type="float">
            <text:p>75,40 € </text:p>
          </table:table-cell>
          <table:table-cell table:style-name="ce5" table:formula="of:=[.G124]*12%" office:value-type="float" office:value="9.048" calcext:value-type="float">
            <text:p>9,05 € </text:p>
          </table:table-cell>
          <table:table-cell table:style-name="ce5" table:content-validation-name="val8" table:formula="of:=[.G124]+[.H124]" office:value-type="float" office:value="84.448" calcext:value-type="float">
            <text:p>84,45 € </text:p>
          </table:table-cell>
          <table:table-cell table:number-columns-repeated="1015"/>
        </table:table-row>
        <table:table-row table:style-name="ro1">
          <table:table-cell table:style-name="ce3" table:content-validation-name="val1" office:value-type="float" office:value="15" calcext:value-type="float">
            <text:p>15</text:p>
          </table:table-cell>
          <table:table-cell table:style-name="ce17" office:value-type="date" office:date-value="2014-10-29" calcext:value-type="date">
            <text:p>29-10</text:p>
          </table:table-cell>
          <table:table-cell table:style-name="ce3" office:value-type="string" calcext:value-type="string">
            <text:p>Fidel Andreu Martín</text:p>
          </table:table-cell>
          <table:table-cell table:style-name="ce3" office:value-type="string" calcext:value-type="string">
            <text:p>Calefactor Portátil MX112</text:p>
          </table:table-cell>
          <table:table-cell table:style-name="ce20" table:content-validation-name="val4" office:value-type="currency" office:currency="EUR" office:value="75.4" calcext:value-type="currency">
            <text:p>75,40 €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5" table:formula="of:=[.E125]*[.F125]" office:value-type="float" office:value="75.4" calcext:value-type="float">
            <text:p>75,40 € </text:p>
          </table:table-cell>
          <table:table-cell table:style-name="ce5" table:formula="of:=[.G125]*12%" office:value-type="float" office:value="9.048" calcext:value-type="float">
            <text:p>9,05 € </text:p>
          </table:table-cell>
          <table:table-cell table:style-name="ce5" table:content-validation-name="val8" table:formula="of:=[.G125]+[.H125]" office:value-type="float" office:value="84.448" calcext:value-type="float">
            <text:p>84,45 € </text:p>
          </table:table-cell>
          <table:table-cell table:number-columns-repeated="1015"/>
        </table:table-row>
        <table:table-row table:style-name="ro1">
          <table:table-cell table:style-name="ce3" table:content-validation-name="val1" office:value-type="float" office:value="9" calcext:value-type="float">
            <text:p>9</text:p>
          </table:table-cell>
          <table:table-cell table:style-name="ce17" office:value-type="date" office:date-value="2014-10-30" calcext:value-type="date">
            <text:p>30-10</text:p>
          </table:table-cell>
          <table:table-cell table:style-name="ce3" office:value-type="string" calcext:value-type="string">
            <text:p>Pablo Vargas Lozano</text:p>
          </table:table-cell>
          <table:table-cell table:style-name="ce3" office:value-type="string" calcext:value-type="string">
            <text:p>Microondas OPSM99</text:p>
          </table:table-cell>
          <table:table-cell table:style-name="ce20" table:content-validation-name="val4" office:value-type="currency" office:currency="EUR" office:value="76.38" calcext:value-type="currency">
            <text:p>76,38 €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5" table:formula="of:=[.E126]*[.F126]" office:value-type="float" office:value="76.38" calcext:value-type="float">
            <text:p>76,38 € </text:p>
          </table:table-cell>
          <table:table-cell table:style-name="ce5" table:formula="of:=[.G126]*12%" office:value-type="float" office:value="9.1656" calcext:value-type="float">
            <text:p>9,17 € </text:p>
          </table:table-cell>
          <table:table-cell table:style-name="ce5" table:content-validation-name="val8" table:formula="of:=[.G126]+[.H126]" office:value-type="float" office:value="85.5456" calcext:value-type="float">
            <text:p>85,55 € </text:p>
          </table:table-cell>
          <table:table-cell table:number-columns-repeated="1015"/>
        </table:table-row>
        <table:table-row table:style-name="ro1">
          <table:table-cell table:style-name="ce3" table:content-validation-name="val1" office:value-type="float" office:value="8" calcext:value-type="float">
            <text:p>8</text:p>
          </table:table-cell>
          <table:table-cell table:style-name="ce17" office:value-type="date" office:date-value="2014-10-31" calcext:value-type="date">
            <text:p>31-10</text:p>
          </table:table-cell>
          <table:table-cell table:style-name="ce3" office:value-type="string" calcext:value-type="string">
            <text:p>Rafael Carot Pérez</text:p>
          </table:table-cell>
          <table:table-cell table:style-name="ce3" office:value-type="string" calcext:value-type="string">
            <text:p>Cocina Vitro Pro</text:p>
          </table:table-cell>
          <table:table-cell table:style-name="ce20" table:content-validation-name="val4" office:value-type="currency" office:currency="EUR" office:value="83.95" calcext:value-type="currency">
            <text:p>83,95 €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5" table:formula="of:=[.E127]*[.F127]" office:value-type="float" office:value="83.95" calcext:value-type="float">
            <text:p>83,95 € </text:p>
          </table:table-cell>
          <table:table-cell table:style-name="ce5" table:formula="of:=[.G127]*12%" office:value-type="float" office:value="10.074" calcext:value-type="float">
            <text:p>10,07 € </text:p>
          </table:table-cell>
          <table:table-cell table:style-name="ce5" table:content-validation-name="val8" table:formula="of:=[.G127]+[.H127]" office:value-type="float" office:value="94.024" calcext:value-type="float">
            <text:p>94,02 € </text:p>
          </table:table-cell>
          <table:table-cell table:number-columns-repeated="1015"/>
        </table:table-row>
        <table:table-row table:style-name="ro1">
          <table:table-cell table:style-name="ce3" table:content-validation-name="val1" office:value-type="float" office:value="2" calcext:value-type="float">
            <text:p>2</text:p>
          </table:table-cell>
          <table:table-cell table:style-name="ce17" office:value-type="date" office:date-value="2014-11-01" calcext:value-type="date">
            <text:p>01-11</text:p>
          </table:table-cell>
          <table:table-cell table:style-name="ce3" office:value-type="string" calcext:value-type="string">
            <text:p>Ana Márquez Sete</text:p>
          </table:table-cell>
          <table:table-cell table:style-name="ce3" office:value-type="string" calcext:value-type="string">
            <text:p>Ventilador Micro X2</text:p>
          </table:table-cell>
          <table:table-cell table:style-name="ce20" table:content-validation-name="val4" office:value-type="currency" office:currency="EUR" office:value="45.2" calcext:value-type="currency">
            <text:p>45,20 €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5" table:formula="of:=[.E128]*[.F128]" office:value-type="float" office:value="90.4" calcext:value-type="float">
            <text:p>90,40 € </text:p>
          </table:table-cell>
          <table:table-cell table:style-name="ce5" table:formula="of:=[.G128]*12%" office:value-type="float" office:value="10.848" calcext:value-type="float">
            <text:p>10,85 € </text:p>
          </table:table-cell>
          <table:table-cell table:style-name="ce5" table:content-validation-name="val8" table:formula="of:=[.G128]+[.H128]" office:value-type="float" office:value="101.248" calcext:value-type="float">
            <text:p>101,25 € </text:p>
          </table:table-cell>
          <table:table-cell table:number-columns-repeated="1015"/>
        </table:table-row>
        <table:table-row table:style-name="ro1">
          <table:table-cell table:style-name="ce3" table:content-validation-name="val1" office:value-type="float" office:value="12" calcext:value-type="float">
            <text:p>12</text:p>
          </table:table-cell>
          <table:table-cell table:style-name="ce17" office:value-type="date" office:date-value="2014-11-02" calcext:value-type="date">
            <text:p>02-11</text:p>
          </table:table-cell>
          <table:table-cell table:style-name="ce3" office:value-type="string" calcext:value-type="string">
            <text:p>María Fernandez Septién</text:p>
          </table:table-cell>
          <table:table-cell table:style-name="ce3" office:value-type="string" calcext:value-type="string">
            <text:p>Aspirador Aqua Plus</text:p>
          </table:table-cell>
          <table:table-cell table:style-name="ce20" table:content-validation-name="val4" office:value-type="currency" office:currency="EUR" office:value="147" calcext:value-type="currency">
            <text:p>147,00 €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5" table:formula="of:=[.E129]*[.F129]" office:value-type="float" office:value="147" calcext:value-type="float">
            <text:p>147,00 € </text:p>
          </table:table-cell>
          <table:table-cell table:style-name="ce5" table:formula="of:=[.G129]*12%" office:value-type="float" office:value="17.64" calcext:value-type="float">
            <text:p>17,64 € </text:p>
          </table:table-cell>
          <table:table-cell table:style-name="ce5" table:content-validation-name="val8" table:formula="of:=[.G129]+[.H129]" office:value-type="float" office:value="164.64" calcext:value-type="float">
            <text:p>164,64 € </text:p>
          </table:table-cell>
          <table:table-cell table:number-columns-repeated="1015"/>
        </table:table-row>
        <table:table-row table:style-name="ro1">
          <table:table-cell table:style-name="ce3" table:content-validation-name="val1" office:value-type="float" office:value="13" calcext:value-type="float">
            <text:p>13</text:p>
          </table:table-cell>
          <table:table-cell table:style-name="ce17" office:value-type="date" office:date-value="2014-11-03" calcext:value-type="date">
            <text:p>03-11</text:p>
          </table:table-cell>
          <table:table-cell table:style-name="ce3" office:value-type="string" calcext:value-type="string">
            <text:p>Carlos Beltrán Díez</text:p>
          </table:table-cell>
          <table:table-cell table:style-name="ce3" office:value-type="string" calcext:value-type="string">
            <text:p>Calefactor Portátil MX112</text:p>
          </table:table-cell>
          <table:table-cell table:style-name="ce20" table:content-validation-name="val4" office:value-type="currency" office:currency="EUR" office:value="75.4" calcext:value-type="currency">
            <text:p>75,40 €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5" table:formula="of:=[.E130]*[.F130]" office:value-type="float" office:value="150.8" calcext:value-type="float">
            <text:p>150,80 € </text:p>
          </table:table-cell>
          <table:table-cell table:style-name="ce5" table:formula="of:=[.G130]*12%" office:value-type="float" office:value="18.096" calcext:value-type="float">
            <text:p>18,10 € </text:p>
          </table:table-cell>
          <table:table-cell table:style-name="ce5" table:content-validation-name="val8" table:formula="of:=[.G130]+[.H130]" office:value-type="float" office:value="168.896" calcext:value-type="float">
            <text:p>168,90 € </text:p>
          </table:table-cell>
          <table:table-cell table:number-columns-repeated="1015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17" office:value-type="date" office:date-value="2014-11-04" calcext:value-type="date">
            <text:p>04-11</text:p>
          </table:table-cell>
          <table:table-cell table:style-name="ce3" office:value-type="string" calcext:value-type="string">
            <text:p>Rosa Alonso Martínez</text:p>
          </table:table-cell>
          <table:table-cell table:style-name="ce3" office:value-type="string" calcext:value-type="string">
            <text:p>Microondas OPSM99</text:p>
          </table:table-cell>
          <table:table-cell table:style-name="ce20" table:content-validation-name="val4" office:value-type="currency" office:currency="EUR" office:value="216.45" calcext:value-type="currency">
            <text:p>216,45 €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5" table:formula="of:=[.E131]*[.F131]" office:value-type="float" office:value="216.45" calcext:value-type="float">
            <text:p>216,45 € </text:p>
          </table:table-cell>
          <table:table-cell table:style-name="ce5" table:formula="of:=[.G131]*12%" office:value-type="float" office:value="25.974" calcext:value-type="float">
            <text:p>25,97 € </text:p>
          </table:table-cell>
          <table:table-cell table:style-name="ce5" table:content-validation-name="val8" table:formula="of:=[.G131]+[.H131]" office:value-type="float" office:value="242.424" calcext:value-type="float">
            <text:p>242,42 € </text:p>
          </table:table-cell>
          <table:table-cell table:number-columns-repeated="1015"/>
        </table:table-row>
        <table:table-row table:style-name="ro1">
          <table:table-cell table:style-name="ce3" table:content-validation-name="val1" office:value-type="float" office:value="3" calcext:value-type="float">
            <text:p>3</text:p>
          </table:table-cell>
          <table:table-cell table:style-name="ce17" office:value-type="date" office:date-value="2014-11-05" calcext:value-type="date">
            <text:p>05-11</text:p>
          </table:table-cell>
          <table:table-cell table:style-name="ce3" office:value-type="string" calcext:value-type="string">
            <text:p>Claudio Álvarez López</text:p>
          </table:table-cell>
          <table:table-cell table:style-name="ce3" office:value-type="string" calcext:value-type="string">
            <text:p>Lavavajillas OPSLG3</text:p>
          </table:table-cell>
          <table:table-cell table:style-name="ce20" table:content-validation-name="val4" office:value-type="currency" office:currency="EUR" office:value="265" calcext:value-type="currency">
            <text:p>265,00 €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5" table:formula="of:=[.E132]*[.F132]" office:value-type="float" office:value="265" calcext:value-type="float">
            <text:p>265,00 € </text:p>
          </table:table-cell>
          <table:table-cell table:style-name="ce5" table:formula="of:=[.G132]*12%" office:value-type="float" office:value="31.8" calcext:value-type="float">
            <text:p>31,80 € </text:p>
          </table:table-cell>
          <table:table-cell table:style-name="ce5" table:content-validation-name="val8" table:formula="of:=[.G132]+[.H132]" office:value-type="float" office:value="296.8" calcext:value-type="float">
            <text:p>296,80 € </text:p>
          </table:table-cell>
          <table:table-cell table:number-columns-repeated="1015"/>
        </table:table-row>
        <table:table-row table:style-name="ro1">
          <table:table-cell table:style-name="ce3" table:content-validation-name="val1" office:value-type="float" office:value="6" calcext:value-type="float">
            <text:p>6</text:p>
          </table:table-cell>
          <table:table-cell table:style-name="ce17" office:value-type="date" office:date-value="2014-11-06" calcext:value-type="date">
            <text:p>06-11</text:p>
          </table:table-cell>
          <table:table-cell table:style-name="ce3" office:value-type="string" calcext:value-type="string">
            <text:p>Ana Márquez Sete</text:p>
          </table:table-cell>
          <table:table-cell table:style-name="ce3" office:value-type="string" calcext:value-type="string">
            <text:p>Lavavajillas OPSLG3</text:p>
          </table:table-cell>
          <table:table-cell table:style-name="ce20" table:content-validation-name="val4" office:value-type="currency" office:currency="EUR" office:value="265" calcext:value-type="currency">
            <text:p>265,00 €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5" table:formula="of:=[.E133]*[.F133]" office:value-type="float" office:value="265" calcext:value-type="float">
            <text:p>265,00 € </text:p>
          </table:table-cell>
          <table:table-cell table:style-name="ce5" table:formula="of:=[.G133]*12%" office:value-type="float" office:value="31.8" calcext:value-type="float">
            <text:p>31,80 € </text:p>
          </table:table-cell>
          <table:table-cell table:style-name="ce5" table:content-validation-name="val8" table:formula="of:=[.G133]+[.H133]" office:value-type="float" office:value="296.8" calcext:value-type="float">
            <text:p>296,80 € </text:p>
          </table:table-cell>
          <table:table-cell table:number-columns-repeated="1015"/>
        </table:table-row>
        <table:table-row table:style-name="ro1">
          <table:table-cell table:style-name="ce3" table:content-validation-name="val1" office:value-type="float" office:value="4" calcext:value-type="float">
            <text:p>4</text:p>
          </table:table-cell>
          <table:table-cell table:style-name="ce17" office:value-type="date" office:date-value="2014-11-07" calcext:value-type="date">
            <text:p>07-11</text:p>
          </table:table-cell>
          <table:table-cell table:style-name="ce3" office:value-type="string" calcext:value-type="string">
            <text:p>Manuel Carranza Sants</text:p>
          </table:table-cell>
          <table:table-cell table:style-name="ce3" office:value-type="string" calcext:value-type="string">
            <text:p>Frigorífico Ser H17</text:p>
          </table:table-cell>
          <table:table-cell table:style-name="ce20" table:content-validation-name="val4" office:value-type="currency" office:currency="EUR" office:value="328.72" calcext:value-type="currency">
            <text:p>328,72 €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5" table:formula="of:=[.E134]*[.F134]" office:value-type="float" office:value="328.72" calcext:value-type="float">
            <text:p>328,72 € </text:p>
          </table:table-cell>
          <table:table-cell table:style-name="ce5" table:formula="of:=[.G134]*12%" office:value-type="float" office:value="39.4464" calcext:value-type="float">
            <text:p>39,45 € </text:p>
          </table:table-cell>
          <table:table-cell table:style-name="ce5" table:content-validation-name="val8" table:formula="of:=[.G134]+[.H134]" office:value-type="float" office:value="368.1664" calcext:value-type="float">
            <text:p>368,17 € </text:p>
          </table:table-cell>
          <table:table-cell table:number-columns-repeated="1015"/>
        </table:table-row>
        <table:table-row table:style-name="ro1">
          <table:table-cell table:style-name="ce3" table:content-validation-name="val1" office:value-type="float" office:value="7" calcext:value-type="float">
            <text:p>7</text:p>
          </table:table-cell>
          <table:table-cell table:style-name="ce17" office:value-type="date" office:date-value="2014-11-08" calcext:value-type="date">
            <text:p>08-11</text:p>
          </table:table-cell>
          <table:table-cell table:style-name="ce3" office:value-type="string" calcext:value-type="string">
            <text:p>Mercedes Gómez Juárez</text:p>
          </table:table-cell>
          <table:table-cell table:style-name="ce3" office:value-type="string" calcext:value-type="string">
            <text:p>Frigorífico Ser H17</text:p>
          </table:table-cell>
          <table:table-cell table:style-name="ce20" table:content-validation-name="val4" office:value-type="currency" office:currency="EUR" office:value="328.72" calcext:value-type="currency">
            <text:p>328,72 €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5" table:formula="of:=[.E135]*[.F135]" office:value-type="float" office:value="328.72" calcext:value-type="float">
            <text:p>328,72 € </text:p>
          </table:table-cell>
          <table:table-cell table:style-name="ce5" table:formula="of:=[.G135]*12%" office:value-type="float" office:value="39.4464" calcext:value-type="float">
            <text:p>39,45 € </text:p>
          </table:table-cell>
          <table:table-cell table:style-name="ce5" table:content-validation-name="val8" table:formula="of:=[.G135]+[.H135]" office:value-type="float" office:value="368.1664" calcext:value-type="float">
            <text:p>368,17 € </text:p>
          </table:table-cell>
          <table:table-cell table:number-columns-repeated="1015"/>
        </table:table-row>
        <table:table-row table:style-name="ro1">
          <table:table-cell table:style-name="ce3" table:content-validation-name="val1" office:value-type="float" office:value="10" calcext:value-type="float">
            <text:p>10</text:p>
          </table:table-cell>
          <table:table-cell table:style-name="ce17" office:value-type="date" office:date-value="2014-11-09" calcext:value-type="date">
            <text:p>09-11</text:p>
          </table:table-cell>
          <table:table-cell table:style-name="ce3" office:value-type="string" calcext:value-type="string">
            <text:p>Luis Santos Alonso</text:p>
          </table:table-cell>
          <table:table-cell table:style-name="ce3" office:value-type="string" calcext:value-type="string">
            <text:p>Frigorífico Ser H17</text:p>
          </table:table-cell>
          <table:table-cell table:style-name="ce20" table:content-validation-name="val4" office:value-type="currency" office:currency="EUR" office:value="328.72" calcext:value-type="currency">
            <text:p>328,72 €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5" table:formula="of:=[.E136]*[.F136]" office:value-type="float" office:value="328.72" calcext:value-type="float">
            <text:p>328,72 € </text:p>
          </table:table-cell>
          <table:table-cell table:style-name="ce5" table:formula="of:=[.G136]*12%" office:value-type="float" office:value="39.4464" calcext:value-type="float">
            <text:p>39,45 € </text:p>
          </table:table-cell>
          <table:table-cell table:style-name="ce5" table:content-validation-name="val8" table:formula="of:=[.G136]+[.H136]" office:value-type="float" office:value="368.1664" calcext:value-type="float">
            <text:p>368,17 € </text:p>
          </table:table-cell>
          <table:table-cell table:number-columns-repeated="1015"/>
        </table:table-row>
        <table:table-row table:style-name="ro1">
          <table:table-cell table:style-name="ce3" table:content-validation-name="val1" office:value-type="float" office:value="10" calcext:value-type="float">
            <text:p>10</text:p>
          </table:table-cell>
          <table:table-cell table:style-name="ce17" office:value-type="date" office:date-value="2014-11-10" calcext:value-type="date">
            <text:p>10-11</text:p>
          </table:table-cell>
          <table:table-cell table:style-name="ce3" office:value-type="string" calcext:value-type="string">
            <text:p>Luis Santos Alonso</text:p>
          </table:table-cell>
          <table:table-cell table:style-name="ce3" office:value-type="string" calcext:value-type="string">
            <text:p>Radiador HOT23</text:p>
          </table:table-cell>
          <table:table-cell table:style-name="ce20" table:content-validation-name="val4" office:value-type="currency" office:currency="EUR" office:value="112.3" calcext:value-type="currency">
            <text:p>112,30 €</text:p>
          </table:table-cell>
          <table:table-cell table:style-name="ce3" table:content-validation-name="val6" office:value-type="float" office:value="3" calcext:value-type="float">
            <text:p>3</text:p>
          </table:table-cell>
          <table:table-cell table:style-name="ce5" table:formula="of:=[.E137]*[.F137]" office:value-type="float" office:value="336.9" calcext:value-type="float">
            <text:p>336,90 € </text:p>
          </table:table-cell>
          <table:table-cell table:style-name="ce5" table:formula="of:=[.G137]*12%" office:value-type="float" office:value="40.428" calcext:value-type="float">
            <text:p>40,43 € </text:p>
          </table:table-cell>
          <table:table-cell table:style-name="ce5" table:content-validation-name="val8" table:formula="of:=[.G137]+[.H137]" office:value-type="float" office:value="377.328" calcext:value-type="float">
            <text:p>377,33 € </text:p>
          </table:table-cell>
          <table:table-cell table:number-columns-repeated="1015"/>
        </table:table-row>
        <table:table-row table:style-name="ro1">
          <table:table-cell table:style-name="ce3" table:content-validation-name="val1" office:value-type="float" office:value="3" calcext:value-type="float">
            <text:p>3</text:p>
          </table:table-cell>
          <table:table-cell table:style-name="ce17" office:value-type="date" office:date-value="2014-11-11" calcext:value-type="date">
            <text:p>11-11</text:p>
          </table:table-cell>
          <table:table-cell table:style-name="ce3" office:value-type="string" calcext:value-type="string">
            <text:p>Claudio Álvarez López</text:p>
          </table:table-cell>
          <table:table-cell table:style-name="ce3" office:value-type="string" calcext:value-type="string">
            <text:p>Frigorífico Ser H22</text:p>
          </table:table-cell>
          <table:table-cell table:style-name="ce20" table:content-validation-name="val4" office:value-type="currency" office:currency="EUR" office:value="432.95" calcext:value-type="currency">
            <text:p>432,95 €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5" table:formula="of:=[.E138]*[.F138]" office:value-type="float" office:value="432.95" calcext:value-type="float">
            <text:p>432,95 € </text:p>
          </table:table-cell>
          <table:table-cell table:style-name="ce5" table:formula="of:=[.G138]*12%" office:value-type="float" office:value="51.954" calcext:value-type="float">
            <text:p>51,95 € </text:p>
          </table:table-cell>
          <table:table-cell table:style-name="ce5" table:content-validation-name="val8" table:formula="of:=[.G138]+[.H138]" office:value-type="float" office:value="484.904" calcext:value-type="float">
            <text:p>484,90 € </text:p>
          </table:table-cell>
          <table:table-cell table:number-columns-repeated="1015"/>
        </table:table-row>
        <table:table-row table:style-name="ro1">
          <table:table-cell table:style-name="ce3" table:content-validation-name="val1" office:value-type="float" office:value="5" calcext:value-type="float">
            <text:p>5</text:p>
          </table:table-cell>
          <table:table-cell table:style-name="ce17" office:value-type="date" office:date-value="2014-11-12" calcext:value-type="date">
            <text:p>12-11</text:p>
          </table:table-cell>
          <table:table-cell table:style-name="ce3" office:value-type="string" calcext:value-type="string">
            <text:p>Javier Hernández Pérez</text:p>
          </table:table-cell>
          <table:table-cell table:style-name="ce3" office:value-type="string" calcext:value-type="string">
            <text:p>Aire acondicionado Ser AA12</text:p>
          </table:table-cell>
          <table:table-cell table:style-name="ce20" table:content-validation-name="val4" office:value-type="currency" office:currency="EUR" office:value="1327.5" calcext:value-type="currency">
            <text:p>1.327,50 €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5" table:formula="of:=[.E139]*[.F139]" office:value-type="float" office:value="1327.5" calcext:value-type="float">
            <text:p>1.327,50 € </text:p>
          </table:table-cell>
          <table:table-cell table:style-name="ce5" table:formula="of:=[.G139]*12%" office:value-type="float" office:value="159.3" calcext:value-type="float">
            <text:p>159,30 € </text:p>
          </table:table-cell>
          <table:table-cell table:style-name="ce5" table:content-validation-name="val8" table:formula="of:=[.G139]+[.H139]" office:value-type="float" office:value="1486.8" calcext:value-type="float">
            <text:p>1.486,80 € </text:p>
          </table:table-cell>
          <table:table-cell table:number-columns-repeated="1015"/>
        </table:table-row>
        <table:table-row table:style-name="ro1" table:number-rows-repeated="3">
          <table:table-cell table:style-name="Default" table:content-validation-name="val1"/>
          <table:table-cell table:style-name="Default" table:number-columns-repeated="3"/>
          <table:table-cell table:style-name="Default" table:content-validation-name="val4"/>
          <table:table-cell table:style-name="Default" table:content-validation-name="val6"/>
          <table:table-cell table:style-name="Default" table:number-columns-repeated="2"/>
          <table:table-cell table:style-name="Default" table:content-validation-name="val8"/>
          <table:table-cell table:number-columns-repeated="1015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2" office:value-type="string" calcext:value-type="string">
            <text:p>Aplica un formato condicional para marcar en rojo las unidades que superen 10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22"/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6" office:value-type="string" calcext:value-type="string">
            <text:p>Número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Artículo</text:p>
          </table:table-cell>
          <table:table-cell table:style-name="ce6" table:content-validation-name="val3" office:value-type="string" calcext:value-type="string">
            <text:p>Precio</text:p>
          </table:table-cell>
          <table:table-cell table:style-name="ce6" office:value-type="string" calcext:value-type="string">
            <text:p>Unidades</text:p>
          </table:table-cell>
          <table:table-cell table:style-name="ce6" office:value-type="string" calcext:value-type="string">
            <text:p>Subtotal</text:p>
          </table:table-cell>
          <table:table-cell table:style-name="ce6" office:value-type="string" calcext:value-type="string">
            <text:p>IVA</text:p>
          </table:table-cell>
          <table:table-cell table:style-name="ce6"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table:style-name="ce3" table:content-validation-name="val2" office:value-type="float" office:value="14" calcext:value-type="float">
            <text:p>14</text:p>
          </table:table-cell>
          <table:table-cell table:style-name="ce17" office:value-type="date" office:date-value="2014-10-24" calcext:value-type="date">
            <text:p>24-10</text:p>
          </table:table-cell>
          <table:table-cell table:style-name="ce3" office:value-type="string" calcext:value-type="string">
            <text:p>Ana Vegas Puente</text:p>
          </table:table-cell>
          <table:table-cell table:style-name="ce3" office:value-type="string" calcext:value-type="string">
            <text:p>Tostadora MicroPlan 30</text:p>
          </table:table-cell>
          <table:table-cell table:style-name="ce20" table:content-validation-name="val5" office:value-type="currency" office:currency="EUR" office:value="25.35" calcext:value-type="currency">
            <text:p>25,35 €</text:p>
          </table:table-cell>
          <table:table-cell table:style-name="ce30" table:content-validation-name="val7" office:value-type="float" office:value="1" calcext:value-type="float">
            <text:p>1</text:p>
          </table:table-cell>
          <table:table-cell table:style-name="ce5" table:formula="of:=[.E148]*[.F148]" office:value-type="float" office:value="25.35" calcext:value-type="float">
            <text:p>25,35 € </text:p>
          </table:table-cell>
          <table:table-cell table:style-name="ce5" table:formula="of:=[.G148]*12%" office:value-type="float" office:value="3.042" calcext:value-type="float">
            <text:p>3,04 € </text:p>
          </table:table-cell>
          <table:table-cell table:style-name="ce5" table:content-validation-name="val8" table:formula="of:=[.G148]+[.H148]" office:value-type="float" office:value="28.392" calcext:value-type="float">
            <text:p>28,39 € </text:p>
          </table:table-cell>
          <table:table-cell table:number-columns-repeated="1015"/>
        </table:table-row>
        <table:table-row table:style-name="ro1">
          <table:table-cell table:style-name="ce3" table:content-validation-name="val2" office:value-type="float" office:value="5" calcext:value-type="float">
            <text:p>5</text:p>
          </table:table-cell>
          <table:table-cell table:style-name="ce17" office:value-type="date" office:date-value="2014-10-25" calcext:value-type="date">
            <text:p>25-10</text:p>
          </table:table-cell>
          <table:table-cell table:style-name="ce3" office:value-type="string" calcext:value-type="string">
            <text:p>Javier Hernández Pérez</text:p>
          </table:table-cell>
          <table:table-cell table:style-name="ce3" office:value-type="string" calcext:value-type="string">
            <text:p>Reloj AGV Stylus</text:p>
          </table:table-cell>
          <table:table-cell table:style-name="ce20" table:content-validation-name="val5" office:value-type="currency" office:currency="EUR" office:value="33.15" calcext:value-type="currency">
            <text:p>33,15 €</text:p>
          </table:table-cell>
          <table:table-cell table:style-name="ce30" table:content-validation-name="val7" office:value-type="float" office:value="1" calcext:value-type="float">
            <text:p>1</text:p>
          </table:table-cell>
          <table:table-cell table:style-name="ce5" table:formula="of:=[.E149]*[.F149]" office:value-type="float" office:value="33.15" calcext:value-type="float">
            <text:p>33,15 € </text:p>
          </table:table-cell>
          <table:table-cell table:style-name="ce5" table:formula="of:=[.G149]*12%" office:value-type="float" office:value="3.978" calcext:value-type="float">
            <text:p>3,98 € </text:p>
          </table:table-cell>
          <table:table-cell table:style-name="ce5" table:content-validation-name="val8" table:formula="of:=[.G149]+[.H149]" office:value-type="float" office:value="37.128" calcext:value-type="float">
            <text:p>37,13 € </text:p>
          </table:table-cell>
          <table:table-cell table:number-columns-repeated="1015"/>
        </table:table-row>
        <table:table-row table:style-name="ro1">
          <table:table-cell table:style-name="ce3" table:content-validation-name="val2" office:value-type="float" office:value="13" calcext:value-type="float">
            <text:p>13</text:p>
          </table:table-cell>
          <table:table-cell table:style-name="ce17" office:value-type="date" office:date-value="2014-10-26" calcext:value-type="date">
            <text:p>26-10</text:p>
          </table:table-cell>
          <table:table-cell table:style-name="ce3" office:value-type="string" calcext:value-type="string">
            <text:p>Carlos Beltrán Díez</text:p>
          </table:table-cell>
          <table:table-cell table:style-name="ce3" office:value-type="string" calcext:value-type="string">
            <text:p>Microondas OPSM99</text:p>
          </table:table-cell>
          <table:table-cell table:style-name="ce20" table:content-validation-name="val5" office:value-type="currency" office:currency="EUR" office:value="35.23" calcext:value-type="currency">
            <text:p>35,23 €</text:p>
          </table:table-cell>
          <table:table-cell table:style-name="ce30" table:content-validation-name="val7" office:value-type="float" office:value="1" calcext:value-type="float">
            <text:p>1</text:p>
          </table:table-cell>
          <table:table-cell table:style-name="ce5" table:formula="of:=[.E150]*[.F150]" office:value-type="float" office:value="35.23" calcext:value-type="float">
            <text:p>35,23 € </text:p>
          </table:table-cell>
          <table:table-cell table:style-name="ce5" table:formula="of:=[.G150]*12%" office:value-type="float" office:value="4.2276" calcext:value-type="float">
            <text:p>4,23 € </text:p>
          </table:table-cell>
          <table:table-cell table:style-name="ce5" table:content-validation-name="val8" table:formula="of:=[.G150]+[.H150]" office:value-type="float" office:value="39.4576" calcext:value-type="float">
            <text:p>39,46 € </text:p>
          </table:table-cell>
          <table:table-cell table:number-columns-repeated="1015"/>
        </table:table-row>
        <table:table-row table:style-name="ro1">
          <table:table-cell table:style-name="ce3" table:content-validation-name="val2" office:value-type="float" office:value="6" calcext:value-type="float">
            <text:p>6</text:p>
          </table:table-cell>
          <table:table-cell table:style-name="ce17" office:value-type="date" office:date-value="2014-10-27" calcext:value-type="date">
            <text:p>27-10</text:p>
          </table:table-cell>
          <table:table-cell table:style-name="ce3" office:value-type="string" calcext:value-type="string">
            <text:p>Ana Márquez Sete</text:p>
          </table:table-cell>
          <table:table-cell table:style-name="ce3" office:value-type="string" calcext:value-type="string">
            <text:p>Microondas OPSM02</text:p>
          </table:table-cell>
          <table:table-cell table:style-name="ce20" table:content-validation-name="val5" office:value-type="currency" office:currency="EUR" office:value="36.42" calcext:value-type="currency">
            <text:p>36,42 €</text:p>
          </table:table-cell>
          <table:table-cell table:style-name="ce30" table:content-validation-name="val7" office:value-type="float" office:value="1" calcext:value-type="float">
            <text:p>1</text:p>
          </table:table-cell>
          <table:table-cell table:style-name="ce5" table:formula="of:=[.E151]*[.F151]" office:value-type="float" office:value="36.42" calcext:value-type="float">
            <text:p>36,42 € </text:p>
          </table:table-cell>
          <table:table-cell table:style-name="ce5" table:formula="of:=[.G151]*12%" office:value-type="float" office:value="4.3704" calcext:value-type="float">
            <text:p>4,37 € </text:p>
          </table:table-cell>
          <table:table-cell table:style-name="ce5" table:content-validation-name="val8" table:formula="of:=[.G151]+[.H151]" office:value-type="float" office:value="40.7904" calcext:value-type="float">
            <text:p>40,79 € </text:p>
          </table:table-cell>
          <table:table-cell table:number-columns-repeated="1015"/>
        </table:table-row>
        <table:table-row table:style-name="ro1">
          <table:table-cell table:style-name="ce3" table:content-validation-name="val2" office:value-type="float" office:value="11" calcext:value-type="float">
            <text:p>11</text:p>
          </table:table-cell>
          <table:table-cell table:style-name="ce17" office:value-type="date" office:date-value="2014-10-28" calcext:value-type="date">
            <text:p>28-10</text:p>
          </table:table-cell>
          <table:table-cell table:style-name="ce3" office:value-type="string" calcext:value-type="string">
            <text:p>Javier Zarra Gómez</text:p>
          </table:table-cell>
          <table:table-cell table:style-name="ce3" office:value-type="string" calcext:value-type="string">
            <text:p>Calefactor Portátil MX112</text:p>
          </table:table-cell>
          <table:table-cell table:style-name="ce20" table:content-validation-name="val5" office:value-type="currency" office:currency="EUR" office:value="75.4" calcext:value-type="currency">
            <text:p>75,40 €</text:p>
          </table:table-cell>
          <table:table-cell table:style-name="ce30" table:content-validation-name="val7" office:value-type="float" office:value="1" calcext:value-type="float">
            <text:p>1</text:p>
          </table:table-cell>
          <table:table-cell table:style-name="ce5" table:formula="of:=[.E152]*[.F152]" office:value-type="float" office:value="75.4" calcext:value-type="float">
            <text:p>75,40 € </text:p>
          </table:table-cell>
          <table:table-cell table:style-name="ce5" table:formula="of:=[.G152]*12%" office:value-type="float" office:value="9.048" calcext:value-type="float">
            <text:p>9,05 € </text:p>
          </table:table-cell>
          <table:table-cell table:style-name="ce5" table:content-validation-name="val8" table:formula="of:=[.G152]+[.H152]" office:value-type="float" office:value="84.448" calcext:value-type="float">
            <text:p>84,45 € </text:p>
          </table:table-cell>
          <table:table-cell table:number-columns-repeated="1015"/>
        </table:table-row>
        <table:table-row table:style-name="ro1">
          <table:table-cell table:style-name="ce3" table:content-validation-name="val2" office:value-type="float" office:value="15" calcext:value-type="float">
            <text:p>15</text:p>
          </table:table-cell>
          <table:table-cell table:style-name="ce17" office:value-type="date" office:date-value="2014-10-29" calcext:value-type="date">
            <text:p>29-10</text:p>
          </table:table-cell>
          <table:table-cell table:style-name="ce3" office:value-type="string" calcext:value-type="string">
            <text:p>Fidel Andreu Martín</text:p>
          </table:table-cell>
          <table:table-cell table:style-name="ce3" office:value-type="string" calcext:value-type="string">
            <text:p>Calefactor Portátil MX112</text:p>
          </table:table-cell>
          <table:table-cell table:style-name="ce20" table:content-validation-name="val5" office:value-type="currency" office:currency="EUR" office:value="75.4" calcext:value-type="currency">
            <text:p>75,40 €</text:p>
          </table:table-cell>
          <table:table-cell table:style-name="ce30" table:content-validation-name="val7" office:value-type="float" office:value="1" calcext:value-type="float">
            <text:p>1</text:p>
          </table:table-cell>
          <table:table-cell table:style-name="ce5" table:formula="of:=[.E153]*[.F153]" office:value-type="float" office:value="75.4" calcext:value-type="float">
            <text:p>75,40 € </text:p>
          </table:table-cell>
          <table:table-cell table:style-name="ce5" table:formula="of:=[.G153]*12%" office:value-type="float" office:value="9.048" calcext:value-type="float">
            <text:p>9,05 € </text:p>
          </table:table-cell>
          <table:table-cell table:style-name="ce5" table:content-validation-name="val8" table:formula="of:=[.G153]+[.H153]" office:value-type="float" office:value="84.448" calcext:value-type="float">
            <text:p>84,45 € </text:p>
          </table:table-cell>
          <table:table-cell table:number-columns-repeated="1015"/>
        </table:table-row>
        <table:table-row table:style-name="ro1">
          <table:table-cell table:style-name="ce3" table:content-validation-name="val2" office:value-type="float" office:value="9" calcext:value-type="float">
            <text:p>9</text:p>
          </table:table-cell>
          <table:table-cell table:style-name="ce17" office:value-type="date" office:date-value="2014-10-30" calcext:value-type="date">
            <text:p>30-10</text:p>
          </table:table-cell>
          <table:table-cell table:style-name="ce3" office:value-type="string" calcext:value-type="string">
            <text:p>Pablo Vargas Lozano</text:p>
          </table:table-cell>
          <table:table-cell table:style-name="ce3" office:value-type="string" calcext:value-type="string">
            <text:p>Microondas OPSM99</text:p>
          </table:table-cell>
          <table:table-cell table:style-name="ce20" table:content-validation-name="val5" office:value-type="currency" office:currency="EUR" office:value="76.38" calcext:value-type="currency">
            <text:p>76,38 €</text:p>
          </table:table-cell>
          <table:table-cell table:style-name="ce30" table:content-validation-name="val7" office:value-type="float" office:value="1" calcext:value-type="float">
            <text:p>1</text:p>
          </table:table-cell>
          <table:table-cell table:style-name="ce5" table:formula="of:=[.E154]*[.F154]" office:value-type="float" office:value="76.38" calcext:value-type="float">
            <text:p>76,38 € </text:p>
          </table:table-cell>
          <table:table-cell table:style-name="ce5" table:formula="of:=[.G154]*12%" office:value-type="float" office:value="9.1656" calcext:value-type="float">
            <text:p>9,17 € </text:p>
          </table:table-cell>
          <table:table-cell table:style-name="ce5" table:content-validation-name="val8" table:formula="of:=[.G154]+[.H154]" office:value-type="float" office:value="85.5456" calcext:value-type="float">
            <text:p>85,55 € </text:p>
          </table:table-cell>
          <table:table-cell table:number-columns-repeated="1015"/>
        </table:table-row>
        <table:table-row table:style-name="ro1">
          <table:table-cell table:style-name="ce3" table:content-validation-name="val2" office:value-type="float" office:value="8" calcext:value-type="float">
            <text:p>8</text:p>
          </table:table-cell>
          <table:table-cell table:style-name="ce17" office:value-type="date" office:date-value="2014-10-31" calcext:value-type="date">
            <text:p>31-10</text:p>
          </table:table-cell>
          <table:table-cell table:style-name="ce3" office:value-type="string" calcext:value-type="string">
            <text:p>Rafael Carot Pérez</text:p>
          </table:table-cell>
          <table:table-cell table:style-name="ce3" office:value-type="string" calcext:value-type="string">
            <text:p>Cocina Vitro Pro</text:p>
          </table:table-cell>
          <table:table-cell table:style-name="ce20" table:content-validation-name="val5" office:value-type="currency" office:currency="EUR" office:value="83.95" calcext:value-type="currency">
            <text:p>83,95 €</text:p>
          </table:table-cell>
          <table:table-cell table:style-name="ce30" table:content-validation-name="val7" office:value-type="float" office:value="1" calcext:value-type="float">
            <text:p>1</text:p>
          </table:table-cell>
          <table:table-cell table:style-name="ce5" table:formula="of:=[.E155]*[.F155]" office:value-type="float" office:value="83.95" calcext:value-type="float">
            <text:p>83,95 € </text:p>
          </table:table-cell>
          <table:table-cell table:style-name="ce5" table:formula="of:=[.G155]*12%" office:value-type="float" office:value="10.074" calcext:value-type="float">
            <text:p>10,07 € </text:p>
          </table:table-cell>
          <table:table-cell table:style-name="ce5" table:content-validation-name="val8" table:formula="of:=[.G155]+[.H155]" office:value-type="float" office:value="94.024" calcext:value-type="float">
            <text:p>94,02 € </text:p>
          </table:table-cell>
          <table:table-cell table:number-columns-repeated="1015"/>
        </table:table-row>
        <table:table-row table:style-name="ro1">
          <table:table-cell table:style-name="ce3" table:content-validation-name="val2" office:value-type="float" office:value="2" calcext:value-type="float">
            <text:p>2</text:p>
          </table:table-cell>
          <table:table-cell table:style-name="ce17" office:value-type="date" office:date-value="2014-11-01" calcext:value-type="date">
            <text:p>01-11</text:p>
          </table:table-cell>
          <table:table-cell table:style-name="ce3" office:value-type="string" calcext:value-type="string">
            <text:p>Ana Márquez Sete</text:p>
          </table:table-cell>
          <table:table-cell table:style-name="ce3" office:value-type="string" calcext:value-type="string">
            <text:p>Ventilador Micro X2</text:p>
          </table:table-cell>
          <table:table-cell table:style-name="ce20" table:content-validation-name="val5" office:value-type="currency" office:currency="EUR" office:value="45.2" calcext:value-type="currency">
            <text:p>45,20 €</text:p>
          </table:table-cell>
          <table:table-cell table:style-name="ce30" table:content-validation-name="val7" office:value-type="float" office:value="2" calcext:value-type="float">
            <text:p>2</text:p>
          </table:table-cell>
          <table:table-cell table:style-name="ce5" table:formula="of:=[.E156]*[.F156]" office:value-type="float" office:value="90.4" calcext:value-type="float">
            <text:p>90,40 € </text:p>
          </table:table-cell>
          <table:table-cell table:style-name="ce5" table:formula="of:=[.G156]*12%" office:value-type="float" office:value="10.848" calcext:value-type="float">
            <text:p>10,85 € </text:p>
          </table:table-cell>
          <table:table-cell table:style-name="ce5" table:content-validation-name="val8" table:formula="of:=[.G156]+[.H156]" office:value-type="float" office:value="101.248" calcext:value-type="float">
            <text:p>101,25 € </text:p>
          </table:table-cell>
          <table:table-cell table:number-columns-repeated="1015"/>
        </table:table-row>
        <table:table-row table:style-name="ro1">
          <table:table-cell table:style-name="ce3" table:content-validation-name="val2" office:value-type="float" office:value="12" calcext:value-type="float">
            <text:p>12</text:p>
          </table:table-cell>
          <table:table-cell table:style-name="ce17" office:value-type="date" office:date-value="2014-11-02" calcext:value-type="date">
            <text:p>02-11</text:p>
          </table:table-cell>
          <table:table-cell table:style-name="ce3" office:value-type="string" calcext:value-type="string">
            <text:p>María Fernandez Septién</text:p>
          </table:table-cell>
          <table:table-cell table:style-name="ce3" office:value-type="string" calcext:value-type="string">
            <text:p>Aspirador Aqua Plus</text:p>
          </table:table-cell>
          <table:table-cell table:style-name="ce20" table:content-validation-name="val5" office:value-type="currency" office:currency="EUR" office:value="147" calcext:value-type="currency">
            <text:p>147,00 €</text:p>
          </table:table-cell>
          <table:table-cell table:style-name="ce30" table:content-validation-name="val7" office:value-type="float" office:value="1" calcext:value-type="float">
            <text:p>1</text:p>
          </table:table-cell>
          <table:table-cell table:style-name="ce5" table:formula="of:=[.E157]*[.F157]" office:value-type="float" office:value="147" calcext:value-type="float">
            <text:p>147,00 € </text:p>
          </table:table-cell>
          <table:table-cell table:style-name="ce5" table:formula="of:=[.G157]*12%" office:value-type="float" office:value="17.64" calcext:value-type="float">
            <text:p>17,64 € </text:p>
          </table:table-cell>
          <table:table-cell table:style-name="ce5" table:content-validation-name="val8" table:formula="of:=[.G157]+[.H157]" office:value-type="float" office:value="164.64" calcext:value-type="float">
            <text:p>164,64 € </text:p>
          </table:table-cell>
          <table:table-cell table:number-columns-repeated="1015"/>
        </table:table-row>
        <table:table-row table:style-name="ro1">
          <table:table-cell table:style-name="ce3" table:content-validation-name="val2" office:value-type="float" office:value="13" calcext:value-type="float">
            <text:p>13</text:p>
          </table:table-cell>
          <table:table-cell table:style-name="ce17" office:value-type="date" office:date-value="2014-11-03" calcext:value-type="date">
            <text:p>03-11</text:p>
          </table:table-cell>
          <table:table-cell table:style-name="ce3" office:value-type="string" calcext:value-type="string">
            <text:p>Carlos Beltrán Díez</text:p>
          </table:table-cell>
          <table:table-cell table:style-name="ce3" office:value-type="string" calcext:value-type="string">
            <text:p>Calefactor Portátil MX112</text:p>
          </table:table-cell>
          <table:table-cell table:style-name="ce20" table:content-validation-name="val5" office:value-type="currency" office:currency="EUR" office:value="75.4" calcext:value-type="currency">
            <text:p>75,40 €</text:p>
          </table:table-cell>
          <table:table-cell table:style-name="ce30" table:content-validation-name="val7" office:value-type="float" office:value="2" calcext:value-type="float">
            <text:p>2</text:p>
          </table:table-cell>
          <table:table-cell table:style-name="ce5" table:formula="of:=[.E158]*[.F158]" office:value-type="float" office:value="150.8" calcext:value-type="float">
            <text:p>150,80 € </text:p>
          </table:table-cell>
          <table:table-cell table:style-name="ce5" table:formula="of:=[.G158]*12%" office:value-type="float" office:value="18.096" calcext:value-type="float">
            <text:p>18,10 € </text:p>
          </table:table-cell>
          <table:table-cell table:style-name="ce5" table:content-validation-name="val8" table:formula="of:=[.G158]+[.H158]" office:value-type="float" office:value="168.896" calcext:value-type="float">
            <text:p>168,90 € </text:p>
          </table:table-cell>
          <table:table-cell table:number-columns-repeated="1015"/>
        </table:table-row>
        <table:table-row table:style-name="ro1">
          <table:table-cell table:style-name="ce3" table:content-validation-name="val2" office:value-type="float" office:value="1" calcext:value-type="float">
            <text:p>1</text:p>
          </table:table-cell>
          <table:table-cell table:style-name="ce17" office:value-type="date" office:date-value="2014-11-04" calcext:value-type="date">
            <text:p>04-11</text:p>
          </table:table-cell>
          <table:table-cell table:style-name="ce3" office:value-type="string" calcext:value-type="string">
            <text:p>Rosa Alonso Martínez</text:p>
          </table:table-cell>
          <table:table-cell table:style-name="ce3" office:value-type="string" calcext:value-type="string">
            <text:p>Microondas OPSM99</text:p>
          </table:table-cell>
          <table:table-cell table:style-name="ce20" table:content-validation-name="val5" office:value-type="currency" office:currency="EUR" office:value="216.45" calcext:value-type="currency">
            <text:p>216,45 €</text:p>
          </table:table-cell>
          <table:table-cell table:style-name="ce30" table:content-validation-name="val7" office:value-type="float" office:value="1" calcext:value-type="float">
            <text:p>1</text:p>
          </table:table-cell>
          <table:table-cell table:style-name="ce5" table:formula="of:=[.E159]*[.F159]" office:value-type="float" office:value="216.45" calcext:value-type="float">
            <text:p>216,45 € </text:p>
          </table:table-cell>
          <table:table-cell table:style-name="ce5" table:formula="of:=[.G159]*12%" office:value-type="float" office:value="25.974" calcext:value-type="float">
            <text:p>25,97 € </text:p>
          </table:table-cell>
          <table:table-cell table:style-name="ce5" table:content-validation-name="val8" table:formula="of:=[.G159]+[.H159]" office:value-type="float" office:value="242.424" calcext:value-type="float">
            <text:p>242,42 € </text:p>
          </table:table-cell>
          <table:table-cell table:number-columns-repeated="1015"/>
        </table:table-row>
        <table:table-row table:style-name="ro1">
          <table:table-cell table:style-name="ce3" table:content-validation-name="val2" office:value-type="float" office:value="3" calcext:value-type="float">
            <text:p>3</text:p>
          </table:table-cell>
          <table:table-cell table:style-name="ce17" office:value-type="date" office:date-value="2014-11-05" calcext:value-type="date">
            <text:p>05-11</text:p>
          </table:table-cell>
          <table:table-cell table:style-name="ce3" office:value-type="string" calcext:value-type="string">
            <text:p>Claudio Álvarez López</text:p>
          </table:table-cell>
          <table:table-cell table:style-name="ce3" office:value-type="string" calcext:value-type="string">
            <text:p>Lavavajillas OPSLG3</text:p>
          </table:table-cell>
          <table:table-cell table:style-name="ce20" table:content-validation-name="val5" office:value-type="currency" office:currency="EUR" office:value="265" calcext:value-type="currency">
            <text:p>265,00 €</text:p>
          </table:table-cell>
          <table:table-cell table:style-name="ce30" table:content-validation-name="val7" office:value-type="float" office:value="1" calcext:value-type="float">
            <text:p>1</text:p>
          </table:table-cell>
          <table:table-cell table:style-name="ce5" table:formula="of:=[.E160]*[.F160]" office:value-type="float" office:value="265" calcext:value-type="float">
            <text:p>265,00 € </text:p>
          </table:table-cell>
          <table:table-cell table:style-name="ce5" table:formula="of:=[.G160]*12%" office:value-type="float" office:value="31.8" calcext:value-type="float">
            <text:p>31,80 € </text:p>
          </table:table-cell>
          <table:table-cell table:style-name="ce5" table:content-validation-name="val8" table:formula="of:=[.G160]+[.H160]" office:value-type="float" office:value="296.8" calcext:value-type="float">
            <text:p>296,80 € </text:p>
          </table:table-cell>
          <table:table-cell table:number-columns-repeated="1015"/>
        </table:table-row>
        <table:table-row table:style-name="ro1">
          <table:table-cell table:style-name="ce3" table:content-validation-name="val2" office:value-type="float" office:value="6" calcext:value-type="float">
            <text:p>6</text:p>
          </table:table-cell>
          <table:table-cell table:style-name="ce17" office:value-type="date" office:date-value="2014-11-06" calcext:value-type="date">
            <text:p>06-11</text:p>
          </table:table-cell>
          <table:table-cell table:style-name="ce3" office:value-type="string" calcext:value-type="string">
            <text:p>Ana Márquez Sete</text:p>
          </table:table-cell>
          <table:table-cell table:style-name="ce3" office:value-type="string" calcext:value-type="string">
            <text:p>Lavavajillas OPSLG3</text:p>
          </table:table-cell>
          <table:table-cell table:style-name="ce20" table:content-validation-name="val5" office:value-type="currency" office:currency="EUR" office:value="265" calcext:value-type="currency">
            <text:p>265,00 €</text:p>
          </table:table-cell>
          <table:table-cell table:style-name="ce30" table:content-validation-name="val7" office:value-type="float" office:value="1" calcext:value-type="float">
            <text:p>1</text:p>
          </table:table-cell>
          <table:table-cell table:style-name="ce5" table:formula="of:=[.E161]*[.F161]" office:value-type="float" office:value="265" calcext:value-type="float">
            <text:p>265,00 € </text:p>
          </table:table-cell>
          <table:table-cell table:style-name="ce5" table:formula="of:=[.G161]*12%" office:value-type="float" office:value="31.8" calcext:value-type="float">
            <text:p>31,80 € </text:p>
          </table:table-cell>
          <table:table-cell table:style-name="ce5" table:content-validation-name="val8" table:formula="of:=[.G161]+[.H161]" office:value-type="float" office:value="296.8" calcext:value-type="float">
            <text:p>296,80 € </text:p>
          </table:table-cell>
          <table:table-cell table:number-columns-repeated="1015"/>
        </table:table-row>
        <table:table-row table:style-name="ro1">
          <table:table-cell table:style-name="ce3" table:content-validation-name="val2" office:value-type="float" office:value="4" calcext:value-type="float">
            <text:p>4</text:p>
          </table:table-cell>
          <table:table-cell table:style-name="ce17" office:value-type="date" office:date-value="2014-11-07" calcext:value-type="date">
            <text:p>07-11</text:p>
          </table:table-cell>
          <table:table-cell table:style-name="ce3" office:value-type="string" calcext:value-type="string">
            <text:p>Manuel Carranza Sants</text:p>
          </table:table-cell>
          <table:table-cell table:style-name="ce3" office:value-type="string" calcext:value-type="string">
            <text:p>Frigorífico Ser H17</text:p>
          </table:table-cell>
          <table:table-cell table:style-name="ce20" table:content-validation-name="val5" office:value-type="currency" office:currency="EUR" office:value="328.72" calcext:value-type="currency">
            <text:p>328,72 €</text:p>
          </table:table-cell>
          <table:table-cell table:style-name="ce30" table:content-validation-name="val7" office:value-type="float" office:value="1" calcext:value-type="float">
            <text:p>1</text:p>
          </table:table-cell>
          <table:table-cell table:style-name="ce5" table:formula="of:=[.E162]*[.F162]" office:value-type="float" office:value="328.72" calcext:value-type="float">
            <text:p>328,72 € </text:p>
          </table:table-cell>
          <table:table-cell table:style-name="ce5" table:formula="of:=[.G162]*12%" office:value-type="float" office:value="39.4464" calcext:value-type="float">
            <text:p>39,45 € </text:p>
          </table:table-cell>
          <table:table-cell table:style-name="ce5" table:content-validation-name="val8" table:formula="of:=[.G162]+[.H162]" office:value-type="float" office:value="368.1664" calcext:value-type="float">
            <text:p>368,17 € </text:p>
          </table:table-cell>
          <table:table-cell table:number-columns-repeated="1015"/>
        </table:table-row>
        <table:table-row table:style-name="ro1">
          <table:table-cell table:style-name="ce3" table:content-validation-name="val2" office:value-type="float" office:value="7" calcext:value-type="float">
            <text:p>7</text:p>
          </table:table-cell>
          <table:table-cell table:style-name="ce17" office:value-type="date" office:date-value="2014-11-08" calcext:value-type="date">
            <text:p>08-11</text:p>
          </table:table-cell>
          <table:table-cell table:style-name="ce3" office:value-type="string" calcext:value-type="string">
            <text:p>Mercedes Gómez Juárez</text:p>
          </table:table-cell>
          <table:table-cell table:style-name="ce3" office:value-type="string" calcext:value-type="string">
            <text:p>Frigorífico Ser H17</text:p>
          </table:table-cell>
          <table:table-cell table:style-name="ce20" table:content-validation-name="val5" office:value-type="currency" office:currency="EUR" office:value="328.72" calcext:value-type="currency">
            <text:p>328,72 €</text:p>
          </table:table-cell>
          <table:table-cell table:style-name="ce30" table:content-validation-name="val7" office:value-type="float" office:value="1" calcext:value-type="float">
            <text:p>1</text:p>
          </table:table-cell>
          <table:table-cell table:style-name="ce5" table:formula="of:=[.E163]*[.F163]" office:value-type="float" office:value="328.72" calcext:value-type="float">
            <text:p>328,72 € </text:p>
          </table:table-cell>
          <table:table-cell table:style-name="ce5" table:formula="of:=[.G163]*12%" office:value-type="float" office:value="39.4464" calcext:value-type="float">
            <text:p>39,45 € </text:p>
          </table:table-cell>
          <table:table-cell table:style-name="ce5" table:content-validation-name="val8" table:formula="of:=[.G163]+[.H163]" office:value-type="float" office:value="368.1664" calcext:value-type="float">
            <text:p>368,17 € </text:p>
          </table:table-cell>
          <table:table-cell table:number-columns-repeated="1015"/>
        </table:table-row>
        <table:table-row table:style-name="ro1">
          <table:table-cell table:style-name="ce3" table:content-validation-name="val2" office:value-type="float" office:value="10" calcext:value-type="float">
            <text:p>10</text:p>
          </table:table-cell>
          <table:table-cell table:style-name="ce17" office:value-type="date" office:date-value="2014-11-09" calcext:value-type="date">
            <text:p>09-11</text:p>
          </table:table-cell>
          <table:table-cell table:style-name="ce3" office:value-type="string" calcext:value-type="string">
            <text:p>Luis Santos Alonso</text:p>
          </table:table-cell>
          <table:table-cell table:style-name="ce3" office:value-type="string" calcext:value-type="string">
            <text:p>Frigorífico Ser H17</text:p>
          </table:table-cell>
          <table:table-cell table:style-name="ce20" table:content-validation-name="val5" office:value-type="currency" office:currency="EUR" office:value="328.72" calcext:value-type="currency">
            <text:p>328,72 €</text:p>
          </table:table-cell>
          <table:table-cell table:style-name="ce30" table:content-validation-name="val7" office:value-type="float" office:value="1" calcext:value-type="float">
            <text:p>1</text:p>
          </table:table-cell>
          <table:table-cell table:style-name="ce5" table:formula="of:=[.E164]*[.F164]" office:value-type="float" office:value="328.72" calcext:value-type="float">
            <text:p>328,72 € </text:p>
          </table:table-cell>
          <table:table-cell table:style-name="ce5" table:formula="of:=[.G164]*12%" office:value-type="float" office:value="39.4464" calcext:value-type="float">
            <text:p>39,45 € </text:p>
          </table:table-cell>
          <table:table-cell table:style-name="ce5" table:content-validation-name="val8" table:formula="of:=[.G164]+[.H164]" office:value-type="float" office:value="368.1664" calcext:value-type="float">
            <text:p>368,17 € </text:p>
          </table:table-cell>
          <table:table-cell table:number-columns-repeated="1015"/>
        </table:table-row>
        <table:table-row table:style-name="ro1">
          <table:table-cell table:style-name="ce3" table:content-validation-name="val2" office:value-type="float" office:value="10" calcext:value-type="float">
            <text:p>10</text:p>
          </table:table-cell>
          <table:table-cell table:style-name="ce17" office:value-type="date" office:date-value="2014-11-10" calcext:value-type="date">
            <text:p>10-11</text:p>
          </table:table-cell>
          <table:table-cell table:style-name="ce3" office:value-type="string" calcext:value-type="string">
            <text:p>Luis Santos Alonso</text:p>
          </table:table-cell>
          <table:table-cell table:style-name="ce3" office:value-type="string" calcext:value-type="string">
            <text:p>Radiador HOT23</text:p>
          </table:table-cell>
          <table:table-cell table:style-name="ce20" table:content-validation-name="val5" office:value-type="currency" office:currency="EUR" office:value="112.3" calcext:value-type="currency">
            <text:p>112,30 €</text:p>
          </table:table-cell>
          <table:table-cell table:style-name="ce30" table:content-validation-name="val7" office:value-type="float" office:value="3" calcext:value-type="float">
            <text:p>3</text:p>
          </table:table-cell>
          <table:table-cell table:style-name="ce5" table:formula="of:=[.E165]*[.F165]" office:value-type="float" office:value="336.9" calcext:value-type="float">
            <text:p>336,90 € </text:p>
          </table:table-cell>
          <table:table-cell table:style-name="ce5" table:formula="of:=[.G165]*12%" office:value-type="float" office:value="40.428" calcext:value-type="float">
            <text:p>40,43 € </text:p>
          </table:table-cell>
          <table:table-cell table:style-name="ce5" table:content-validation-name="val8" table:formula="of:=[.G165]+[.H165]" office:value-type="float" office:value="377.328" calcext:value-type="float">
            <text:p>377,33 € </text:p>
          </table:table-cell>
          <table:table-cell table:number-columns-repeated="1015"/>
        </table:table-row>
        <table:table-row table:style-name="ro1">
          <table:table-cell table:style-name="ce3" table:content-validation-name="val2" office:value-type="float" office:value="3" calcext:value-type="float">
            <text:p>3</text:p>
          </table:table-cell>
          <table:table-cell table:style-name="ce17" office:value-type="date" office:date-value="2014-11-11" calcext:value-type="date">
            <text:p>11-11</text:p>
          </table:table-cell>
          <table:table-cell table:style-name="ce3" office:value-type="string" calcext:value-type="string">
            <text:p>Claudio Álvarez López</text:p>
          </table:table-cell>
          <table:table-cell table:style-name="ce3" office:value-type="string" calcext:value-type="string">
            <text:p>Frigorífico Ser H22</text:p>
          </table:table-cell>
          <table:table-cell table:style-name="ce20" table:content-validation-name="val5" office:value-type="currency" office:currency="EUR" office:value="432.95" calcext:value-type="currency">
            <text:p>432,95 €</text:p>
          </table:table-cell>
          <table:table-cell table:style-name="ce30" table:content-validation-name="val7" office:value-type="float" office:value="1" calcext:value-type="float">
            <text:p>1</text:p>
          </table:table-cell>
          <table:table-cell table:style-name="ce5" table:formula="of:=[.E166]*[.F166]" office:value-type="float" office:value="432.95" calcext:value-type="float">
            <text:p>432,95 € </text:p>
          </table:table-cell>
          <table:table-cell table:style-name="ce5" table:formula="of:=[.G166]*12%" office:value-type="float" office:value="51.954" calcext:value-type="float">
            <text:p>51,95 € </text:p>
          </table:table-cell>
          <table:table-cell table:style-name="ce5" table:content-validation-name="val8" table:formula="of:=[.G166]+[.H166]" office:value-type="float" office:value="484.904" calcext:value-type="float">
            <text:p>484,90 € </text:p>
          </table:table-cell>
          <table:table-cell table:number-columns-repeated="1015"/>
        </table:table-row>
        <table:table-row table:style-name="ro1">
          <table:table-cell table:style-name="ce3" table:content-validation-name="val2" office:value-type="float" office:value="5" calcext:value-type="float">
            <text:p>5</text:p>
          </table:table-cell>
          <table:table-cell table:style-name="ce17" office:value-type="date" office:date-value="2014-11-12" calcext:value-type="date">
            <text:p>12-11</text:p>
          </table:table-cell>
          <table:table-cell table:style-name="ce3" office:value-type="string" calcext:value-type="string">
            <text:p>Javier Hernández Pérez</text:p>
          </table:table-cell>
          <table:table-cell table:style-name="ce3" office:value-type="string" calcext:value-type="string">
            <text:p>Aire acondicionado Ser AA12</text:p>
          </table:table-cell>
          <table:table-cell table:style-name="ce20" table:content-validation-name="val5" office:value-type="currency" office:currency="EUR" office:value="1327.5" calcext:value-type="currency">
            <text:p>1.327,50 €</text:p>
          </table:table-cell>
          <table:table-cell table:style-name="ce30" table:content-validation-name="val7" office:value-type="float" office:value="1" calcext:value-type="float">
            <text:p>1</text:p>
          </table:table-cell>
          <table:table-cell table:style-name="ce5" table:formula="of:=[.E167]*[.F167]" office:value-type="float" office:value="1327.5" calcext:value-type="float">
            <text:p>1.327,50 € </text:p>
          </table:table-cell>
          <table:table-cell table:style-name="ce5" table:formula="of:=[.G167]*12%" office:value-type="float" office:value="159.3" calcext:value-type="float">
            <text:p>159,30 € </text:p>
          </table:table-cell>
          <table:table-cell table:style-name="ce5" table:content-validation-name="val8" table:formula="of:=[.G167]+[.H167]" office:value-type="float" office:value="1486.8" calcext:value-type="float">
            <text:p>1.486,80 € 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31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1048400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lectrodomesticos.F148:Electrodomesticos.F169">
            <calcext:condition calcext:apply-style-name="caracter" calcext:value="&gt;10" calcext:base-cell-address="Electrodomesticos.F148"/>
            <calcext:condition calcext:apply-style-name="Explanatory Text" calcext:value="=0" calcext:base-cell-address="Electrodomesticos.F148"/>
          </calcext:conditional-format>
        </calcext:conditional-formats>
      </table:table>
      <table:table table:name="Informática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8" table:number-columns-repeated="1015" table:default-cell-style-name="ce1"/>
        <table:table-row table:style-name="ro1"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Artículo</text:p>
          </table:table-cell>
          <table:table-cell table:style-name="ce6" office:value-type="string" calcext:value-type="string">
            <text:p>Precio</text:p>
          </table:table-cell>
          <table:table-cell table:style-name="ce6" office:value-type="string" calcext:value-type="string">
            <text:p>Unidades</text:p>
          </table:table-cell>
          <table:table-cell table:style-name="ce6" office:value-type="string" calcext:value-type="string">
            <text:p>Subtotal</text:p>
          </table:table-cell>
          <table:table-cell table:style-name="ce6" office:value-type="string" calcext:value-type="string">
            <text:p>IVA</text:p>
          </table:table-cell>
          <table:table-cell table:style-name="ce6" office:value-type="string" calcext:value-type="string">
            <text:p>Total</text:p>
          </table:table-cell>
          <table:table-cell table:style-name="ce13" table:number-columns-repeated="1015"/>
        </table:table-row>
        <table:table-row table:style-name="ro1">
          <table:table-cell table:style-name="ce4" office:value-type="date" office:date-value="2014-09-12" calcext:value-type="date">
            <text:p>12/sep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Disquete 3,5</text:p>
          </table:table-cell>
          <table:table-cell table:style-name="ce10" office:value-type="float" office:value="1.2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09-13" calcext:value-type="date">
            <text:p>13/sep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CD-RW 700 Mb</text:p>
          </table:table-cell>
          <table:table-cell table:style-name="ce10" office:value-type="float" office:value="0.7" calcext:value-type="float">
            <text:p>1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09-14" calcext:value-type="date">
            <text:p>14/sep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CD-RW 700 Mb</text:p>
          </table:table-cell>
          <table:table-cell table:style-name="ce10" office:value-type="float" office:value="0.7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09-15" calcext:value-type="date">
            <text:p>15/sep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Toner HP8100</text:p>
          </table:table-cell>
          <table:table-cell table:style-name="ce10" office:value-type="float" office:value="83.95" calcext:value-type="float">
            <text:p>84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09-16" calcext:value-type="date">
            <text:p>16/sep</text:p>
          </table:table-cell>
          <table:table-cell table:style-name="ce3" office:value-type="string" calcext:value-type="string">
            <text:p>Manuel</text:p>
          </table:table-cell>
          <table:table-cell table:style-name="ce3" office:value-type="string" calcext:value-type="string">
            <text:p>Carranza Sants</text:p>
          </table:table-cell>
          <table:table-cell table:style-name="ce3" office:value-type="string" calcext:value-type="string">
            <text:p>Papel XEON Photo</text:p>
          </table:table-cell>
          <table:table-cell table:style-name="ce10" office:value-type="float" office:value="13.5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09-17" calcext:value-type="date">
            <text:p>17/sep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CD-RW 800 Mb</text:p>
          </table:table-cell>
          <table:table-cell table:style-name="ce10" office:value-type="float" office:value="0.85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09-18" calcext:value-type="date">
            <text:p>18/sep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inta Epson X03</text:p>
          </table:table-cell>
          <table:table-cell table:style-name="ce10" office:value-type="float" office:value="33.15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09-19" calcext:value-type="date">
            <text:p>19/sep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Gómez Juárez</text:p>
          </table:table-cell>
          <table:table-cell table:style-name="ce3" office:value-type="string" calcext:value-type="string">
            <text:p>Papel Glossy PR15</text:p>
          </table:table-cell>
          <table:table-cell table:style-name="ce10" office:value-type="float" office:value="21.3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09-20" calcext:value-type="date">
            <text:p>20/sep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Gómez Juárez</text:p>
          </table:table-cell>
          <table:table-cell table:style-name="ce3" office:value-type="string" calcext:value-type="string">
            <text:p>Toner HP8100</text:p>
          </table:table-cell>
          <table:table-cell table:style-name="ce10" office:value-type="float" office:value="83.95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09-21" calcext:value-type="date">
            <text:p>21/sep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CD-RW 700 Mb</text:p>
          </table:table-cell>
          <table:table-cell table:style-name="ce10" office:value-type="float" office:value="0.7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09-22" calcext:value-type="date">
            <text:p>22/sep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Tinta Epson MH01</text:p>
          </table:table-cell>
          <table:table-cell table:style-name="ce10" office:value-type="float" office:value="36.42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09-23" calcext:value-type="date">
            <text:p>23/sep</text:p>
          </table:table-cell>
          <table:table-cell table:style-name="ce3" office:value-type="string" calcext:value-type="string">
            <text:p>Rosa</text:p>
          </table:table-cell>
          <table:table-cell table:style-name="ce3" office:value-type="string" calcext:value-type="string">
            <text:p>Alonso Martínez</text:p>
          </table:table-cell>
          <table:table-cell table:style-name="ce3" office:value-type="string" calcext:value-type="string">
            <text:p>Toner HP4050</text:p>
          </table:table-cell>
          <table:table-cell table:style-name="ce10" office:value-type="float" office:value="76.38" calcext:value-type="float">
            <text:p>76</text:p>
          </table:table-cell>
          <table:table-cell table:style-name="ce3" office:value-type="float" office:value="5" calcext:value-type="float">
            <text:p>5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09-24" calcext:value-type="date">
            <text:p>24/sep</text:p>
          </table:table-cell>
          <table:table-cell table:style-name="ce3" office:value-type="string" calcext:value-type="string">
            <text:p>Manuel</text:p>
          </table:table-cell>
          <table:table-cell table:style-name="ce3" office:value-type="string" calcext:value-type="string">
            <text:p>Carranza Sants</text:p>
          </table:table-cell>
          <table:table-cell table:style-name="ce3" office:value-type="string" calcext:value-type="string">
            <text:p>Disquete 3,5</text:p>
          </table:table-cell>
          <table:table-cell table:style-name="ce10" office:value-type="float" office:value="1.2" calcext:value-type="float">
            <text:p>1</text:p>
          </table:table-cell>
          <table:table-cell table:style-name="ce3" office:value-type="float" office:value="400" calcext:value-type="float">
            <text:p>400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09-25" calcext:value-type="date">
            <text:p>25/sep</text:p>
          </table:table-cell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Santos Alonso</text:p>
          </table:table-cell>
          <table:table-cell table:style-name="ce3" office:value-type="string" calcext:value-type="string">
            <text:p>CD-RW 800 Mb</text:p>
          </table:table-cell>
          <table:table-cell table:style-name="ce10" office:value-type="float" office:value="0.85" calcext:value-type="float">
            <text:p>1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09-26" calcext:value-type="date">
            <text:p>26/sep</text:p>
          </table:table-cell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Santos Alonso</text:p>
          </table:table-cell>
          <table:table-cell table:style-name="ce3" office:value-type="string" calcext:value-type="string">
            <text:p>Papel Glossy PR15</text:p>
          </table:table-cell>
          <table:table-cell table:style-name="ce10" office:value-type="float" office:value="21.3" calcext:value-type="float">
            <text:p>21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09-27" calcext:value-type="date">
            <text:p>27/sep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CD-RW 700 Mb</text:p>
          </table:table-cell>
          <table:table-cell table:style-name="ce10" office:value-type="float" office:value="0.75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09-28" calcext:value-type="date">
            <text:p>28/sep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inta Epson X03</text:p>
          </table:table-cell>
          <table:table-cell table:style-name="ce10" office:value-type="float" office:value="35.23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09-29" calcext:value-type="date">
            <text:p>29/sep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oner HP8100</text:p>
          </table:table-cell>
          <table:table-cell table:style-name="ce10" office:value-type="float" office:value="83.95" calcext:value-type="float">
            <text:p>84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09-30" calcext:value-type="date">
            <text:p>30/sep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Gómez Juárez</text:p>
          </table:table-cell>
          <table:table-cell table:style-name="ce3" office:value-type="string" calcext:value-type="string">
            <text:p>CD-RW 700 Mb</text:p>
          </table:table-cell>
          <table:table-cell table:style-name="ce10" office:value-type="float" office:value="0.75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10-01" calcext:value-type="date">
            <text:p>01/oct</text:p>
          </table:table-cell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Santos Alonso</text:p>
          </table:table-cell>
          <table:table-cell table:style-name="ce3" office:value-type="string" calcext:value-type="string">
            <text:p>Toner HP4050</text:p>
          </table:table-cell>
          <table:table-cell table:style-name="ce10" office:value-type="float" office:value="76.38" calcext:value-type="float">
            <text:p>76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10-02" calcext:value-type="date">
            <text:p>02/oct</text:p>
          </table:table-cell>
          <table:table-cell table:style-name="ce3" office:value-type="string" calcext:value-type="string">
            <text:p>Rosa</text:p>
          </table:table-cell>
          <table:table-cell table:style-name="ce3" office:value-type="string" calcext:value-type="string">
            <text:p>Alonso Martínez</text:p>
          </table:table-cell>
          <table:table-cell table:style-name="ce3" office:value-type="string" calcext:value-type="string">
            <text:p>Disquete 3,5</text:p>
          </table:table-cell>
          <table:table-cell table:style-name="ce10" office:value-type="float" office:value="1.2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10-03" calcext:value-type="date">
            <text:p>03/oct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Papel Glossy PR15</text:p>
          </table:table-cell>
          <table:table-cell table:style-name="ce10" office:value-type="float" office:value="21.3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10-04" calcext:value-type="date">
            <text:p>04/oct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Toner HP8100</text:p>
          </table:table-cell>
          <table:table-cell table:style-name="ce10" office:value-type="float" office:value="83.95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10-05" calcext:value-type="date">
            <text:p>05/oct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CD-RW 800 Mb</text:p>
          </table:table-cell>
          <table:table-cell table:style-name="ce10" office:value-type="float" office:value="0.85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date" office:date-value="2014-10-06" calcext:value-type="date">
            <text:p>06/oct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oner HP4050</text:p>
          </table:table-cell>
          <table:table-cell table:style-name="ce10" office:value-type="float" office:value="76.38" calcext:value-type="float">
            <text:p>76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12" office:value-type="string" calcext:value-type="string">
            <text:p>Cambia el formato del precio para que sea de tipo moneda</text:p>
          </table:table-cell>
          <table:table-cell table:number-columns-repeated="5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12" office:value-type="string" calcext:value-type="string">
            <text:p>Cambia el formato de fecha para que sea DD-MM</text:p>
          </table:table-cell>
          <table:table-cell table:number-columns-repeated="5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12" office:value-type="string" calcext:value-type="string">
            <text:p>Calcula el subtotal de la compra de cada artículo, el IVA sobre el precio suponiendo que está al 12% y total de la compra de cada artículo.</text:p>
          </table:table-cell>
          <table:table-cell table:number-columns-repeated="5"/>
          <table:table-cell table:style-name="Default"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Artículo</text:p>
          </table:table-cell>
          <table:table-cell table:style-name="ce6" office:value-type="string" calcext:value-type="string">
            <text:p>Precio</text:p>
          </table:table-cell>
          <table:table-cell table:style-name="ce6" office:value-type="string" calcext:value-type="string">
            <text:p>Unidades</text:p>
          </table:table-cell>
          <table:table-cell table:style-name="ce6" office:value-type="string" calcext:value-type="string">
            <text:p>Subtotal</text:p>
          </table:table-cell>
          <table:table-cell table:style-name="ce6" office:value-type="string" calcext:value-type="string">
            <text:p>IVA</text:p>
          </table:table-cell>
          <table:table-cell table:style-name="ce6"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2" calcext:value-type="date">
            <text:p>12-09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Disquete 3,5</text:p>
          </table:table-cell>
          <table:table-cell table:style-name="ce20" office:value-type="currency" office:currency="EUR" office:value="1.2" calcext:value-type="currency">
            <text:p>1,20 €</text:p>
          </table:table-cell>
          <table:table-cell table:style-name="ce3" office:value-type="float" office:value="60" calcext:value-type="float">
            <text:p>60</text:p>
          </table:table-cell>
          <table:table-cell table:style-name="ce24" table:formula="of:=[.E33]*[.F33]" office:value-type="currency" office:currency="EUR" office:value="72" calcext:value-type="currency">
            <text:p>72,00 €</text:p>
          </table:table-cell>
          <table:table-cell table:style-name="ce24" table:formula="of:=[.G33]*12%" office:value-type="currency" office:currency="EUR" office:value="8.64" calcext:value-type="currency">
            <text:p>8,64 €</text:p>
          </table:table-cell>
          <table:table-cell table:style-name="ce24" table:formula="of:=[.G33]+[.H33]" office:value-type="currency" office:currency="EUR" office:value="80.64" calcext:value-type="currency">
            <text:p>80,64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3" calcext:value-type="date">
            <text:p>13-09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CD-RW 700 Mb</text:p>
          </table:table-cell>
          <table:table-cell table:style-name="ce20" office:value-type="currency" office:currency="EUR" office:value="0.7" calcext:value-type="currency">
            <text:p>0,70 €</text:p>
          </table:table-cell>
          <table:table-cell table:style-name="ce3" office:value-type="float" office:value="250" calcext:value-type="float">
            <text:p>250</text:p>
          </table:table-cell>
          <table:table-cell table:style-name="ce24" table:formula="of:=[.E34]*[.F34]" office:value-type="currency" office:currency="EUR" office:value="175" calcext:value-type="currency">
            <text:p>175,00 €</text:p>
          </table:table-cell>
          <table:table-cell table:style-name="ce24" table:formula="of:=[.G34]*12%" office:value-type="currency" office:currency="EUR" office:value="21" calcext:value-type="currency">
            <text:p>21,00 €</text:p>
          </table:table-cell>
          <table:table-cell table:style-name="ce24" table:formula="of:=[.G34]+[.H34]" office:value-type="currency" office:currency="EUR" office:value="196" calcext:value-type="currency">
            <text:p>196,0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4" calcext:value-type="date">
            <text:p>14-09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CD-RW 700 Mb</text:p>
          </table:table-cell>
          <table:table-cell table:style-name="ce20" office:value-type="currency" office:currency="EUR" office:value="0.7" calcext:value-type="currency">
            <text:p>0,70 €</text:p>
          </table:table-cell>
          <table:table-cell table:style-name="ce3" office:value-type="float" office:value="100" calcext:value-type="float">
            <text:p>100</text:p>
          </table:table-cell>
          <table:table-cell table:style-name="ce24" table:formula="of:=[.E35]*[.F35]" office:value-type="currency" office:currency="EUR" office:value="70" calcext:value-type="currency">
            <text:p>70,00 €</text:p>
          </table:table-cell>
          <table:table-cell table:style-name="ce24" table:formula="of:=[.G35]*12%" office:value-type="currency" office:currency="EUR" office:value="8.4" calcext:value-type="currency">
            <text:p>8,40 €</text:p>
          </table:table-cell>
          <table:table-cell table:style-name="ce24" table:formula="of:=[.G35]+[.H35]" office:value-type="currency" office:currency="EUR" office:value="78.4" calcext:value-type="currency">
            <text:p>78,4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5" calcext:value-type="date">
            <text:p>15-09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Toner HP8100</text:p>
          </table:table-cell>
          <table:table-cell table:style-name="ce20" office:value-type="currency" office:currency="EUR" office:value="83.95" calcext:value-type="currency">
            <text:p>83,95 €</text:p>
          </table:table-cell>
          <table:table-cell table:style-name="ce3" office:value-type="float" office:value="2" calcext:value-type="float">
            <text:p>2</text:p>
          </table:table-cell>
          <table:table-cell table:style-name="ce24" table:formula="of:=[.E36]*[.F36]" office:value-type="currency" office:currency="EUR" office:value="167.9" calcext:value-type="currency">
            <text:p>167,90 €</text:p>
          </table:table-cell>
          <table:table-cell table:style-name="ce24" table:formula="of:=[.G36]*12%" office:value-type="currency" office:currency="EUR" office:value="20.148" calcext:value-type="currency">
            <text:p>20,15 €</text:p>
          </table:table-cell>
          <table:table-cell table:style-name="ce24" table:formula="of:=[.G36]+[.H36]" office:value-type="currency" office:currency="EUR" office:value="188.048" calcext:value-type="currency">
            <text:p>188,05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6" calcext:value-type="date">
            <text:p>16-09</text:p>
          </table:table-cell>
          <table:table-cell table:style-name="ce3" office:value-type="string" calcext:value-type="string">
            <text:p>Manuel</text:p>
          </table:table-cell>
          <table:table-cell table:style-name="ce3" office:value-type="string" calcext:value-type="string">
            <text:p>Carranza Sants</text:p>
          </table:table-cell>
          <table:table-cell table:style-name="ce3" office:value-type="string" calcext:value-type="string">
            <text:p>Papel XEON Photo</text:p>
          </table:table-cell>
          <table:table-cell table:style-name="ce20" office:value-type="currency" office:currency="EUR" office:value="13.5" calcext:value-type="currency">
            <text:p>13,50 €</text:p>
          </table:table-cell>
          <table:table-cell table:style-name="ce3" office:value-type="float" office:value="10" calcext:value-type="float">
            <text:p>10</text:p>
          </table:table-cell>
          <table:table-cell table:style-name="ce24" table:formula="of:=[.E37]*[.F37]" office:value-type="currency" office:currency="EUR" office:value="135" calcext:value-type="currency">
            <text:p>135,00 €</text:p>
          </table:table-cell>
          <table:table-cell table:style-name="ce24" table:formula="of:=[.G37]*12%" office:value-type="currency" office:currency="EUR" office:value="16.2" calcext:value-type="currency">
            <text:p>16,20 €</text:p>
          </table:table-cell>
          <table:table-cell table:style-name="ce24" table:formula="of:=[.G37]+[.H37]" office:value-type="currency" office:currency="EUR" office:value="151.2" calcext:value-type="currency">
            <text:p>151,2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7" calcext:value-type="date">
            <text:p>17-09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CD-RW 800 Mb</text:p>
          </table:table-cell>
          <table:table-cell table:style-name="ce20" office:value-type="currency" office:currency="EUR" office:value="0.85" calcext:value-type="currency">
            <text:p>0,85 €</text:p>
          </table:table-cell>
          <table:table-cell table:style-name="ce3" office:value-type="float" office:value="30" calcext:value-type="float">
            <text:p>30</text:p>
          </table:table-cell>
          <table:table-cell table:style-name="ce24" table:formula="of:=[.E38]*[.F38]" office:value-type="currency" office:currency="EUR" office:value="25.5" calcext:value-type="currency">
            <text:p>25,50 €</text:p>
          </table:table-cell>
          <table:table-cell table:style-name="ce24" table:formula="of:=[.G38]*12%" office:value-type="currency" office:currency="EUR" office:value="3.06" calcext:value-type="currency">
            <text:p>3,06 €</text:p>
          </table:table-cell>
          <table:table-cell table:style-name="ce24" table:formula="of:=[.G38]+[.H38]" office:value-type="currency" office:currency="EUR" office:value="28.56" calcext:value-type="currency">
            <text:p>28,56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8" calcext:value-type="date">
            <text:p>18-09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inta Epson X03</text:p>
          </table:table-cell>
          <table:table-cell table:style-name="ce20" office:value-type="currency" office:currency="EUR" office:value="33.15" calcext:value-type="currency">
            <text:p>33,15 €</text:p>
          </table:table-cell>
          <table:table-cell table:style-name="ce3" office:value-type="float" office:value="1" calcext:value-type="float">
            <text:p>1</text:p>
          </table:table-cell>
          <table:table-cell table:style-name="ce24" table:formula="of:=[.E39]*[.F39]" office:value-type="currency" office:currency="EUR" office:value="33.15" calcext:value-type="currency">
            <text:p>33,15 €</text:p>
          </table:table-cell>
          <table:table-cell table:style-name="ce24" table:formula="of:=[.G39]*12%" office:value-type="currency" office:currency="EUR" office:value="3.978" calcext:value-type="currency">
            <text:p>3,98 €</text:p>
          </table:table-cell>
          <table:table-cell table:style-name="ce24" table:formula="of:=[.G39]+[.H39]" office:value-type="currency" office:currency="EUR" office:value="37.128" calcext:value-type="currency">
            <text:p>37,13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9" calcext:value-type="date">
            <text:p>19-09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Gómez Juárez</text:p>
          </table:table-cell>
          <table:table-cell table:style-name="ce3" office:value-type="string" calcext:value-type="string">
            <text:p>Papel Glossy PR15</text:p>
          </table:table-cell>
          <table:table-cell table:style-name="ce20" office:value-type="currency" office:currency="EUR" office:value="21.3" calcext:value-type="currency">
            <text:p>21,30 €</text:p>
          </table:table-cell>
          <table:table-cell table:style-name="ce3" office:value-type="float" office:value="5" calcext:value-type="float">
            <text:p>5</text:p>
          </table:table-cell>
          <table:table-cell table:style-name="ce24" table:formula="of:=[.E40]*[.F40]" office:value-type="currency" office:currency="EUR" office:value="106.5" calcext:value-type="currency">
            <text:p>106,50 €</text:p>
          </table:table-cell>
          <table:table-cell table:style-name="ce24" table:formula="of:=[.G40]*12%" office:value-type="currency" office:currency="EUR" office:value="12.78" calcext:value-type="currency">
            <text:p>12,78 €</text:p>
          </table:table-cell>
          <table:table-cell table:style-name="ce24" table:formula="of:=[.G40]+[.H40]" office:value-type="currency" office:currency="EUR" office:value="119.28" calcext:value-type="currency">
            <text:p>119,28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0" calcext:value-type="date">
            <text:p>20-09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Gómez Juárez</text:p>
          </table:table-cell>
          <table:table-cell table:style-name="ce3" office:value-type="string" calcext:value-type="string">
            <text:p>Toner HP8100</text:p>
          </table:table-cell>
          <table:table-cell table:style-name="ce20" office:value-type="currency" office:currency="EUR" office:value="83.95" calcext:value-type="currency">
            <text:p>83,95 €</text:p>
          </table:table-cell>
          <table:table-cell table:style-name="ce3" office:value-type="float" office:value="1" calcext:value-type="float">
            <text:p>1</text:p>
          </table:table-cell>
          <table:table-cell table:style-name="ce24" table:formula="of:=[.E41]*[.F41]" office:value-type="currency" office:currency="EUR" office:value="83.95" calcext:value-type="currency">
            <text:p>83,95 €</text:p>
          </table:table-cell>
          <table:table-cell table:style-name="ce24" table:formula="of:=[.G41]*12%" office:value-type="currency" office:currency="EUR" office:value="10.074" calcext:value-type="currency">
            <text:p>10,07 €</text:p>
          </table:table-cell>
          <table:table-cell table:style-name="ce24" table:formula="of:=[.G41]+[.H41]" office:value-type="currency" office:currency="EUR" office:value="94.024" calcext:value-type="currency">
            <text:p>94,02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1" calcext:value-type="date">
            <text:p>21-09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CD-RW 700 Mb</text:p>
          </table:table-cell>
          <table:table-cell table:style-name="ce20" office:value-type="currency" office:currency="EUR" office:value="0.7" calcext:value-type="currency">
            <text:p>0,70 €</text:p>
          </table:table-cell>
          <table:table-cell table:style-name="ce3" office:value-type="float" office:value="50" calcext:value-type="float">
            <text:p>50</text:p>
          </table:table-cell>
          <table:table-cell table:style-name="ce24" table:formula="of:=[.E42]*[.F42]" office:value-type="currency" office:currency="EUR" office:value="35" calcext:value-type="currency">
            <text:p>35,00 €</text:p>
          </table:table-cell>
          <table:table-cell table:style-name="ce24" table:formula="of:=[.G42]*12%" office:value-type="currency" office:currency="EUR" office:value="4.2" calcext:value-type="currency">
            <text:p>4,20 €</text:p>
          </table:table-cell>
          <table:table-cell table:style-name="ce24" table:formula="of:=[.G42]+[.H42]" office:value-type="currency" office:currency="EUR" office:value="39.2" calcext:value-type="currency">
            <text:p>39,2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2" calcext:value-type="date">
            <text:p>22-09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Tinta Epson MH01</text:p>
          </table:table-cell>
          <table:table-cell table:style-name="ce20" office:value-type="currency" office:currency="EUR" office:value="36.42" calcext:value-type="currency">
            <text:p>36,42 €</text:p>
          </table:table-cell>
          <table:table-cell table:style-name="ce3" office:value-type="float" office:value="2" calcext:value-type="float">
            <text:p>2</text:p>
          </table:table-cell>
          <table:table-cell table:style-name="ce24" table:formula="of:=[.E43]*[.F43]" office:value-type="currency" office:currency="EUR" office:value="72.84" calcext:value-type="currency">
            <text:p>72,84 €</text:p>
          </table:table-cell>
          <table:table-cell table:style-name="ce24" table:formula="of:=[.G43]*12%" office:value-type="currency" office:currency="EUR" office:value="8.7408" calcext:value-type="currency">
            <text:p>8,74 €</text:p>
          </table:table-cell>
          <table:table-cell table:style-name="ce24" table:formula="of:=[.G43]+[.H43]" office:value-type="currency" office:currency="EUR" office:value="81.5808" calcext:value-type="currency">
            <text:p>81,58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3" calcext:value-type="date">
            <text:p>23-09</text:p>
          </table:table-cell>
          <table:table-cell table:style-name="ce3" office:value-type="string" calcext:value-type="string">
            <text:p>Rosa</text:p>
          </table:table-cell>
          <table:table-cell table:style-name="ce3" office:value-type="string" calcext:value-type="string">
            <text:p>Alonso Martínez</text:p>
          </table:table-cell>
          <table:table-cell table:style-name="ce3" office:value-type="string" calcext:value-type="string">
            <text:p>Toner HP4050</text:p>
          </table:table-cell>
          <table:table-cell table:style-name="ce20" office:value-type="currency" office:currency="EUR" office:value="76.38" calcext:value-type="currency">
            <text:p>76,38 €</text:p>
          </table:table-cell>
          <table:table-cell table:style-name="ce3" office:value-type="float" office:value="5" calcext:value-type="float">
            <text:p>5</text:p>
          </table:table-cell>
          <table:table-cell table:style-name="ce24" table:formula="of:=[.E44]*[.F44]" office:value-type="currency" office:currency="EUR" office:value="381.9" calcext:value-type="currency">
            <text:p>381,90 €</text:p>
          </table:table-cell>
          <table:table-cell table:style-name="ce24" table:formula="of:=[.G44]*12%" office:value-type="currency" office:currency="EUR" office:value="45.828" calcext:value-type="currency">
            <text:p>45,83 €</text:p>
          </table:table-cell>
          <table:table-cell table:style-name="ce24" table:formula="of:=[.G44]+[.H44]" office:value-type="currency" office:currency="EUR" office:value="427.728" calcext:value-type="currency">
            <text:p>427,73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4" calcext:value-type="date">
            <text:p>24-09</text:p>
          </table:table-cell>
          <table:table-cell table:style-name="ce3" office:value-type="string" calcext:value-type="string">
            <text:p>Manuel</text:p>
          </table:table-cell>
          <table:table-cell table:style-name="ce3" office:value-type="string" calcext:value-type="string">
            <text:p>Carranza Sants</text:p>
          </table:table-cell>
          <table:table-cell table:style-name="ce3" office:value-type="string" calcext:value-type="string">
            <text:p>Disquete 3,5</text:p>
          </table:table-cell>
          <table:table-cell table:style-name="ce20" office:value-type="currency" office:currency="EUR" office:value="1.2" calcext:value-type="currency">
            <text:p>1,20 €</text:p>
          </table:table-cell>
          <table:table-cell table:style-name="ce3" office:value-type="float" office:value="400" calcext:value-type="float">
            <text:p>400</text:p>
          </table:table-cell>
          <table:table-cell table:style-name="ce24" table:formula="of:=[.E45]*[.F45]" office:value-type="currency" office:currency="EUR" office:value="480" calcext:value-type="currency">
            <text:p>480,00 €</text:p>
          </table:table-cell>
          <table:table-cell table:style-name="ce24" table:formula="of:=[.G45]*12%" office:value-type="currency" office:currency="EUR" office:value="57.6" calcext:value-type="currency">
            <text:p>57,60 €</text:p>
          </table:table-cell>
          <table:table-cell table:style-name="ce24" table:formula="of:=[.G45]+[.H45]" office:value-type="currency" office:currency="EUR" office:value="537.6" calcext:value-type="currency">
            <text:p>537,6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5" calcext:value-type="date">
            <text:p>25-09</text:p>
          </table:table-cell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Santos Alonso</text:p>
          </table:table-cell>
          <table:table-cell table:style-name="ce3" office:value-type="string" calcext:value-type="string">
            <text:p>CD-RW 800 Mb</text:p>
          </table:table-cell>
          <table:table-cell table:style-name="ce20" office:value-type="currency" office:currency="EUR" office:value="0.85" calcext:value-type="currency">
            <text:p>0,85 €</text:p>
          </table:table-cell>
          <table:table-cell table:style-name="Default" office:value-type="float" office:value="1000" calcext:value-type="float">
            <text:p>1000</text:p>
          </table:table-cell>
          <table:table-cell table:style-name="ce24" table:formula="of:=[.E46]*[.F46]" office:value-type="currency" office:currency="EUR" office:value="850" calcext:value-type="currency">
            <text:p>850,00 €</text:p>
          </table:table-cell>
          <table:table-cell table:style-name="ce24" table:formula="of:=[.G46]*12%" office:value-type="currency" office:currency="EUR" office:value="102" calcext:value-type="currency">
            <text:p>102,00 €</text:p>
          </table:table-cell>
          <table:table-cell table:style-name="ce24" table:formula="of:=[.G46]+[.H46]" office:value-type="currency" office:currency="EUR" office:value="952" calcext:value-type="currency">
            <text:p>952,0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6" calcext:value-type="date">
            <text:p>26-09</text:p>
          </table:table-cell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Santos Alonso</text:p>
          </table:table-cell>
          <table:table-cell table:style-name="ce3" office:value-type="string" calcext:value-type="string">
            <text:p>Papel Glossy PR15</text:p>
          </table:table-cell>
          <table:table-cell table:style-name="ce20" office:value-type="currency" office:currency="EUR" office:value="21.3" calcext:value-type="currency">
            <text:p>21,30 €</text:p>
          </table:table-cell>
          <table:table-cell table:style-name="ce3" office:value-type="float" office:value="100" calcext:value-type="float">
            <text:p>100</text:p>
          </table:table-cell>
          <table:table-cell table:style-name="ce24" table:formula="of:=[.E47]*[.F47]" office:value-type="currency" office:currency="EUR" office:value="2130" calcext:value-type="currency">
            <text:p>2.130,00 €</text:p>
          </table:table-cell>
          <table:table-cell table:style-name="ce24" table:formula="of:=[.G47]*12%" office:value-type="currency" office:currency="EUR" office:value="255.6" calcext:value-type="currency">
            <text:p>255,60 €</text:p>
          </table:table-cell>
          <table:table-cell table:style-name="ce24" table:formula="of:=[.G47]+[.H47]" office:value-type="currency" office:currency="EUR" office:value="2385.6" calcext:value-type="currency">
            <text:p>2.385,6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7" calcext:value-type="date">
            <text:p>27-09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CD-RW 700 Mb</text:p>
          </table:table-cell>
          <table:table-cell table:style-name="ce20" office:value-type="currency" office:currency="EUR" office:value="0.75" calcext:value-type="currency">
            <text:p>0,75 €</text:p>
          </table:table-cell>
          <table:table-cell table:style-name="ce3" office:value-type="float" office:value="10" calcext:value-type="float">
            <text:p>10</text:p>
          </table:table-cell>
          <table:table-cell table:style-name="ce24" table:formula="of:=[.E48]*[.F48]" office:value-type="currency" office:currency="EUR" office:value="7.5" calcext:value-type="currency">
            <text:p>7,50 €</text:p>
          </table:table-cell>
          <table:table-cell table:style-name="ce24" table:formula="of:=[.G48]*12%" office:value-type="currency" office:currency="EUR" office:value="0.9" calcext:value-type="currency">
            <text:p>0,90 €</text:p>
          </table:table-cell>
          <table:table-cell table:style-name="ce24" table:formula="of:=[.G48]+[.H48]" office:value-type="currency" office:currency="EUR" office:value="8.4" calcext:value-type="currency">
            <text:p>8,4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8" calcext:value-type="date">
            <text:p>28-09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inta Epson X03</text:p>
          </table:table-cell>
          <table:table-cell table:style-name="ce20" office:value-type="currency" office:currency="EUR" office:value="35.23" calcext:value-type="currency">
            <text:p>35,23 €</text:p>
          </table:table-cell>
          <table:table-cell table:style-name="ce3" office:value-type="float" office:value="2" calcext:value-type="float">
            <text:p>2</text:p>
          </table:table-cell>
          <table:table-cell table:style-name="ce24" table:formula="of:=[.E49]*[.F49]" office:value-type="currency" office:currency="EUR" office:value="70.46" calcext:value-type="currency">
            <text:p>70,46 €</text:p>
          </table:table-cell>
          <table:table-cell table:style-name="ce24" table:formula="of:=[.G49]*12%" office:value-type="currency" office:currency="EUR" office:value="8.4552" calcext:value-type="currency">
            <text:p>8,46 €</text:p>
          </table:table-cell>
          <table:table-cell table:style-name="ce24" table:formula="of:=[.G49]+[.H49]" office:value-type="currency" office:currency="EUR" office:value="78.9152" calcext:value-type="currency">
            <text:p>78,92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9" calcext:value-type="date">
            <text:p>29-09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oner HP8100</text:p>
          </table:table-cell>
          <table:table-cell table:style-name="ce20" office:value-type="currency" office:currency="EUR" office:value="83.95" calcext:value-type="currency">
            <text:p>83,95 €</text:p>
          </table:table-cell>
          <table:table-cell table:style-name="ce3" office:value-type="float" office:value="4" calcext:value-type="float">
            <text:p>4</text:p>
          </table:table-cell>
          <table:table-cell table:style-name="ce24" table:formula="of:=[.E50]*[.F50]" office:value-type="currency" office:currency="EUR" office:value="335.8" calcext:value-type="currency">
            <text:p>335,80 €</text:p>
          </table:table-cell>
          <table:table-cell table:style-name="ce24" table:formula="of:=[.G50]*12%" office:value-type="currency" office:currency="EUR" office:value="40.296" calcext:value-type="currency">
            <text:p>40,30 €</text:p>
          </table:table-cell>
          <table:table-cell table:style-name="ce24" table:formula="of:=[.G50]+[.H50]" office:value-type="currency" office:currency="EUR" office:value="376.096" calcext:value-type="currency">
            <text:p>376,1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30" calcext:value-type="date">
            <text:p>30-09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Gómez Juárez</text:p>
          </table:table-cell>
          <table:table-cell table:style-name="ce3" office:value-type="string" calcext:value-type="string">
            <text:p>CD-RW 700 Mb</text:p>
          </table:table-cell>
          <table:table-cell table:style-name="ce20" office:value-type="currency" office:currency="EUR" office:value="0.75" calcext:value-type="currency">
            <text:p>0,75 €</text:p>
          </table:table-cell>
          <table:table-cell table:style-name="ce3" office:value-type="float" office:value="50" calcext:value-type="float">
            <text:p>50</text:p>
          </table:table-cell>
          <table:table-cell table:style-name="ce24" table:formula="of:=[.E51]*[.F51]" office:value-type="currency" office:currency="EUR" office:value="37.5" calcext:value-type="currency">
            <text:p>37,50 €</text:p>
          </table:table-cell>
          <table:table-cell table:style-name="ce24" table:formula="of:=[.G51]*12%" office:value-type="currency" office:currency="EUR" office:value="4.5" calcext:value-type="currency">
            <text:p>4,50 €</text:p>
          </table:table-cell>
          <table:table-cell table:style-name="ce24" table:formula="of:=[.G51]+[.H51]" office:value-type="currency" office:currency="EUR" office:value="42" calcext:value-type="currency">
            <text:p>42,0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1" calcext:value-type="date">
            <text:p>01-10</text:p>
          </table:table-cell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Santos Alonso</text:p>
          </table:table-cell>
          <table:table-cell table:style-name="ce3" office:value-type="string" calcext:value-type="string">
            <text:p>Toner HP4050</text:p>
          </table:table-cell>
          <table:table-cell table:style-name="ce20" office:value-type="currency" office:currency="EUR" office:value="76.38" calcext:value-type="currency">
            <text:p>76,38 €</text:p>
          </table:table-cell>
          <table:table-cell table:style-name="ce3" office:value-type="float" office:value="1" calcext:value-type="float">
            <text:p>1</text:p>
          </table:table-cell>
          <table:table-cell table:style-name="ce24" table:formula="of:=[.E52]*[.F52]" office:value-type="currency" office:currency="EUR" office:value="76.38" calcext:value-type="currency">
            <text:p>76,38 €</text:p>
          </table:table-cell>
          <table:table-cell table:style-name="ce24" table:formula="of:=[.G52]*12%" office:value-type="currency" office:currency="EUR" office:value="9.1656" calcext:value-type="currency">
            <text:p>9,17 €</text:p>
          </table:table-cell>
          <table:table-cell table:style-name="ce24" table:formula="of:=[.G52]+[.H52]" office:value-type="currency" office:currency="EUR" office:value="85.5456" calcext:value-type="currency">
            <text:p>85,55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2" calcext:value-type="date">
            <text:p>02-10</text:p>
          </table:table-cell>
          <table:table-cell table:style-name="ce3" office:value-type="string" calcext:value-type="string">
            <text:p>Rosa</text:p>
          </table:table-cell>
          <table:table-cell table:style-name="ce3" office:value-type="string" calcext:value-type="string">
            <text:p>Alonso Martínez</text:p>
          </table:table-cell>
          <table:table-cell table:style-name="ce3" office:value-type="string" calcext:value-type="string">
            <text:p>Disquete 3,5</text:p>
          </table:table-cell>
          <table:table-cell table:style-name="ce20" office:value-type="currency" office:currency="EUR" office:value="1.2" calcext:value-type="currency">
            <text:p>1,20 €</text:p>
          </table:table-cell>
          <table:table-cell table:style-name="ce3" office:value-type="float" office:value="70" calcext:value-type="float">
            <text:p>70</text:p>
          </table:table-cell>
          <table:table-cell table:style-name="ce24" table:formula="of:=[.E53]*[.F53]" office:value-type="currency" office:currency="EUR" office:value="84" calcext:value-type="currency">
            <text:p>84,00 €</text:p>
          </table:table-cell>
          <table:table-cell table:style-name="ce24" table:formula="of:=[.G53]*12%" office:value-type="currency" office:currency="EUR" office:value="10.08" calcext:value-type="currency">
            <text:p>10,08 €</text:p>
          </table:table-cell>
          <table:table-cell table:style-name="ce24" table:formula="of:=[.G53]+[.H53]" office:value-type="currency" office:currency="EUR" office:value="94.08" calcext:value-type="currency">
            <text:p>94,08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3" calcext:value-type="date">
            <text:p>03-10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Papel Glossy PR15</text:p>
          </table:table-cell>
          <table:table-cell table:style-name="ce20" office:value-type="currency" office:currency="EUR" office:value="21.3" calcext:value-type="currency">
            <text:p>21,30 €</text:p>
          </table:table-cell>
          <table:table-cell table:style-name="ce3" office:value-type="float" office:value="5" calcext:value-type="float">
            <text:p>5</text:p>
          </table:table-cell>
          <table:table-cell table:style-name="ce24" table:formula="of:=[.E54]*[.F54]" office:value-type="currency" office:currency="EUR" office:value="106.5" calcext:value-type="currency">
            <text:p>106,50 €</text:p>
          </table:table-cell>
          <table:table-cell table:style-name="ce24" table:formula="of:=[.G54]*12%" office:value-type="currency" office:currency="EUR" office:value="12.78" calcext:value-type="currency">
            <text:p>12,78 €</text:p>
          </table:table-cell>
          <table:table-cell table:style-name="ce24" table:formula="of:=[.G54]+[.H54]" office:value-type="currency" office:currency="EUR" office:value="119.28" calcext:value-type="currency">
            <text:p>119,28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4" calcext:value-type="date">
            <text:p>04-10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Toner HP8100</text:p>
          </table:table-cell>
          <table:table-cell table:style-name="ce20" office:value-type="currency" office:currency="EUR" office:value="83.95" calcext:value-type="currency">
            <text:p>83,95 €</text:p>
          </table:table-cell>
          <table:table-cell table:style-name="ce3" office:value-type="float" office:value="1" calcext:value-type="float">
            <text:p>1</text:p>
          </table:table-cell>
          <table:table-cell table:style-name="ce24" table:formula="of:=[.E55]*[.F55]" office:value-type="currency" office:currency="EUR" office:value="83.95" calcext:value-type="currency">
            <text:p>83,95 €</text:p>
          </table:table-cell>
          <table:table-cell table:style-name="ce24" table:formula="of:=[.G55]*12%" office:value-type="currency" office:currency="EUR" office:value="10.074" calcext:value-type="currency">
            <text:p>10,07 €</text:p>
          </table:table-cell>
          <table:table-cell table:style-name="ce24" table:formula="of:=[.G55]+[.H55]" office:value-type="currency" office:currency="EUR" office:value="94.024" calcext:value-type="currency">
            <text:p>94,02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5" calcext:value-type="date">
            <text:p>05-10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CD-RW 800 Mb</text:p>
          </table:table-cell>
          <table:table-cell table:style-name="ce20" office:value-type="currency" office:currency="EUR" office:value="0.85" calcext:value-type="currency">
            <text:p>0,85 €</text:p>
          </table:table-cell>
          <table:table-cell table:style-name="ce3" office:value-type="float" office:value="30" calcext:value-type="float">
            <text:p>30</text:p>
          </table:table-cell>
          <table:table-cell table:style-name="ce24" table:formula="of:=[.E56]*[.F56]" office:value-type="currency" office:currency="EUR" office:value="25.5" calcext:value-type="currency">
            <text:p>25,50 €</text:p>
          </table:table-cell>
          <table:table-cell table:style-name="ce24" table:formula="of:=[.G56]*12%" office:value-type="currency" office:currency="EUR" office:value="3.06" calcext:value-type="currency">
            <text:p>3,06 €</text:p>
          </table:table-cell>
          <table:table-cell table:style-name="ce24" table:formula="of:=[.G56]+[.H56]" office:value-type="currency" office:currency="EUR" office:value="28.56" calcext:value-type="currency">
            <text:p>28,56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6" calcext:value-type="date">
            <text:p>06-10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oner HP4050</text:p>
          </table:table-cell>
          <table:table-cell table:style-name="ce20" office:value-type="currency" office:currency="EUR" office:value="76.38" calcext:value-type="currency">
            <text:p>76,38 €</text:p>
          </table:table-cell>
          <table:table-cell table:style-name="ce3" office:value-type="float" office:value="2" calcext:value-type="float">
            <text:p>2</text:p>
          </table:table-cell>
          <table:table-cell table:style-name="ce24" table:formula="of:=[.E57]*[.F57]" office:value-type="currency" office:currency="EUR" office:value="152.76" calcext:value-type="currency">
            <text:p>152,76 €</text:p>
          </table:table-cell>
          <table:table-cell table:style-name="ce24" table:formula="of:=[.G57]*12%" office:value-type="currency" office:currency="EUR" office:value="18.3312" calcext:value-type="currency">
            <text:p>18,33 €</text:p>
          </table:table-cell>
          <table:table-cell table:style-name="ce24" table:formula="of:=[.G57]+[.H57]" office:value-type="currency" office:currency="EUR" office:value="171.0912" calcext:value-type="currency">
            <text:p>171,09 €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Aplica filtros y ordenación y copia los resultados en las sucesivas filas:</text:p>
          </table:table-cell>
          <table:table-cell table:style-name="ce23" table:number-columns-repeated="1023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Ordena por precio y mes de compra los pedidos de informática </text:p>
          </table:table-cell>
          <table:table-cell table:number-columns-repeated="1023"/>
        </table:table-row>
        <table:table-row table:style-name="ro1" table:number-rows-repeated="3">
          <table:table-cell table:style-name="ce1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Artículo</text:p>
          </table:table-cell>
          <table:table-cell table:style-name="ce6" office:value-type="string" calcext:value-type="string">
            <text:p>Precio</text:p>
          </table:table-cell>
          <table:table-cell table:style-name="ce6" office:value-type="string" calcext:value-type="string">
            <text:p>Unidades</text:p>
          </table:table-cell>
          <table:table-cell table:style-name="ce6" office:value-type="string" calcext:value-type="string">
            <text:p>Subtotal</text:p>
          </table:table-cell>
          <table:table-cell table:style-name="ce6" office:value-type="string" calcext:value-type="string">
            <text:p>IVA</text:p>
          </table:table-cell>
          <table:table-cell table:style-name="ce6"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3" calcext:value-type="date">
            <text:p>13-09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CD-RW 700 Mb</text:p>
          </table:table-cell>
          <table:table-cell table:style-name="ce20" office:value-type="currency" office:currency="EUR" office:value="0.7" calcext:value-type="currency">
            <text:p>0,70 €</text:p>
          </table:table-cell>
          <table:table-cell table:style-name="ce3" office:value-type="float" office:value="250" calcext:value-type="float">
            <text:p>250</text:p>
          </table:table-cell>
          <table:table-cell table:style-name="ce24" table:formula="of:=[.E68]*[.F68]" office:value-type="currency" office:currency="EUR" office:value="175" calcext:value-type="currency">
            <text:p>175,00 €</text:p>
          </table:table-cell>
          <table:table-cell table:style-name="ce24" table:formula="of:=[.G68]*12%" office:value-type="currency" office:currency="EUR" office:value="21" calcext:value-type="currency">
            <text:p>21,00 €</text:p>
          </table:table-cell>
          <table:table-cell table:style-name="ce24" table:formula="of:=[.G68]+[.H68]" office:value-type="currency" office:currency="EUR" office:value="196" calcext:value-type="currency">
            <text:p>196,0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4" calcext:value-type="date">
            <text:p>14-09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CD-RW 700 Mb</text:p>
          </table:table-cell>
          <table:table-cell table:style-name="ce20" office:value-type="currency" office:currency="EUR" office:value="0.7" calcext:value-type="currency">
            <text:p>0,70 €</text:p>
          </table:table-cell>
          <table:table-cell table:style-name="ce3" office:value-type="float" office:value="100" calcext:value-type="float">
            <text:p>100</text:p>
          </table:table-cell>
          <table:table-cell table:style-name="ce24" table:formula="of:=[.E69]*[.F69]" office:value-type="currency" office:currency="EUR" office:value="70" calcext:value-type="currency">
            <text:p>70,00 €</text:p>
          </table:table-cell>
          <table:table-cell table:style-name="ce24" table:formula="of:=[.G69]*12%" office:value-type="currency" office:currency="EUR" office:value="8.4" calcext:value-type="currency">
            <text:p>8,40 €</text:p>
          </table:table-cell>
          <table:table-cell table:style-name="ce24" table:formula="of:=[.G69]+[.H69]" office:value-type="currency" office:currency="EUR" office:value="78.4" calcext:value-type="currency">
            <text:p>78,4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1" calcext:value-type="date">
            <text:p>21-09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CD-RW 700 Mb</text:p>
          </table:table-cell>
          <table:table-cell table:style-name="ce20" office:value-type="currency" office:currency="EUR" office:value="0.7" calcext:value-type="currency">
            <text:p>0,70 €</text:p>
          </table:table-cell>
          <table:table-cell table:style-name="ce3" office:value-type="float" office:value="50" calcext:value-type="float">
            <text:p>50</text:p>
          </table:table-cell>
          <table:table-cell table:style-name="ce24" table:formula="of:=[.E70]*[.F70]" office:value-type="currency" office:currency="EUR" office:value="35" calcext:value-type="currency">
            <text:p>35,00 €</text:p>
          </table:table-cell>
          <table:table-cell table:style-name="ce24" table:formula="of:=[.G70]*12%" office:value-type="currency" office:currency="EUR" office:value="4.2" calcext:value-type="currency">
            <text:p>4,20 €</text:p>
          </table:table-cell>
          <table:table-cell table:style-name="ce24" table:formula="of:=[.G70]+[.H70]" office:value-type="currency" office:currency="EUR" office:value="39.2" calcext:value-type="currency">
            <text:p>39,2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7" calcext:value-type="date">
            <text:p>27-09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CD-RW 700 Mb</text:p>
          </table:table-cell>
          <table:table-cell table:style-name="ce20" office:value-type="currency" office:currency="EUR" office:value="0.75" calcext:value-type="currency">
            <text:p>0,75 €</text:p>
          </table:table-cell>
          <table:table-cell table:style-name="ce3" office:value-type="float" office:value="10" calcext:value-type="float">
            <text:p>10</text:p>
          </table:table-cell>
          <table:table-cell table:style-name="ce24" table:formula="of:=[.E71]*[.F71]" office:value-type="currency" office:currency="EUR" office:value="7.5" calcext:value-type="currency">
            <text:p>7,50 €</text:p>
          </table:table-cell>
          <table:table-cell table:style-name="ce24" table:formula="of:=[.G71]*12%" office:value-type="currency" office:currency="EUR" office:value="0.9" calcext:value-type="currency">
            <text:p>0,90 €</text:p>
          </table:table-cell>
          <table:table-cell table:style-name="ce24" table:formula="of:=[.G71]+[.H71]" office:value-type="currency" office:currency="EUR" office:value="8.4" calcext:value-type="currency">
            <text:p>8,4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30" calcext:value-type="date">
            <text:p>30-09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Gómez Juárez</text:p>
          </table:table-cell>
          <table:table-cell table:style-name="ce3" office:value-type="string" calcext:value-type="string">
            <text:p>CD-RW 700 Mb</text:p>
          </table:table-cell>
          <table:table-cell table:style-name="ce20" office:value-type="currency" office:currency="EUR" office:value="0.75" calcext:value-type="currency">
            <text:p>0,75 €</text:p>
          </table:table-cell>
          <table:table-cell table:style-name="ce3" office:value-type="float" office:value="50" calcext:value-type="float">
            <text:p>50</text:p>
          </table:table-cell>
          <table:table-cell table:style-name="ce24" table:formula="of:=[.E72]*[.F72]" office:value-type="currency" office:currency="EUR" office:value="37.5" calcext:value-type="currency">
            <text:p>37,50 €</text:p>
          </table:table-cell>
          <table:table-cell table:style-name="ce24" table:formula="of:=[.G72]*12%" office:value-type="currency" office:currency="EUR" office:value="4.5" calcext:value-type="currency">
            <text:p>4,50 €</text:p>
          </table:table-cell>
          <table:table-cell table:style-name="ce24" table:formula="of:=[.G72]+[.H72]" office:value-type="currency" office:currency="EUR" office:value="42" calcext:value-type="currency">
            <text:p>42,0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7" calcext:value-type="date">
            <text:p>17-09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CD-RW 800 Mb</text:p>
          </table:table-cell>
          <table:table-cell table:style-name="ce20" office:value-type="currency" office:currency="EUR" office:value="0.85" calcext:value-type="currency">
            <text:p>0,85 €</text:p>
          </table:table-cell>
          <table:table-cell table:style-name="ce3" office:value-type="float" office:value="30" calcext:value-type="float">
            <text:p>30</text:p>
          </table:table-cell>
          <table:table-cell table:style-name="ce24" table:formula="of:=[.E73]*[.F73]" office:value-type="currency" office:currency="EUR" office:value="25.5" calcext:value-type="currency">
            <text:p>25,50 €</text:p>
          </table:table-cell>
          <table:table-cell table:style-name="ce24" table:formula="of:=[.G73]*12%" office:value-type="currency" office:currency="EUR" office:value="3.06" calcext:value-type="currency">
            <text:p>3,06 €</text:p>
          </table:table-cell>
          <table:table-cell table:style-name="ce24" table:formula="of:=[.G73]+[.H73]" office:value-type="currency" office:currency="EUR" office:value="28.56" calcext:value-type="currency">
            <text:p>28,56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5" calcext:value-type="date">
            <text:p>25-09</text:p>
          </table:table-cell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Santos Alonso</text:p>
          </table:table-cell>
          <table:table-cell table:style-name="ce3" office:value-type="string" calcext:value-type="string">
            <text:p>CD-RW 800 Mb</text:p>
          </table:table-cell>
          <table:table-cell table:style-name="ce20" office:value-type="currency" office:currency="EUR" office:value="0.85" calcext:value-type="currency">
            <text:p>0,85 €</text:p>
          </table:table-cell>
          <table:table-cell table:style-name="Default" office:value-type="float" office:value="1000" calcext:value-type="float">
            <text:p>1000</text:p>
          </table:table-cell>
          <table:table-cell table:style-name="ce24" table:formula="of:=[.E74]*[.F74]" office:value-type="currency" office:currency="EUR" office:value="850" calcext:value-type="currency">
            <text:p>850,00 €</text:p>
          </table:table-cell>
          <table:table-cell table:style-name="ce24" table:formula="of:=[.G74]*12%" office:value-type="currency" office:currency="EUR" office:value="102" calcext:value-type="currency">
            <text:p>102,00 €</text:p>
          </table:table-cell>
          <table:table-cell table:style-name="ce24" table:formula="of:=[.G74]+[.H74]" office:value-type="currency" office:currency="EUR" office:value="952" calcext:value-type="currency">
            <text:p>952,0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5" calcext:value-type="date">
            <text:p>05-10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CD-RW 800 Mb</text:p>
          </table:table-cell>
          <table:table-cell table:style-name="ce20" office:value-type="currency" office:currency="EUR" office:value="0.85" calcext:value-type="currency">
            <text:p>0,85 €</text:p>
          </table:table-cell>
          <table:table-cell table:style-name="ce3" office:value-type="float" office:value="30" calcext:value-type="float">
            <text:p>30</text:p>
          </table:table-cell>
          <table:table-cell table:style-name="ce24" table:formula="of:=[.E75]*[.F75]" office:value-type="currency" office:currency="EUR" office:value="25.5" calcext:value-type="currency">
            <text:p>25,50 €</text:p>
          </table:table-cell>
          <table:table-cell table:style-name="ce24" table:formula="of:=[.G75]*12%" office:value-type="currency" office:currency="EUR" office:value="3.06" calcext:value-type="currency">
            <text:p>3,06 €</text:p>
          </table:table-cell>
          <table:table-cell table:style-name="ce24" table:formula="of:=[.G75]+[.H75]" office:value-type="currency" office:currency="EUR" office:value="28.56" calcext:value-type="currency">
            <text:p>28,56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2" calcext:value-type="date">
            <text:p>12-09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Disquete 3,5</text:p>
          </table:table-cell>
          <table:table-cell table:style-name="ce20" office:value-type="currency" office:currency="EUR" office:value="1.2" calcext:value-type="currency">
            <text:p>1,20 €</text:p>
          </table:table-cell>
          <table:table-cell table:style-name="ce3" office:value-type="float" office:value="60" calcext:value-type="float">
            <text:p>60</text:p>
          </table:table-cell>
          <table:table-cell table:style-name="ce24" table:formula="of:=[.E76]*[.F76]" office:value-type="currency" office:currency="EUR" office:value="72" calcext:value-type="currency">
            <text:p>72,00 €</text:p>
          </table:table-cell>
          <table:table-cell table:style-name="ce24" table:formula="of:=[.G76]*12%" office:value-type="currency" office:currency="EUR" office:value="8.64" calcext:value-type="currency">
            <text:p>8,64 €</text:p>
          </table:table-cell>
          <table:table-cell table:style-name="ce24" table:formula="of:=[.G76]+[.H76]" office:value-type="currency" office:currency="EUR" office:value="80.64" calcext:value-type="currency">
            <text:p>80,64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4" calcext:value-type="date">
            <text:p>24-09</text:p>
          </table:table-cell>
          <table:table-cell table:style-name="ce3" office:value-type="string" calcext:value-type="string">
            <text:p>Manuel</text:p>
          </table:table-cell>
          <table:table-cell table:style-name="ce3" office:value-type="string" calcext:value-type="string">
            <text:p>Carranza Sants</text:p>
          </table:table-cell>
          <table:table-cell table:style-name="ce3" office:value-type="string" calcext:value-type="string">
            <text:p>Disquete 3,5</text:p>
          </table:table-cell>
          <table:table-cell table:style-name="ce20" office:value-type="currency" office:currency="EUR" office:value="1.2" calcext:value-type="currency">
            <text:p>1,20 €</text:p>
          </table:table-cell>
          <table:table-cell table:style-name="ce3" office:value-type="float" office:value="400" calcext:value-type="float">
            <text:p>400</text:p>
          </table:table-cell>
          <table:table-cell table:style-name="ce24" table:formula="of:=[.E77]*[.F77]" office:value-type="currency" office:currency="EUR" office:value="480" calcext:value-type="currency">
            <text:p>480,00 €</text:p>
          </table:table-cell>
          <table:table-cell table:style-name="ce24" table:formula="of:=[.G77]*12%" office:value-type="currency" office:currency="EUR" office:value="57.6" calcext:value-type="currency">
            <text:p>57,60 €</text:p>
          </table:table-cell>
          <table:table-cell table:style-name="ce24" table:formula="of:=[.G77]+[.H77]" office:value-type="currency" office:currency="EUR" office:value="537.6" calcext:value-type="currency">
            <text:p>537,6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2" calcext:value-type="date">
            <text:p>02-10</text:p>
          </table:table-cell>
          <table:table-cell table:style-name="ce3" office:value-type="string" calcext:value-type="string">
            <text:p>Rosa</text:p>
          </table:table-cell>
          <table:table-cell table:style-name="ce3" office:value-type="string" calcext:value-type="string">
            <text:p>Alonso Martínez</text:p>
          </table:table-cell>
          <table:table-cell table:style-name="ce3" office:value-type="string" calcext:value-type="string">
            <text:p>Disquete 3,5</text:p>
          </table:table-cell>
          <table:table-cell table:style-name="ce20" office:value-type="currency" office:currency="EUR" office:value="1.2" calcext:value-type="currency">
            <text:p>1,20 €</text:p>
          </table:table-cell>
          <table:table-cell table:style-name="ce3" office:value-type="float" office:value="70" calcext:value-type="float">
            <text:p>70</text:p>
          </table:table-cell>
          <table:table-cell table:style-name="ce24" table:formula="of:=[.E78]*[.F78]" office:value-type="currency" office:currency="EUR" office:value="84" calcext:value-type="currency">
            <text:p>84,00 €</text:p>
          </table:table-cell>
          <table:table-cell table:style-name="ce24" table:formula="of:=[.G78]*12%" office:value-type="currency" office:currency="EUR" office:value="10.08" calcext:value-type="currency">
            <text:p>10,08 €</text:p>
          </table:table-cell>
          <table:table-cell table:style-name="ce24" table:formula="of:=[.G78]+[.H78]" office:value-type="currency" office:currency="EUR" office:value="94.08" calcext:value-type="currency">
            <text:p>94,08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6" calcext:value-type="date">
            <text:p>16-09</text:p>
          </table:table-cell>
          <table:table-cell table:style-name="ce3" office:value-type="string" calcext:value-type="string">
            <text:p>Manuel</text:p>
          </table:table-cell>
          <table:table-cell table:style-name="ce3" office:value-type="string" calcext:value-type="string">
            <text:p>Carranza Sants</text:p>
          </table:table-cell>
          <table:table-cell table:style-name="ce3" office:value-type="string" calcext:value-type="string">
            <text:p>Papel XEON Photo</text:p>
          </table:table-cell>
          <table:table-cell table:style-name="ce20" office:value-type="currency" office:currency="EUR" office:value="13.5" calcext:value-type="currency">
            <text:p>13,50 €</text:p>
          </table:table-cell>
          <table:table-cell table:style-name="ce3" office:value-type="float" office:value="10" calcext:value-type="float">
            <text:p>10</text:p>
          </table:table-cell>
          <table:table-cell table:style-name="ce24" table:formula="of:=[.E79]*[.F79]" office:value-type="currency" office:currency="EUR" office:value="135" calcext:value-type="currency">
            <text:p>135,00 €</text:p>
          </table:table-cell>
          <table:table-cell table:style-name="ce24" table:formula="of:=[.G79]*12%" office:value-type="currency" office:currency="EUR" office:value="16.2" calcext:value-type="currency">
            <text:p>16,20 €</text:p>
          </table:table-cell>
          <table:table-cell table:style-name="ce24" table:formula="of:=[.G79]+[.H79]" office:value-type="currency" office:currency="EUR" office:value="151.2" calcext:value-type="currency">
            <text:p>151,2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9" calcext:value-type="date">
            <text:p>19-09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Gómez Juárez</text:p>
          </table:table-cell>
          <table:table-cell table:style-name="ce3" office:value-type="string" calcext:value-type="string">
            <text:p>Papel Glossy PR15</text:p>
          </table:table-cell>
          <table:table-cell table:style-name="ce20" office:value-type="currency" office:currency="EUR" office:value="21.3" calcext:value-type="currency">
            <text:p>21,30 €</text:p>
          </table:table-cell>
          <table:table-cell table:style-name="ce3" office:value-type="float" office:value="5" calcext:value-type="float">
            <text:p>5</text:p>
          </table:table-cell>
          <table:table-cell table:style-name="ce24" table:formula="of:=[.E80]*[.F80]" office:value-type="currency" office:currency="EUR" office:value="106.5" calcext:value-type="currency">
            <text:p>106,50 €</text:p>
          </table:table-cell>
          <table:table-cell table:style-name="ce24" table:formula="of:=[.G80]*12%" office:value-type="currency" office:currency="EUR" office:value="12.78" calcext:value-type="currency">
            <text:p>12,78 €</text:p>
          </table:table-cell>
          <table:table-cell table:style-name="ce24" table:formula="of:=[.G80]+[.H80]" office:value-type="currency" office:currency="EUR" office:value="119.28" calcext:value-type="currency">
            <text:p>119,28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6" calcext:value-type="date">
            <text:p>26-09</text:p>
          </table:table-cell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Santos Alonso</text:p>
          </table:table-cell>
          <table:table-cell table:style-name="ce3" office:value-type="string" calcext:value-type="string">
            <text:p>Papel Glossy PR15</text:p>
          </table:table-cell>
          <table:table-cell table:style-name="ce20" office:value-type="currency" office:currency="EUR" office:value="21.3" calcext:value-type="currency">
            <text:p>21,30 €</text:p>
          </table:table-cell>
          <table:table-cell table:style-name="ce3" office:value-type="float" office:value="100" calcext:value-type="float">
            <text:p>100</text:p>
          </table:table-cell>
          <table:table-cell table:style-name="ce24" table:formula="of:=[.E81]*[.F81]" office:value-type="currency" office:currency="EUR" office:value="2130" calcext:value-type="currency">
            <text:p>2.130,00 €</text:p>
          </table:table-cell>
          <table:table-cell table:style-name="ce24" table:formula="of:=[.G81]*12%" office:value-type="currency" office:currency="EUR" office:value="255.6" calcext:value-type="currency">
            <text:p>255,60 €</text:p>
          </table:table-cell>
          <table:table-cell table:style-name="ce24" table:formula="of:=[.G81]+[.H81]" office:value-type="currency" office:currency="EUR" office:value="2385.6" calcext:value-type="currency">
            <text:p>2.385,6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3" calcext:value-type="date">
            <text:p>03-10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Papel Glossy PR15</text:p>
          </table:table-cell>
          <table:table-cell table:style-name="ce20" office:value-type="currency" office:currency="EUR" office:value="21.3" calcext:value-type="currency">
            <text:p>21,30 €</text:p>
          </table:table-cell>
          <table:table-cell table:style-name="ce3" office:value-type="float" office:value="5" calcext:value-type="float">
            <text:p>5</text:p>
          </table:table-cell>
          <table:table-cell table:style-name="ce24" table:formula="of:=[.E82]*[.F82]" office:value-type="currency" office:currency="EUR" office:value="106.5" calcext:value-type="currency">
            <text:p>106,50 €</text:p>
          </table:table-cell>
          <table:table-cell table:style-name="ce24" table:formula="of:=[.G82]*12%" office:value-type="currency" office:currency="EUR" office:value="12.78" calcext:value-type="currency">
            <text:p>12,78 €</text:p>
          </table:table-cell>
          <table:table-cell table:style-name="ce24" table:formula="of:=[.G82]+[.H82]" office:value-type="currency" office:currency="EUR" office:value="119.28" calcext:value-type="currency">
            <text:p>119,28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8" calcext:value-type="date">
            <text:p>18-09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inta Epson X03</text:p>
          </table:table-cell>
          <table:table-cell table:style-name="ce20" office:value-type="currency" office:currency="EUR" office:value="33.15" calcext:value-type="currency">
            <text:p>33,15 €</text:p>
          </table:table-cell>
          <table:table-cell table:style-name="ce3" office:value-type="float" office:value="1" calcext:value-type="float">
            <text:p>1</text:p>
          </table:table-cell>
          <table:table-cell table:style-name="ce24" table:formula="of:=[.E83]*[.F83]" office:value-type="currency" office:currency="EUR" office:value="33.15" calcext:value-type="currency">
            <text:p>33,15 €</text:p>
          </table:table-cell>
          <table:table-cell table:style-name="ce24" table:formula="of:=[.G83]*12%" office:value-type="currency" office:currency="EUR" office:value="3.978" calcext:value-type="currency">
            <text:p>3,98 €</text:p>
          </table:table-cell>
          <table:table-cell table:style-name="ce24" table:formula="of:=[.G83]+[.H83]" office:value-type="currency" office:currency="EUR" office:value="37.128" calcext:value-type="currency">
            <text:p>37,13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8" calcext:value-type="date">
            <text:p>28-09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inta Epson X03</text:p>
          </table:table-cell>
          <table:table-cell table:style-name="ce20" office:value-type="currency" office:currency="EUR" office:value="35.23" calcext:value-type="currency">
            <text:p>35,23 €</text:p>
          </table:table-cell>
          <table:table-cell table:style-name="ce3" office:value-type="float" office:value="2" calcext:value-type="float">
            <text:p>2</text:p>
          </table:table-cell>
          <table:table-cell table:style-name="ce24" table:formula="of:=[.E84]*[.F84]" office:value-type="currency" office:currency="EUR" office:value="70.46" calcext:value-type="currency">
            <text:p>70,46 €</text:p>
          </table:table-cell>
          <table:table-cell table:style-name="ce24" table:formula="of:=[.G84]*12%" office:value-type="currency" office:currency="EUR" office:value="8.4552" calcext:value-type="currency">
            <text:p>8,46 €</text:p>
          </table:table-cell>
          <table:table-cell table:style-name="ce24" table:formula="of:=[.G84]+[.H84]" office:value-type="currency" office:currency="EUR" office:value="78.9152" calcext:value-type="currency">
            <text:p>78,92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2" calcext:value-type="date">
            <text:p>22-09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Tinta Epson MH01</text:p>
          </table:table-cell>
          <table:table-cell table:style-name="ce20" office:value-type="currency" office:currency="EUR" office:value="36.42" calcext:value-type="currency">
            <text:p>36,42 €</text:p>
          </table:table-cell>
          <table:table-cell table:style-name="ce3" office:value-type="float" office:value="2" calcext:value-type="float">
            <text:p>2</text:p>
          </table:table-cell>
          <table:table-cell table:style-name="ce24" table:formula="of:=[.E85]*[.F85]" office:value-type="currency" office:currency="EUR" office:value="72.84" calcext:value-type="currency">
            <text:p>72,84 €</text:p>
          </table:table-cell>
          <table:table-cell table:style-name="ce24" table:formula="of:=[.G85]*12%" office:value-type="currency" office:currency="EUR" office:value="8.7408" calcext:value-type="currency">
            <text:p>8,74 €</text:p>
          </table:table-cell>
          <table:table-cell table:style-name="ce24" table:formula="of:=[.G85]+[.H85]" office:value-type="currency" office:currency="EUR" office:value="81.5808" calcext:value-type="currency">
            <text:p>81,58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3" calcext:value-type="date">
            <text:p>23-09</text:p>
          </table:table-cell>
          <table:table-cell table:style-name="ce3" office:value-type="string" calcext:value-type="string">
            <text:p>Rosa</text:p>
          </table:table-cell>
          <table:table-cell table:style-name="ce3" office:value-type="string" calcext:value-type="string">
            <text:p>Alonso Martínez</text:p>
          </table:table-cell>
          <table:table-cell table:style-name="ce3" office:value-type="string" calcext:value-type="string">
            <text:p>Toner HP4050</text:p>
          </table:table-cell>
          <table:table-cell table:style-name="ce20" office:value-type="currency" office:currency="EUR" office:value="76.38" calcext:value-type="currency">
            <text:p>76,38 €</text:p>
          </table:table-cell>
          <table:table-cell table:style-name="ce3" office:value-type="float" office:value="5" calcext:value-type="float">
            <text:p>5</text:p>
          </table:table-cell>
          <table:table-cell table:style-name="ce24" table:formula="of:=[.E86]*[.F86]" office:value-type="currency" office:currency="EUR" office:value="381.9" calcext:value-type="currency">
            <text:p>381,90 €</text:p>
          </table:table-cell>
          <table:table-cell table:style-name="ce24" table:formula="of:=[.G86]*12%" office:value-type="currency" office:currency="EUR" office:value="45.828" calcext:value-type="currency">
            <text:p>45,83 €</text:p>
          </table:table-cell>
          <table:table-cell table:style-name="ce24" table:formula="of:=[.G86]+[.H86]" office:value-type="currency" office:currency="EUR" office:value="427.728" calcext:value-type="currency">
            <text:p>427,73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1" calcext:value-type="date">
            <text:p>01-10</text:p>
          </table:table-cell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Santos Alonso</text:p>
          </table:table-cell>
          <table:table-cell table:style-name="ce3" office:value-type="string" calcext:value-type="string">
            <text:p>Toner HP4050</text:p>
          </table:table-cell>
          <table:table-cell table:style-name="ce20" office:value-type="currency" office:currency="EUR" office:value="76.38" calcext:value-type="currency">
            <text:p>76,38 €</text:p>
          </table:table-cell>
          <table:table-cell table:style-name="ce3" office:value-type="float" office:value="1" calcext:value-type="float">
            <text:p>1</text:p>
          </table:table-cell>
          <table:table-cell table:style-name="ce24" table:formula="of:=[.E87]*[.F87]" office:value-type="currency" office:currency="EUR" office:value="76.38" calcext:value-type="currency">
            <text:p>76,38 €</text:p>
          </table:table-cell>
          <table:table-cell table:style-name="ce24" table:formula="of:=[.G87]*12%" office:value-type="currency" office:currency="EUR" office:value="9.1656" calcext:value-type="currency">
            <text:p>9,17 €</text:p>
          </table:table-cell>
          <table:table-cell table:style-name="ce24" table:formula="of:=[.G87]+[.H87]" office:value-type="currency" office:currency="EUR" office:value="85.5456" calcext:value-type="currency">
            <text:p>85,55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6" calcext:value-type="date">
            <text:p>06-10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oner HP4050</text:p>
          </table:table-cell>
          <table:table-cell table:style-name="ce20" office:value-type="currency" office:currency="EUR" office:value="76.38" calcext:value-type="currency">
            <text:p>76,38 €</text:p>
          </table:table-cell>
          <table:table-cell table:style-name="ce3" office:value-type="float" office:value="2" calcext:value-type="float">
            <text:p>2</text:p>
          </table:table-cell>
          <table:table-cell table:style-name="ce24" table:formula="of:=[.E88]*[.F88]" office:value-type="currency" office:currency="EUR" office:value="152.76" calcext:value-type="currency">
            <text:p>152,76 €</text:p>
          </table:table-cell>
          <table:table-cell table:style-name="ce24" table:formula="of:=[.G88]*12%" office:value-type="currency" office:currency="EUR" office:value="18.3312" calcext:value-type="currency">
            <text:p>18,33 €</text:p>
          </table:table-cell>
          <table:table-cell table:style-name="ce24" table:formula="of:=[.G88]+[.H88]" office:value-type="currency" office:currency="EUR" office:value="171.0912" calcext:value-type="currency">
            <text:p>171,09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5" calcext:value-type="date">
            <text:p>15-09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Toner HP8100</text:p>
          </table:table-cell>
          <table:table-cell table:style-name="ce20" office:value-type="currency" office:currency="EUR" office:value="83.95" calcext:value-type="currency">
            <text:p>83,95 €</text:p>
          </table:table-cell>
          <table:table-cell table:style-name="ce3" office:value-type="float" office:value="2" calcext:value-type="float">
            <text:p>2</text:p>
          </table:table-cell>
          <table:table-cell table:style-name="ce24" table:formula="of:=[.E89]*[.F89]" office:value-type="currency" office:currency="EUR" office:value="167.9" calcext:value-type="currency">
            <text:p>167,90 €</text:p>
          </table:table-cell>
          <table:table-cell table:style-name="ce24" table:formula="of:=[.G89]*12%" office:value-type="currency" office:currency="EUR" office:value="20.148" calcext:value-type="currency">
            <text:p>20,15 €</text:p>
          </table:table-cell>
          <table:table-cell table:style-name="ce24" table:formula="of:=[.G89]+[.H89]" office:value-type="currency" office:currency="EUR" office:value="188.048" calcext:value-type="currency">
            <text:p>188,05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0" calcext:value-type="date">
            <text:p>20-09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Gómez Juárez</text:p>
          </table:table-cell>
          <table:table-cell table:style-name="ce3" office:value-type="string" calcext:value-type="string">
            <text:p>Toner HP8100</text:p>
          </table:table-cell>
          <table:table-cell table:style-name="ce20" office:value-type="currency" office:currency="EUR" office:value="83.95" calcext:value-type="currency">
            <text:p>83,95 €</text:p>
          </table:table-cell>
          <table:table-cell table:style-name="ce3" office:value-type="float" office:value="1" calcext:value-type="float">
            <text:p>1</text:p>
          </table:table-cell>
          <table:table-cell table:style-name="ce24" table:formula="of:=[.E90]*[.F90]" office:value-type="currency" office:currency="EUR" office:value="83.95" calcext:value-type="currency">
            <text:p>83,95 €</text:p>
          </table:table-cell>
          <table:table-cell table:style-name="ce24" table:formula="of:=[.G90]*12%" office:value-type="currency" office:currency="EUR" office:value="10.074" calcext:value-type="currency">
            <text:p>10,07 €</text:p>
          </table:table-cell>
          <table:table-cell table:style-name="ce24" table:formula="of:=[.G90]+[.H90]" office:value-type="currency" office:currency="EUR" office:value="94.024" calcext:value-type="currency">
            <text:p>94,02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9" calcext:value-type="date">
            <text:p>29-09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oner HP8100</text:p>
          </table:table-cell>
          <table:table-cell table:style-name="ce20" office:value-type="currency" office:currency="EUR" office:value="83.95" calcext:value-type="currency">
            <text:p>83,95 €</text:p>
          </table:table-cell>
          <table:table-cell table:style-name="ce3" office:value-type="float" office:value="4" calcext:value-type="float">
            <text:p>4</text:p>
          </table:table-cell>
          <table:table-cell table:style-name="ce24" table:formula="of:=[.E91]*[.F91]" office:value-type="currency" office:currency="EUR" office:value="335.8" calcext:value-type="currency">
            <text:p>335,80 €</text:p>
          </table:table-cell>
          <table:table-cell table:style-name="ce24" table:formula="of:=[.G91]*12%" office:value-type="currency" office:currency="EUR" office:value="40.296" calcext:value-type="currency">
            <text:p>40,30 €</text:p>
          </table:table-cell>
          <table:table-cell table:style-name="ce24" table:formula="of:=[.G91]+[.H91]" office:value-type="currency" office:currency="EUR" office:value="376.096" calcext:value-type="currency">
            <text:p>376,1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4" calcext:value-type="date">
            <text:p>04-10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Toner HP8100</text:p>
          </table:table-cell>
          <table:table-cell table:style-name="ce20" office:value-type="currency" office:currency="EUR" office:value="83.95" calcext:value-type="currency">
            <text:p>83,95 €</text:p>
          </table:table-cell>
          <table:table-cell table:style-name="ce3" office:value-type="float" office:value="1" calcext:value-type="float">
            <text:p>1</text:p>
          </table:table-cell>
          <table:table-cell table:style-name="ce24" table:formula="of:=[.E92]*[.F92]" office:value-type="currency" office:currency="EUR" office:value="83.95" calcext:value-type="currency">
            <text:p>83,95 €</text:p>
          </table:table-cell>
          <table:table-cell table:style-name="ce24" table:formula="of:=[.G92]*12%" office:value-type="currency" office:currency="EUR" office:value="10.074" calcext:value-type="currency">
            <text:p>10,07 €</text:p>
          </table:table-cell>
          <table:table-cell table:style-name="ce24" table:formula="of:=[.G92]+[.H92]" office:value-type="currency" office:currency="EUR" office:value="94.024" calcext:value-type="currency">
            <text:p>94,02 €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Muestra las compras de informática realizadas en octubre y ordenadas por precio de mayor a meno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Artículo</text:p>
          </table:table-cell>
          <table:table-cell table:style-name="ce6" office:value-type="string" calcext:value-type="string">
            <text:p>Precio</text:p>
          </table:table-cell>
          <table:table-cell table:style-name="ce6" office:value-type="string" calcext:value-type="string">
            <text:p>Unidades</text:p>
          </table:table-cell>
          <table:table-cell table:style-name="ce6" office:value-type="string" calcext:value-type="string">
            <text:p>Subtotal</text:p>
          </table:table-cell>
          <table:table-cell table:style-name="ce6" office:value-type="string" calcext:value-type="string">
            <text:p>IVA</text:p>
          </table:table-cell>
          <table:table-cell table:style-name="ce6" office:value-type="string" calcext:value-type="string">
            <text:p>Total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15" calcext:value-type="date">
            <text:p>15-09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Toner HP8100</text:p>
          </table:table-cell>
          <table:table-cell table:style-name="ce20" office:value-type="currency" office:currency="EUR" office:value="83.95" calcext:value-type="currency">
            <text:p>83,95 €</text:p>
          </table:table-cell>
          <table:table-cell table:style-name="ce3" office:value-type="float" office:value="2" calcext:value-type="float">
            <text:p>2</text:p>
          </table:table-cell>
          <table:table-cell table:style-name="ce24" table:formula="of:=[.E98]*[.F98]" office:value-type="currency" office:currency="EUR" office:value="167.9" calcext:value-type="currency">
            <text:p>167,90 €</text:p>
          </table:table-cell>
          <table:table-cell table:style-name="ce24" table:formula="of:=[.G98]*12%" office:value-type="currency" office:currency="EUR" office:value="20.148" calcext:value-type="currency">
            <text:p>20,15 €</text:p>
          </table:table-cell>
          <table:table-cell table:style-name="ce24" table:formula="of:=[.G98]+[.H98]" office:value-type="currency" office:currency="EUR" office:value="188.048" calcext:value-type="currency">
            <text:p>188,05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20" calcext:value-type="date">
            <text:p>20-09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Gómez Juárez</text:p>
          </table:table-cell>
          <table:table-cell table:style-name="ce3" office:value-type="string" calcext:value-type="string">
            <text:p>Toner HP8100</text:p>
          </table:table-cell>
          <table:table-cell table:style-name="ce20" office:value-type="currency" office:currency="EUR" office:value="83.95" calcext:value-type="currency">
            <text:p>83,95 €</text:p>
          </table:table-cell>
          <table:table-cell table:style-name="ce3" office:value-type="float" office:value="1" calcext:value-type="float">
            <text:p>1</text:p>
          </table:table-cell>
          <table:table-cell table:style-name="ce24" table:formula="of:=[.E99]*[.F99]" office:value-type="currency" office:currency="EUR" office:value="83.95" calcext:value-type="currency">
            <text:p>83,95 €</text:p>
          </table:table-cell>
          <table:table-cell table:style-name="ce24" table:formula="of:=[.G99]*12%" office:value-type="currency" office:currency="EUR" office:value="10.074" calcext:value-type="currency">
            <text:p>10,07 €</text:p>
          </table:table-cell>
          <table:table-cell table:style-name="ce24" table:formula="of:=[.G99]+[.H99]" office:value-type="currency" office:currency="EUR" office:value="94.024" calcext:value-type="currency">
            <text:p>94,02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29" calcext:value-type="date">
            <text:p>29-09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oner HP8100</text:p>
          </table:table-cell>
          <table:table-cell table:style-name="ce20" office:value-type="currency" office:currency="EUR" office:value="83.95" calcext:value-type="currency">
            <text:p>83,95 €</text:p>
          </table:table-cell>
          <table:table-cell table:style-name="ce3" office:value-type="float" office:value="4" calcext:value-type="float">
            <text:p>4</text:p>
          </table:table-cell>
          <table:table-cell table:style-name="ce24" table:formula="of:=[.E100]*[.F100]" office:value-type="currency" office:currency="EUR" office:value="335.8" calcext:value-type="currency">
            <text:p>335,80 €</text:p>
          </table:table-cell>
          <table:table-cell table:style-name="ce24" table:formula="of:=[.G100]*12%" office:value-type="currency" office:currency="EUR" office:value="40.296" calcext:value-type="currency">
            <text:p>40,30 €</text:p>
          </table:table-cell>
          <table:table-cell table:style-name="ce24" table:formula="of:=[.G100]+[.H100]" office:value-type="currency" office:currency="EUR" office:value="376.096" calcext:value-type="currency">
            <text:p>376,1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4" calcext:value-type="date">
            <text:p>04-10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Toner HP8100</text:p>
          </table:table-cell>
          <table:table-cell table:style-name="ce20" office:value-type="currency" office:currency="EUR" office:value="83.95" calcext:value-type="currency">
            <text:p>83,95 €</text:p>
          </table:table-cell>
          <table:table-cell table:style-name="ce3" office:value-type="float" office:value="1" calcext:value-type="float">
            <text:p>1</text:p>
          </table:table-cell>
          <table:table-cell table:style-name="ce24" table:formula="of:=[.E101]*[.F101]" office:value-type="currency" office:currency="EUR" office:value="83.95" calcext:value-type="currency">
            <text:p>83,95 €</text:p>
          </table:table-cell>
          <table:table-cell table:style-name="ce24" table:formula="of:=[.G101]*12%" office:value-type="currency" office:currency="EUR" office:value="10.074" calcext:value-type="currency">
            <text:p>10,07 €</text:p>
          </table:table-cell>
          <table:table-cell table:style-name="ce24" table:formula="of:=[.G101]+[.H101]" office:value-type="currency" office:currency="EUR" office:value="94.024" calcext:value-type="currency">
            <text:p>94,02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23" calcext:value-type="date">
            <text:p>23-09</text:p>
          </table:table-cell>
          <table:table-cell table:style-name="ce3" office:value-type="string" calcext:value-type="string">
            <text:p>Rosa</text:p>
          </table:table-cell>
          <table:table-cell table:style-name="ce3" office:value-type="string" calcext:value-type="string">
            <text:p>Alonso Martínez</text:p>
          </table:table-cell>
          <table:table-cell table:style-name="ce3" office:value-type="string" calcext:value-type="string">
            <text:p>Toner HP4050</text:p>
          </table:table-cell>
          <table:table-cell table:style-name="ce20" office:value-type="currency" office:currency="EUR" office:value="76.38" calcext:value-type="currency">
            <text:p>76,38 €</text:p>
          </table:table-cell>
          <table:table-cell table:style-name="ce3" office:value-type="float" office:value="5" calcext:value-type="float">
            <text:p>5</text:p>
          </table:table-cell>
          <table:table-cell table:style-name="ce24" table:formula="of:=[.E102]*[.F102]" office:value-type="currency" office:currency="EUR" office:value="381.9" calcext:value-type="currency">
            <text:p>381,90 €</text:p>
          </table:table-cell>
          <table:table-cell table:style-name="ce24" table:formula="of:=[.G102]*12%" office:value-type="currency" office:currency="EUR" office:value="45.828" calcext:value-type="currency">
            <text:p>45,83 €</text:p>
          </table:table-cell>
          <table:table-cell table:style-name="ce24" table:formula="of:=[.G102]+[.H102]" office:value-type="currency" office:currency="EUR" office:value="427.728" calcext:value-type="currency">
            <text:p>427,73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1" calcext:value-type="date">
            <text:p>01-10</text:p>
          </table:table-cell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Santos Alonso</text:p>
          </table:table-cell>
          <table:table-cell table:style-name="ce3" office:value-type="string" calcext:value-type="string">
            <text:p>Toner HP4050</text:p>
          </table:table-cell>
          <table:table-cell table:style-name="ce20" office:value-type="currency" office:currency="EUR" office:value="76.38" calcext:value-type="currency">
            <text:p>76,38 €</text:p>
          </table:table-cell>
          <table:table-cell table:style-name="ce3" office:value-type="float" office:value="1" calcext:value-type="float">
            <text:p>1</text:p>
          </table:table-cell>
          <table:table-cell table:style-name="ce24" table:formula="of:=[.E103]*[.F103]" office:value-type="currency" office:currency="EUR" office:value="76.38" calcext:value-type="currency">
            <text:p>76,38 €</text:p>
          </table:table-cell>
          <table:table-cell table:style-name="ce24" table:formula="of:=[.G103]*12%" office:value-type="currency" office:currency="EUR" office:value="9.1656" calcext:value-type="currency">
            <text:p>9,17 €</text:p>
          </table:table-cell>
          <table:table-cell table:style-name="ce24" table:formula="of:=[.G103]+[.H103]" office:value-type="currency" office:currency="EUR" office:value="85.5456" calcext:value-type="currency">
            <text:p>85,55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6" calcext:value-type="date">
            <text:p>06-10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oner HP4050</text:p>
          </table:table-cell>
          <table:table-cell table:style-name="ce20" office:value-type="currency" office:currency="EUR" office:value="76.38" calcext:value-type="currency">
            <text:p>76,38 €</text:p>
          </table:table-cell>
          <table:table-cell table:style-name="ce3" office:value-type="float" office:value="2" calcext:value-type="float">
            <text:p>2</text:p>
          </table:table-cell>
          <table:table-cell table:style-name="ce24" table:formula="of:=[.E104]*[.F104]" office:value-type="currency" office:currency="EUR" office:value="152.76" calcext:value-type="currency">
            <text:p>152,76 €</text:p>
          </table:table-cell>
          <table:table-cell table:style-name="ce24" table:formula="of:=[.G104]*12%" office:value-type="currency" office:currency="EUR" office:value="18.3312" calcext:value-type="currency">
            <text:p>18,33 €</text:p>
          </table:table-cell>
          <table:table-cell table:style-name="ce24" table:formula="of:=[.G104]+[.H104]" office:value-type="currency" office:currency="EUR" office:value="171.0912" calcext:value-type="currency">
            <text:p>171,09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22" calcext:value-type="date">
            <text:p>22-09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Tinta Epson MH01</text:p>
          </table:table-cell>
          <table:table-cell table:style-name="ce20" office:value-type="currency" office:currency="EUR" office:value="36.42" calcext:value-type="currency">
            <text:p>36,42 €</text:p>
          </table:table-cell>
          <table:table-cell table:style-name="ce3" office:value-type="float" office:value="2" calcext:value-type="float">
            <text:p>2</text:p>
          </table:table-cell>
          <table:table-cell table:style-name="ce24" table:formula="of:=[.E105]*[.F105]" office:value-type="currency" office:currency="EUR" office:value="72.84" calcext:value-type="currency">
            <text:p>72,84 €</text:p>
          </table:table-cell>
          <table:table-cell table:style-name="ce24" table:formula="of:=[.G105]*12%" office:value-type="currency" office:currency="EUR" office:value="8.7408" calcext:value-type="currency">
            <text:p>8,74 €</text:p>
          </table:table-cell>
          <table:table-cell table:style-name="ce24" table:formula="of:=[.G105]+[.H105]" office:value-type="currency" office:currency="EUR" office:value="81.5808" calcext:value-type="currency">
            <text:p>81,58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28" calcext:value-type="date">
            <text:p>28-09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inta Epson X03</text:p>
          </table:table-cell>
          <table:table-cell table:style-name="ce20" office:value-type="currency" office:currency="EUR" office:value="35.23" calcext:value-type="currency">
            <text:p>35,23 €</text:p>
          </table:table-cell>
          <table:table-cell table:style-name="ce3" office:value-type="float" office:value="2" calcext:value-type="float">
            <text:p>2</text:p>
          </table:table-cell>
          <table:table-cell table:style-name="ce24" table:formula="of:=[.E106]*[.F106]" office:value-type="currency" office:currency="EUR" office:value="70.46" calcext:value-type="currency">
            <text:p>70,46 €</text:p>
          </table:table-cell>
          <table:table-cell table:style-name="ce24" table:formula="of:=[.G106]*12%" office:value-type="currency" office:currency="EUR" office:value="8.4552" calcext:value-type="currency">
            <text:p>8,46 €</text:p>
          </table:table-cell>
          <table:table-cell table:style-name="ce24" table:formula="of:=[.G106]+[.H106]" office:value-type="currency" office:currency="EUR" office:value="78.9152" calcext:value-type="currency">
            <text:p>78,92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18" calcext:value-type="date">
            <text:p>18-09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inta Epson X03</text:p>
          </table:table-cell>
          <table:table-cell table:style-name="ce20" office:value-type="currency" office:currency="EUR" office:value="33.15" calcext:value-type="currency">
            <text:p>33,15 €</text:p>
          </table:table-cell>
          <table:table-cell table:style-name="ce3" office:value-type="float" office:value="1" calcext:value-type="float">
            <text:p>1</text:p>
          </table:table-cell>
          <table:table-cell table:style-name="ce24" table:formula="of:=[.E107]*[.F107]" office:value-type="currency" office:currency="EUR" office:value="33.15" calcext:value-type="currency">
            <text:p>33,15 €</text:p>
          </table:table-cell>
          <table:table-cell table:style-name="ce24" table:formula="of:=[.G107]*12%" office:value-type="currency" office:currency="EUR" office:value="3.978" calcext:value-type="currency">
            <text:p>3,98 €</text:p>
          </table:table-cell>
          <table:table-cell table:style-name="ce24" table:formula="of:=[.G107]+[.H107]" office:value-type="currency" office:currency="EUR" office:value="37.128" calcext:value-type="currency">
            <text:p>37,13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19" calcext:value-type="date">
            <text:p>19-09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Gómez Juárez</text:p>
          </table:table-cell>
          <table:table-cell table:style-name="ce3" office:value-type="string" calcext:value-type="string">
            <text:p>Papel Glossy PR15</text:p>
          </table:table-cell>
          <table:table-cell table:style-name="ce20" office:value-type="currency" office:currency="EUR" office:value="21.3" calcext:value-type="currency">
            <text:p>21,30 €</text:p>
          </table:table-cell>
          <table:table-cell table:style-name="ce3" office:value-type="float" office:value="5" calcext:value-type="float">
            <text:p>5</text:p>
          </table:table-cell>
          <table:table-cell table:style-name="ce24" table:formula="of:=[.E108]*[.F108]" office:value-type="currency" office:currency="EUR" office:value="106.5" calcext:value-type="currency">
            <text:p>106,50 €</text:p>
          </table:table-cell>
          <table:table-cell table:style-name="ce24" table:formula="of:=[.G108]*12%" office:value-type="currency" office:currency="EUR" office:value="12.78" calcext:value-type="currency">
            <text:p>12,78 €</text:p>
          </table:table-cell>
          <table:table-cell table:style-name="ce24" table:formula="of:=[.G108]+[.H108]" office:value-type="currency" office:currency="EUR" office:value="119.28" calcext:value-type="currency">
            <text:p>119,28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26" calcext:value-type="date">
            <text:p>26-09</text:p>
          </table:table-cell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Santos Alonso</text:p>
          </table:table-cell>
          <table:table-cell table:style-name="ce3" office:value-type="string" calcext:value-type="string">
            <text:p>Papel Glossy PR15</text:p>
          </table:table-cell>
          <table:table-cell table:style-name="ce20" office:value-type="currency" office:currency="EUR" office:value="21.3" calcext:value-type="currency">
            <text:p>21,30 €</text:p>
          </table:table-cell>
          <table:table-cell table:style-name="ce3" office:value-type="float" office:value="100" calcext:value-type="float">
            <text:p>100</text:p>
          </table:table-cell>
          <table:table-cell table:style-name="ce24" table:formula="of:=[.E109]*[.F109]" office:value-type="currency" office:currency="EUR" office:value="2130" calcext:value-type="currency">
            <text:p>2.130,00 €</text:p>
          </table:table-cell>
          <table:table-cell table:style-name="ce24" table:formula="of:=[.G109]*12%" office:value-type="currency" office:currency="EUR" office:value="255.6" calcext:value-type="currency">
            <text:p>255,60 €</text:p>
          </table:table-cell>
          <table:table-cell table:style-name="ce24" table:formula="of:=[.G109]+[.H109]" office:value-type="currency" office:currency="EUR" office:value="2385.6" calcext:value-type="currency">
            <text:p>2.385,6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3" calcext:value-type="date">
            <text:p>03-10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Papel Glossy PR15</text:p>
          </table:table-cell>
          <table:table-cell table:style-name="ce20" office:value-type="currency" office:currency="EUR" office:value="21.3" calcext:value-type="currency">
            <text:p>21,30 €</text:p>
          </table:table-cell>
          <table:table-cell table:style-name="ce3" office:value-type="float" office:value="5" calcext:value-type="float">
            <text:p>5</text:p>
          </table:table-cell>
          <table:table-cell table:style-name="ce24" table:formula="of:=[.E110]*[.F110]" office:value-type="currency" office:currency="EUR" office:value="106.5" calcext:value-type="currency">
            <text:p>106,50 €</text:p>
          </table:table-cell>
          <table:table-cell table:style-name="ce24" table:formula="of:=[.G110]*12%" office:value-type="currency" office:currency="EUR" office:value="12.78" calcext:value-type="currency">
            <text:p>12,78 €</text:p>
          </table:table-cell>
          <table:table-cell table:style-name="ce24" table:formula="of:=[.G110]+[.H110]" office:value-type="currency" office:currency="EUR" office:value="119.28" calcext:value-type="currency">
            <text:p>119,28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16" calcext:value-type="date">
            <text:p>16-09</text:p>
          </table:table-cell>
          <table:table-cell table:style-name="ce3" office:value-type="string" calcext:value-type="string">
            <text:p>Manuel</text:p>
          </table:table-cell>
          <table:table-cell table:style-name="ce3" office:value-type="string" calcext:value-type="string">
            <text:p>Carranza Sants</text:p>
          </table:table-cell>
          <table:table-cell table:style-name="ce3" office:value-type="string" calcext:value-type="string">
            <text:p>Papel XEON Photo</text:p>
          </table:table-cell>
          <table:table-cell table:style-name="ce20" office:value-type="currency" office:currency="EUR" office:value="13.5" calcext:value-type="currency">
            <text:p>13,50 €</text:p>
          </table:table-cell>
          <table:table-cell table:style-name="ce3" office:value-type="float" office:value="10" calcext:value-type="float">
            <text:p>10</text:p>
          </table:table-cell>
          <table:table-cell table:style-name="ce24" table:formula="of:=[.E111]*[.F111]" office:value-type="currency" office:currency="EUR" office:value="135" calcext:value-type="currency">
            <text:p>135,00 €</text:p>
          </table:table-cell>
          <table:table-cell table:style-name="ce24" table:formula="of:=[.G111]*12%" office:value-type="currency" office:currency="EUR" office:value="16.2" calcext:value-type="currency">
            <text:p>16,20 €</text:p>
          </table:table-cell>
          <table:table-cell table:style-name="ce24" table:formula="of:=[.G111]+[.H111]" office:value-type="currency" office:currency="EUR" office:value="151.2" calcext:value-type="currency">
            <text:p>151,20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12" calcext:value-type="date">
            <text:p>12-09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Disquete 3,5</text:p>
          </table:table-cell>
          <table:table-cell table:style-name="ce20" office:value-type="currency" office:currency="EUR" office:value="1.2" calcext:value-type="currency">
            <text:p>1,20 €</text:p>
          </table:table-cell>
          <table:table-cell table:style-name="ce3" office:value-type="float" office:value="60" calcext:value-type="float">
            <text:p>60</text:p>
          </table:table-cell>
          <table:table-cell table:style-name="ce24" table:formula="of:=[.E112]*[.F112]" office:value-type="currency" office:currency="EUR" office:value="72" calcext:value-type="currency">
            <text:p>72,00 €</text:p>
          </table:table-cell>
          <table:table-cell table:style-name="ce24" table:formula="of:=[.G112]*12%" office:value-type="currency" office:currency="EUR" office:value="8.64" calcext:value-type="currency">
            <text:p>8,64 €</text:p>
          </table:table-cell>
          <table:table-cell table:style-name="ce24" table:formula="of:=[.G112]+[.H112]" office:value-type="currency" office:currency="EUR" office:value="80.64" calcext:value-type="currency">
            <text:p>80,64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24" calcext:value-type="date">
            <text:p>24-09</text:p>
          </table:table-cell>
          <table:table-cell table:style-name="ce3" office:value-type="string" calcext:value-type="string">
            <text:p>Manuel</text:p>
          </table:table-cell>
          <table:table-cell table:style-name="ce3" office:value-type="string" calcext:value-type="string">
            <text:p>Carranza Sants</text:p>
          </table:table-cell>
          <table:table-cell table:style-name="ce3" office:value-type="string" calcext:value-type="string">
            <text:p>Disquete 3,5</text:p>
          </table:table-cell>
          <table:table-cell table:style-name="ce20" office:value-type="currency" office:currency="EUR" office:value="1.2" calcext:value-type="currency">
            <text:p>1,20 €</text:p>
          </table:table-cell>
          <table:table-cell table:style-name="ce3" office:value-type="float" office:value="400" calcext:value-type="float">
            <text:p>400</text:p>
          </table:table-cell>
          <table:table-cell table:style-name="ce24" table:formula="of:=[.E113]*[.F113]" office:value-type="currency" office:currency="EUR" office:value="480" calcext:value-type="currency">
            <text:p>480,00 €</text:p>
          </table:table-cell>
          <table:table-cell table:style-name="ce24" table:formula="of:=[.G113]*12%" office:value-type="currency" office:currency="EUR" office:value="57.6" calcext:value-type="currency">
            <text:p>57,60 €</text:p>
          </table:table-cell>
          <table:table-cell table:style-name="ce24" table:formula="of:=[.G113]+[.H113]" office:value-type="currency" office:currency="EUR" office:value="537.6" calcext:value-type="currency">
            <text:p>537,6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2" calcext:value-type="date">
            <text:p>02-10</text:p>
          </table:table-cell>
          <table:table-cell table:style-name="ce3" office:value-type="string" calcext:value-type="string">
            <text:p>Rosa</text:p>
          </table:table-cell>
          <table:table-cell table:style-name="ce3" office:value-type="string" calcext:value-type="string">
            <text:p>Alonso Martínez</text:p>
          </table:table-cell>
          <table:table-cell table:style-name="ce3" office:value-type="string" calcext:value-type="string">
            <text:p>Disquete 3,5</text:p>
          </table:table-cell>
          <table:table-cell table:style-name="ce20" office:value-type="currency" office:currency="EUR" office:value="1.2" calcext:value-type="currency">
            <text:p>1,20 €</text:p>
          </table:table-cell>
          <table:table-cell table:style-name="ce3" office:value-type="float" office:value="70" calcext:value-type="float">
            <text:p>70</text:p>
          </table:table-cell>
          <table:table-cell table:style-name="ce24" table:formula="of:=[.E114]*[.F114]" office:value-type="currency" office:currency="EUR" office:value="84" calcext:value-type="currency">
            <text:p>84,00 €</text:p>
          </table:table-cell>
          <table:table-cell table:style-name="ce24" table:formula="of:=[.G114]*12%" office:value-type="currency" office:currency="EUR" office:value="10.08" calcext:value-type="currency">
            <text:p>10,08 €</text:p>
          </table:table-cell>
          <table:table-cell table:style-name="ce24" table:formula="of:=[.G114]+[.H114]" office:value-type="currency" office:currency="EUR" office:value="94.08" calcext:value-type="currency">
            <text:p>94,08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17" calcext:value-type="date">
            <text:p>17-09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CD-RW 800 Mb</text:p>
          </table:table-cell>
          <table:table-cell table:style-name="ce20" office:value-type="currency" office:currency="EUR" office:value="0.85" calcext:value-type="currency">
            <text:p>0,85 €</text:p>
          </table:table-cell>
          <table:table-cell table:style-name="ce3" office:value-type="float" office:value="30" calcext:value-type="float">
            <text:p>30</text:p>
          </table:table-cell>
          <table:table-cell table:style-name="ce24" table:formula="of:=[.E115]*[.F115]" office:value-type="currency" office:currency="EUR" office:value="25.5" calcext:value-type="currency">
            <text:p>25,50 €</text:p>
          </table:table-cell>
          <table:table-cell table:style-name="ce24" table:formula="of:=[.G115]*12%" office:value-type="currency" office:currency="EUR" office:value="3.06" calcext:value-type="currency">
            <text:p>3,06 €</text:p>
          </table:table-cell>
          <table:table-cell table:style-name="ce24" table:formula="of:=[.G115]+[.H115]" office:value-type="currency" office:currency="EUR" office:value="28.56" calcext:value-type="currency">
            <text:p>28,56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25" calcext:value-type="date">
            <text:p>25-09</text:p>
          </table:table-cell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Santos Alonso</text:p>
          </table:table-cell>
          <table:table-cell table:style-name="ce3" office:value-type="string" calcext:value-type="string">
            <text:p>CD-RW 800 Mb</text:p>
          </table:table-cell>
          <table:table-cell table:style-name="ce20" office:value-type="currency" office:currency="EUR" office:value="0.85" calcext:value-type="currency">
            <text:p>0,85 €</text:p>
          </table:table-cell>
          <table:table-cell table:style-name="Default" office:value-type="float" office:value="1000" calcext:value-type="float">
            <text:p>1000</text:p>
          </table:table-cell>
          <table:table-cell table:style-name="ce24" table:formula="of:=[.E116]*[.F116]" office:value-type="currency" office:currency="EUR" office:value="850" calcext:value-type="currency">
            <text:p>850,00 €</text:p>
          </table:table-cell>
          <table:table-cell table:style-name="ce24" table:formula="of:=[.G116]*12%" office:value-type="currency" office:currency="EUR" office:value="102" calcext:value-type="currency">
            <text:p>102,00 €</text:p>
          </table:table-cell>
          <table:table-cell table:style-name="ce24" table:formula="of:=[.G116]+[.H116]" office:value-type="currency" office:currency="EUR" office:value="952" calcext:value-type="currency">
            <text:p>952,0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5" calcext:value-type="date">
            <text:p>05-10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CD-RW 800 Mb</text:p>
          </table:table-cell>
          <table:table-cell table:style-name="ce20" office:value-type="currency" office:currency="EUR" office:value="0.85" calcext:value-type="currency">
            <text:p>0,85 €</text:p>
          </table:table-cell>
          <table:table-cell table:style-name="ce3" office:value-type="float" office:value="30" calcext:value-type="float">
            <text:p>30</text:p>
          </table:table-cell>
          <table:table-cell table:style-name="ce24" table:formula="of:=[.E117]*[.F117]" office:value-type="currency" office:currency="EUR" office:value="25.5" calcext:value-type="currency">
            <text:p>25,50 €</text:p>
          </table:table-cell>
          <table:table-cell table:style-name="ce24" table:formula="of:=[.G117]*12%" office:value-type="currency" office:currency="EUR" office:value="3.06" calcext:value-type="currency">
            <text:p>3,06 €</text:p>
          </table:table-cell>
          <table:table-cell table:style-name="ce24" table:formula="of:=[.G117]+[.H117]" office:value-type="currency" office:currency="EUR" office:value="28.56" calcext:value-type="currency">
            <text:p>28,56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27" calcext:value-type="date">
            <text:p>27-09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CD-RW 700 Mb</text:p>
          </table:table-cell>
          <table:table-cell table:style-name="ce20" office:value-type="currency" office:currency="EUR" office:value="0.75" calcext:value-type="currency">
            <text:p>0,75 €</text:p>
          </table:table-cell>
          <table:table-cell table:style-name="ce3" office:value-type="float" office:value="10" calcext:value-type="float">
            <text:p>10</text:p>
          </table:table-cell>
          <table:table-cell table:style-name="ce24" table:formula="of:=[.E118]*[.F118]" office:value-type="currency" office:currency="EUR" office:value="7.5" calcext:value-type="currency">
            <text:p>7,50 €</text:p>
          </table:table-cell>
          <table:table-cell table:style-name="ce24" table:formula="of:=[.G118]*12%" office:value-type="currency" office:currency="EUR" office:value="0.9" calcext:value-type="currency">
            <text:p>0,90 €</text:p>
          </table:table-cell>
          <table:table-cell table:style-name="ce24" table:formula="of:=[.G118]+[.H118]" office:value-type="currency" office:currency="EUR" office:value="8.4" calcext:value-type="currency">
            <text:p>8,40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30" calcext:value-type="date">
            <text:p>30-09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Gómez Juárez</text:p>
          </table:table-cell>
          <table:table-cell table:style-name="ce3" office:value-type="string" calcext:value-type="string">
            <text:p>CD-RW 700 Mb</text:p>
          </table:table-cell>
          <table:table-cell table:style-name="ce20" office:value-type="currency" office:currency="EUR" office:value="0.75" calcext:value-type="currency">
            <text:p>0,75 €</text:p>
          </table:table-cell>
          <table:table-cell table:style-name="ce3" office:value-type="float" office:value="50" calcext:value-type="float">
            <text:p>50</text:p>
          </table:table-cell>
          <table:table-cell table:style-name="ce24" table:formula="of:=[.E119]*[.F119]" office:value-type="currency" office:currency="EUR" office:value="37.5" calcext:value-type="currency">
            <text:p>37,50 €</text:p>
          </table:table-cell>
          <table:table-cell table:style-name="ce24" table:formula="of:=[.G119]*12%" office:value-type="currency" office:currency="EUR" office:value="4.5" calcext:value-type="currency">
            <text:p>4,50 €</text:p>
          </table:table-cell>
          <table:table-cell table:style-name="ce24" table:formula="of:=[.G119]+[.H119]" office:value-type="currency" office:currency="EUR" office:value="42" calcext:value-type="currency">
            <text:p>42,00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13" calcext:value-type="date">
            <text:p>13-09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CD-RW 700 Mb</text:p>
          </table:table-cell>
          <table:table-cell table:style-name="ce20" office:value-type="currency" office:currency="EUR" office:value="0.7" calcext:value-type="currency">
            <text:p>0,70 €</text:p>
          </table:table-cell>
          <table:table-cell table:style-name="ce3" office:value-type="float" office:value="250" calcext:value-type="float">
            <text:p>250</text:p>
          </table:table-cell>
          <table:table-cell table:style-name="ce24" table:formula="of:=[.E120]*[.F120]" office:value-type="currency" office:currency="EUR" office:value="175" calcext:value-type="currency">
            <text:p>175,00 €</text:p>
          </table:table-cell>
          <table:table-cell table:style-name="ce24" table:formula="of:=[.G120]*12%" office:value-type="currency" office:currency="EUR" office:value="21" calcext:value-type="currency">
            <text:p>21,00 €</text:p>
          </table:table-cell>
          <table:table-cell table:style-name="ce24" table:formula="of:=[.G120]+[.H120]" office:value-type="currency" office:currency="EUR" office:value="196" calcext:value-type="currency">
            <text:p>196,00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14" calcext:value-type="date">
            <text:p>14-09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CD-RW 700 Mb</text:p>
          </table:table-cell>
          <table:table-cell table:style-name="ce20" office:value-type="currency" office:currency="EUR" office:value="0.7" calcext:value-type="currency">
            <text:p>0,70 €</text:p>
          </table:table-cell>
          <table:table-cell table:style-name="ce3" office:value-type="float" office:value="100" calcext:value-type="float">
            <text:p>100</text:p>
          </table:table-cell>
          <table:table-cell table:style-name="ce24" table:formula="of:=[.E121]*[.F121]" office:value-type="currency" office:currency="EUR" office:value="70" calcext:value-type="currency">
            <text:p>70,00 €</text:p>
          </table:table-cell>
          <table:table-cell table:style-name="ce24" table:formula="of:=[.G121]*12%" office:value-type="currency" office:currency="EUR" office:value="8.4" calcext:value-type="currency">
            <text:p>8,40 €</text:p>
          </table:table-cell>
          <table:table-cell table:style-name="ce24" table:formula="of:=[.G121]+[.H121]" office:value-type="currency" office:currency="EUR" office:value="78.4" calcext:value-type="currency">
            <text:p>78,40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21" calcext:value-type="date">
            <text:p>21-09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CD-RW 700 Mb</text:p>
          </table:table-cell>
          <table:table-cell table:style-name="ce20" office:value-type="currency" office:currency="EUR" office:value="0.7" calcext:value-type="currency">
            <text:p>0,70 €</text:p>
          </table:table-cell>
          <table:table-cell table:style-name="ce3" office:value-type="float" office:value="50" calcext:value-type="float">
            <text:p>50</text:p>
          </table:table-cell>
          <table:table-cell table:style-name="ce24" table:formula="of:=[.E122]*[.F122]" office:value-type="currency" office:currency="EUR" office:value="35" calcext:value-type="currency">
            <text:p>35,00 €</text:p>
          </table:table-cell>
          <table:table-cell table:style-name="ce24" table:formula="of:=[.G122]*12%" office:value-type="currency" office:currency="EUR" office:value="4.2" calcext:value-type="currency">
            <text:p>4,20 €</text:p>
          </table:table-cell>
          <table:table-cell table:style-name="ce24" table:formula="of:=[.G122]+[.H122]" office:value-type="currency" office:currency="EUR" office:value="39.2" calcext:value-type="currency">
            <text:p>39,20 €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4" office:value-type="string" calcext:value-type="string">
            <text:p>Muestra todos los que han comprado CD-RW en el mes de septiembre ordenados por unidad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Artículo</text:p>
          </table:table-cell>
          <table:table-cell table:style-name="ce6" office:value-type="string" calcext:value-type="string">
            <text:p>Precio</text:p>
          </table:table-cell>
          <table:table-cell table:style-name="ce6" office:value-type="string" calcext:value-type="string">
            <text:p>Unidades</text:p>
          </table:table-cell>
          <table:table-cell table:style-name="ce6" office:value-type="string" calcext:value-type="string">
            <text:p>Subtotal</text:p>
          </table:table-cell>
          <table:table-cell table:style-name="ce6" office:value-type="string" calcext:value-type="string">
            <text:p>IVA</text:p>
          </table:table-cell>
          <table:table-cell table:style-name="ce6" office:value-type="string" calcext:value-type="string">
            <text:p>Total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12" calcext:value-type="date">
            <text:p>12-09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Disquete 3,5</text:p>
          </table:table-cell>
          <table:table-cell table:style-name="ce20" office:value-type="currency" office:currency="EUR" office:value="1.2" calcext:value-type="currency">
            <text:p>1,20 €</text:p>
          </table:table-cell>
          <table:table-cell table:style-name="ce3" office:value-type="float" office:value="60" calcext:value-type="float">
            <text:p>60</text:p>
          </table:table-cell>
          <table:table-cell table:style-name="ce24" table:formula="of:=[.E127]*[.F127]" office:value-type="currency" office:currency="EUR" office:value="72" calcext:value-type="currency">
            <text:p>72,00 €</text:p>
          </table:table-cell>
          <table:table-cell table:style-name="ce24" table:formula="of:=[.G127]*12%" office:value-type="currency" office:currency="EUR" office:value="8.64" calcext:value-type="currency">
            <text:p>8,64 €</text:p>
          </table:table-cell>
          <table:table-cell table:style-name="ce24" table:formula="of:=[.G127]+[.H127]" office:value-type="currency" office:currency="EUR" office:value="80.64" calcext:value-type="currency">
            <text:p>80,64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3" calcext:value-type="date">
            <text:p>13-09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CD-RW 700 Mb</text:p>
          </table:table-cell>
          <table:table-cell table:style-name="ce20" office:value-type="currency" office:currency="EUR" office:value="0.7" calcext:value-type="currency">
            <text:p>0,70 €</text:p>
          </table:table-cell>
          <table:table-cell table:style-name="ce3" office:value-type="float" office:value="250" calcext:value-type="float">
            <text:p>250</text:p>
          </table:table-cell>
          <table:table-cell table:style-name="ce24" table:formula="of:=[.E128]*[.F128]" office:value-type="currency" office:currency="EUR" office:value="175" calcext:value-type="currency">
            <text:p>175,00 €</text:p>
          </table:table-cell>
          <table:table-cell table:style-name="ce24" table:formula="of:=[.G128]*12%" office:value-type="currency" office:currency="EUR" office:value="21" calcext:value-type="currency">
            <text:p>21,00 €</text:p>
          </table:table-cell>
          <table:table-cell table:style-name="ce24" table:formula="of:=[.G128]+[.H128]" office:value-type="currency" office:currency="EUR" office:value="196" calcext:value-type="currency">
            <text:p>196,0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4" calcext:value-type="date">
            <text:p>14-09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CD-RW 700 Mb</text:p>
          </table:table-cell>
          <table:table-cell table:style-name="ce20" office:value-type="currency" office:currency="EUR" office:value="0.7" calcext:value-type="currency">
            <text:p>0,70 €</text:p>
          </table:table-cell>
          <table:table-cell table:style-name="ce3" office:value-type="float" office:value="100" calcext:value-type="float">
            <text:p>100</text:p>
          </table:table-cell>
          <table:table-cell table:style-name="ce24" table:formula="of:=[.E129]*[.F129]" office:value-type="currency" office:currency="EUR" office:value="70" calcext:value-type="currency">
            <text:p>70,00 €</text:p>
          </table:table-cell>
          <table:table-cell table:style-name="ce24" table:formula="of:=[.G129]*12%" office:value-type="currency" office:currency="EUR" office:value="8.4" calcext:value-type="currency">
            <text:p>8,40 €</text:p>
          </table:table-cell>
          <table:table-cell table:style-name="ce24" table:formula="of:=[.G129]+[.H129]" office:value-type="currency" office:currency="EUR" office:value="78.4" calcext:value-type="currency">
            <text:p>78,40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15" calcext:value-type="date">
            <text:p>15-09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Toner HP8100</text:p>
          </table:table-cell>
          <table:table-cell table:style-name="ce20" office:value-type="currency" office:currency="EUR" office:value="83.95" calcext:value-type="currency">
            <text:p>83,95 €</text:p>
          </table:table-cell>
          <table:table-cell table:style-name="ce3" office:value-type="float" office:value="2" calcext:value-type="float">
            <text:p>2</text:p>
          </table:table-cell>
          <table:table-cell table:style-name="ce24" table:formula="of:=[.E130]*[.F130]" office:value-type="currency" office:currency="EUR" office:value="167.9" calcext:value-type="currency">
            <text:p>167,90 €</text:p>
          </table:table-cell>
          <table:table-cell table:style-name="ce24" table:formula="of:=[.G130]*12%" office:value-type="currency" office:currency="EUR" office:value="20.148" calcext:value-type="currency">
            <text:p>20,15 €</text:p>
          </table:table-cell>
          <table:table-cell table:style-name="ce24" table:formula="of:=[.G130]+[.H130]" office:value-type="currency" office:currency="EUR" office:value="188.048" calcext:value-type="currency">
            <text:p>188,05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16" calcext:value-type="date">
            <text:p>16-09</text:p>
          </table:table-cell>
          <table:table-cell table:style-name="ce3" office:value-type="string" calcext:value-type="string">
            <text:p>Manuel</text:p>
          </table:table-cell>
          <table:table-cell table:style-name="ce3" office:value-type="string" calcext:value-type="string">
            <text:p>Carranza Sants</text:p>
          </table:table-cell>
          <table:table-cell table:style-name="ce3" office:value-type="string" calcext:value-type="string">
            <text:p>Papel XEON Photo</text:p>
          </table:table-cell>
          <table:table-cell table:style-name="ce20" office:value-type="currency" office:currency="EUR" office:value="13.5" calcext:value-type="currency">
            <text:p>13,50 €</text:p>
          </table:table-cell>
          <table:table-cell table:style-name="ce3" office:value-type="float" office:value="10" calcext:value-type="float">
            <text:p>10</text:p>
          </table:table-cell>
          <table:table-cell table:style-name="ce24" table:formula="of:=[.E131]*[.F131]" office:value-type="currency" office:currency="EUR" office:value="135" calcext:value-type="currency">
            <text:p>135,00 €</text:p>
          </table:table-cell>
          <table:table-cell table:style-name="ce24" table:formula="of:=[.G131]*12%" office:value-type="currency" office:currency="EUR" office:value="16.2" calcext:value-type="currency">
            <text:p>16,20 €</text:p>
          </table:table-cell>
          <table:table-cell table:style-name="ce24" table:formula="of:=[.G131]+[.H131]" office:value-type="currency" office:currency="EUR" office:value="151.2" calcext:value-type="currency">
            <text:p>151,2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7" calcext:value-type="date">
            <text:p>17-09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CD-RW 800 Mb</text:p>
          </table:table-cell>
          <table:table-cell table:style-name="ce20" office:value-type="currency" office:currency="EUR" office:value="0.85" calcext:value-type="currency">
            <text:p>0,85 €</text:p>
          </table:table-cell>
          <table:table-cell table:style-name="ce3" office:value-type="float" office:value="30" calcext:value-type="float">
            <text:p>30</text:p>
          </table:table-cell>
          <table:table-cell table:style-name="ce24" table:formula="of:=[.E132]*[.F132]" office:value-type="currency" office:currency="EUR" office:value="25.5" calcext:value-type="currency">
            <text:p>25,50 €</text:p>
          </table:table-cell>
          <table:table-cell table:style-name="ce24" table:formula="of:=[.G132]*12%" office:value-type="currency" office:currency="EUR" office:value="3.06" calcext:value-type="currency">
            <text:p>3,06 €</text:p>
          </table:table-cell>
          <table:table-cell table:style-name="ce24" table:formula="of:=[.G132]+[.H132]" office:value-type="currency" office:currency="EUR" office:value="28.56" calcext:value-type="currency">
            <text:p>28,56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18" calcext:value-type="date">
            <text:p>18-09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inta Epson X03</text:p>
          </table:table-cell>
          <table:table-cell table:style-name="ce20" office:value-type="currency" office:currency="EUR" office:value="33.15" calcext:value-type="currency">
            <text:p>33,15 €</text:p>
          </table:table-cell>
          <table:table-cell table:style-name="ce3" office:value-type="float" office:value="1" calcext:value-type="float">
            <text:p>1</text:p>
          </table:table-cell>
          <table:table-cell table:style-name="ce24" table:formula="of:=[.E133]*[.F133]" office:value-type="currency" office:currency="EUR" office:value="33.15" calcext:value-type="currency">
            <text:p>33,15 €</text:p>
          </table:table-cell>
          <table:table-cell table:style-name="ce24" table:formula="of:=[.G133]*12%" office:value-type="currency" office:currency="EUR" office:value="3.978" calcext:value-type="currency">
            <text:p>3,98 €</text:p>
          </table:table-cell>
          <table:table-cell table:style-name="ce24" table:formula="of:=[.G133]+[.H133]" office:value-type="currency" office:currency="EUR" office:value="37.128" calcext:value-type="currency">
            <text:p>37,13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19" calcext:value-type="date">
            <text:p>19-09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Gómez Juárez</text:p>
          </table:table-cell>
          <table:table-cell table:style-name="ce3" office:value-type="string" calcext:value-type="string">
            <text:p>Papel Glossy PR15</text:p>
          </table:table-cell>
          <table:table-cell table:style-name="ce20" office:value-type="currency" office:currency="EUR" office:value="21.3" calcext:value-type="currency">
            <text:p>21,30 €</text:p>
          </table:table-cell>
          <table:table-cell table:style-name="ce3" office:value-type="float" office:value="5" calcext:value-type="float">
            <text:p>5</text:p>
          </table:table-cell>
          <table:table-cell table:style-name="ce24" table:formula="of:=[.E134]*[.F134]" office:value-type="currency" office:currency="EUR" office:value="106.5" calcext:value-type="currency">
            <text:p>106,50 €</text:p>
          </table:table-cell>
          <table:table-cell table:style-name="ce24" table:formula="of:=[.G134]*12%" office:value-type="currency" office:currency="EUR" office:value="12.78" calcext:value-type="currency">
            <text:p>12,78 €</text:p>
          </table:table-cell>
          <table:table-cell table:style-name="ce24" table:formula="of:=[.G134]+[.H134]" office:value-type="currency" office:currency="EUR" office:value="119.28" calcext:value-type="currency">
            <text:p>119,28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20" calcext:value-type="date">
            <text:p>20-09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Gómez Juárez</text:p>
          </table:table-cell>
          <table:table-cell table:style-name="ce3" office:value-type="string" calcext:value-type="string">
            <text:p>Toner HP8100</text:p>
          </table:table-cell>
          <table:table-cell table:style-name="ce20" office:value-type="currency" office:currency="EUR" office:value="83.95" calcext:value-type="currency">
            <text:p>83,95 €</text:p>
          </table:table-cell>
          <table:table-cell table:style-name="ce3" office:value-type="float" office:value="1" calcext:value-type="float">
            <text:p>1</text:p>
          </table:table-cell>
          <table:table-cell table:style-name="ce24" table:formula="of:=[.E135]*[.F135]" office:value-type="currency" office:currency="EUR" office:value="83.95" calcext:value-type="currency">
            <text:p>83,95 €</text:p>
          </table:table-cell>
          <table:table-cell table:style-name="ce24" table:formula="of:=[.G135]*12%" office:value-type="currency" office:currency="EUR" office:value="10.074" calcext:value-type="currency">
            <text:p>10,07 €</text:p>
          </table:table-cell>
          <table:table-cell table:style-name="ce24" table:formula="of:=[.G135]+[.H135]" office:value-type="currency" office:currency="EUR" office:value="94.024" calcext:value-type="currency">
            <text:p>94,02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1" calcext:value-type="date">
            <text:p>21-09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CD-RW 700 Mb</text:p>
          </table:table-cell>
          <table:table-cell table:style-name="ce20" office:value-type="currency" office:currency="EUR" office:value="0.7" calcext:value-type="currency">
            <text:p>0,70 €</text:p>
          </table:table-cell>
          <table:table-cell table:style-name="ce3" office:value-type="float" office:value="50" calcext:value-type="float">
            <text:p>50</text:p>
          </table:table-cell>
          <table:table-cell table:style-name="ce24" table:formula="of:=[.E136]*[.F136]" office:value-type="currency" office:currency="EUR" office:value="35" calcext:value-type="currency">
            <text:p>35,00 €</text:p>
          </table:table-cell>
          <table:table-cell table:style-name="ce24" table:formula="of:=[.G136]*12%" office:value-type="currency" office:currency="EUR" office:value="4.2" calcext:value-type="currency">
            <text:p>4,20 €</text:p>
          </table:table-cell>
          <table:table-cell table:style-name="ce24" table:formula="of:=[.G136]+[.H136]" office:value-type="currency" office:currency="EUR" office:value="39.2" calcext:value-type="currency">
            <text:p>39,20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22" calcext:value-type="date">
            <text:p>22-09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Tinta Epson MH01</text:p>
          </table:table-cell>
          <table:table-cell table:style-name="ce20" office:value-type="currency" office:currency="EUR" office:value="36.42" calcext:value-type="currency">
            <text:p>36,42 €</text:p>
          </table:table-cell>
          <table:table-cell table:style-name="ce3" office:value-type="float" office:value="2" calcext:value-type="float">
            <text:p>2</text:p>
          </table:table-cell>
          <table:table-cell table:style-name="ce24" table:formula="of:=[.E137]*[.F137]" office:value-type="currency" office:currency="EUR" office:value="72.84" calcext:value-type="currency">
            <text:p>72,84 €</text:p>
          </table:table-cell>
          <table:table-cell table:style-name="ce24" table:formula="of:=[.G137]*12%" office:value-type="currency" office:currency="EUR" office:value="8.7408" calcext:value-type="currency">
            <text:p>8,74 €</text:p>
          </table:table-cell>
          <table:table-cell table:style-name="ce24" table:formula="of:=[.G137]+[.H137]" office:value-type="currency" office:currency="EUR" office:value="81.5808" calcext:value-type="currency">
            <text:p>81,58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23" calcext:value-type="date">
            <text:p>23-09</text:p>
          </table:table-cell>
          <table:table-cell table:style-name="ce3" office:value-type="string" calcext:value-type="string">
            <text:p>Rosa</text:p>
          </table:table-cell>
          <table:table-cell table:style-name="ce3" office:value-type="string" calcext:value-type="string">
            <text:p>Alonso Martínez</text:p>
          </table:table-cell>
          <table:table-cell table:style-name="ce3" office:value-type="string" calcext:value-type="string">
            <text:p>Toner HP4050</text:p>
          </table:table-cell>
          <table:table-cell table:style-name="ce20" office:value-type="currency" office:currency="EUR" office:value="76.38" calcext:value-type="currency">
            <text:p>76,38 €</text:p>
          </table:table-cell>
          <table:table-cell table:style-name="ce3" office:value-type="float" office:value="5" calcext:value-type="float">
            <text:p>5</text:p>
          </table:table-cell>
          <table:table-cell table:style-name="ce24" table:formula="of:=[.E138]*[.F138]" office:value-type="currency" office:currency="EUR" office:value="381.9" calcext:value-type="currency">
            <text:p>381,90 €</text:p>
          </table:table-cell>
          <table:table-cell table:style-name="ce24" table:formula="of:=[.G138]*12%" office:value-type="currency" office:currency="EUR" office:value="45.828" calcext:value-type="currency">
            <text:p>45,83 €</text:p>
          </table:table-cell>
          <table:table-cell table:style-name="ce24" table:formula="of:=[.G138]+[.H138]" office:value-type="currency" office:currency="EUR" office:value="427.728" calcext:value-type="currency">
            <text:p>427,73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24" calcext:value-type="date">
            <text:p>24-09</text:p>
          </table:table-cell>
          <table:table-cell table:style-name="ce3" office:value-type="string" calcext:value-type="string">
            <text:p>Manuel</text:p>
          </table:table-cell>
          <table:table-cell table:style-name="ce3" office:value-type="string" calcext:value-type="string">
            <text:p>Carranza Sants</text:p>
          </table:table-cell>
          <table:table-cell table:style-name="ce3" office:value-type="string" calcext:value-type="string">
            <text:p>Disquete 3,5</text:p>
          </table:table-cell>
          <table:table-cell table:style-name="ce20" office:value-type="currency" office:currency="EUR" office:value="1.2" calcext:value-type="currency">
            <text:p>1,20 €</text:p>
          </table:table-cell>
          <table:table-cell table:style-name="ce3" office:value-type="float" office:value="400" calcext:value-type="float">
            <text:p>400</text:p>
          </table:table-cell>
          <table:table-cell table:style-name="ce24" table:formula="of:=[.E139]*[.F139]" office:value-type="currency" office:currency="EUR" office:value="480" calcext:value-type="currency">
            <text:p>480,00 €</text:p>
          </table:table-cell>
          <table:table-cell table:style-name="ce24" table:formula="of:=[.G139]*12%" office:value-type="currency" office:currency="EUR" office:value="57.6" calcext:value-type="currency">
            <text:p>57,60 €</text:p>
          </table:table-cell>
          <table:table-cell table:style-name="ce24" table:formula="of:=[.G139]+[.H139]" office:value-type="currency" office:currency="EUR" office:value="537.6" calcext:value-type="currency">
            <text:p>537,6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5" calcext:value-type="date">
            <text:p>25-09</text:p>
          </table:table-cell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Santos Alonso</text:p>
          </table:table-cell>
          <table:table-cell table:style-name="ce3" office:value-type="string" calcext:value-type="string">
            <text:p>CD-RW 800 Mb</text:p>
          </table:table-cell>
          <table:table-cell table:style-name="ce20" office:value-type="currency" office:currency="EUR" office:value="0.85" calcext:value-type="currency">
            <text:p>0,85 €</text:p>
          </table:table-cell>
          <table:table-cell table:style-name="Default" office:value-type="float" office:value="1000" calcext:value-type="float">
            <text:p>1000</text:p>
          </table:table-cell>
          <table:table-cell table:style-name="ce24" table:formula="of:=[.E140]*[.F140]" office:value-type="currency" office:currency="EUR" office:value="850" calcext:value-type="currency">
            <text:p>850,00 €</text:p>
          </table:table-cell>
          <table:table-cell table:style-name="ce24" table:formula="of:=[.G140]*12%" office:value-type="currency" office:currency="EUR" office:value="102" calcext:value-type="currency">
            <text:p>102,00 €</text:p>
          </table:table-cell>
          <table:table-cell table:style-name="ce24" table:formula="of:=[.G140]+[.H140]" office:value-type="currency" office:currency="EUR" office:value="952" calcext:value-type="currency">
            <text:p>952,00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26" calcext:value-type="date">
            <text:p>26-09</text:p>
          </table:table-cell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Santos Alonso</text:p>
          </table:table-cell>
          <table:table-cell table:style-name="ce3" office:value-type="string" calcext:value-type="string">
            <text:p>Papel Glossy PR15</text:p>
          </table:table-cell>
          <table:table-cell table:style-name="ce20" office:value-type="currency" office:currency="EUR" office:value="21.3" calcext:value-type="currency">
            <text:p>21,30 €</text:p>
          </table:table-cell>
          <table:table-cell table:style-name="ce3" office:value-type="float" office:value="100" calcext:value-type="float">
            <text:p>100</text:p>
          </table:table-cell>
          <table:table-cell table:style-name="ce24" table:formula="of:=[.E141]*[.F141]" office:value-type="currency" office:currency="EUR" office:value="2130" calcext:value-type="currency">
            <text:p>2.130,00 €</text:p>
          </table:table-cell>
          <table:table-cell table:style-name="ce24" table:formula="of:=[.G141]*12%" office:value-type="currency" office:currency="EUR" office:value="255.6" calcext:value-type="currency">
            <text:p>255,60 €</text:p>
          </table:table-cell>
          <table:table-cell table:style-name="ce24" table:formula="of:=[.G141]+[.H141]" office:value-type="currency" office:currency="EUR" office:value="2385.6" calcext:value-type="currency">
            <text:p>2.385,6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7" calcext:value-type="date">
            <text:p>27-09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CD-RW 700 Mb</text:p>
          </table:table-cell>
          <table:table-cell table:style-name="ce20" office:value-type="currency" office:currency="EUR" office:value="0.75" calcext:value-type="currency">
            <text:p>0,75 €</text:p>
          </table:table-cell>
          <table:table-cell table:style-name="ce3" office:value-type="float" office:value="10" calcext:value-type="float">
            <text:p>10</text:p>
          </table:table-cell>
          <table:table-cell table:style-name="ce24" table:formula="of:=[.E142]*[.F142]" office:value-type="currency" office:currency="EUR" office:value="7.5" calcext:value-type="currency">
            <text:p>7,50 €</text:p>
          </table:table-cell>
          <table:table-cell table:style-name="ce24" table:formula="of:=[.G142]*12%" office:value-type="currency" office:currency="EUR" office:value="0.9" calcext:value-type="currency">
            <text:p>0,90 €</text:p>
          </table:table-cell>
          <table:table-cell table:style-name="ce24" table:formula="of:=[.G142]+[.H142]" office:value-type="currency" office:currency="EUR" office:value="8.4" calcext:value-type="currency">
            <text:p>8,40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28" calcext:value-type="date">
            <text:p>28-09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inta Epson X03</text:p>
          </table:table-cell>
          <table:table-cell table:style-name="ce20" office:value-type="currency" office:currency="EUR" office:value="35.23" calcext:value-type="currency">
            <text:p>35,23 €</text:p>
          </table:table-cell>
          <table:table-cell table:style-name="ce3" office:value-type="float" office:value="2" calcext:value-type="float">
            <text:p>2</text:p>
          </table:table-cell>
          <table:table-cell table:style-name="ce24" table:formula="of:=[.E143]*[.F143]" office:value-type="currency" office:currency="EUR" office:value="70.46" calcext:value-type="currency">
            <text:p>70,46 €</text:p>
          </table:table-cell>
          <table:table-cell table:style-name="ce24" table:formula="of:=[.G143]*12%" office:value-type="currency" office:currency="EUR" office:value="8.4552" calcext:value-type="currency">
            <text:p>8,46 €</text:p>
          </table:table-cell>
          <table:table-cell table:style-name="ce24" table:formula="of:=[.G143]+[.H143]" office:value-type="currency" office:currency="EUR" office:value="78.9152" calcext:value-type="currency">
            <text:p>78,92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09-29" calcext:value-type="date">
            <text:p>29-09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oner HP8100</text:p>
          </table:table-cell>
          <table:table-cell table:style-name="ce20" office:value-type="currency" office:currency="EUR" office:value="83.95" calcext:value-type="currency">
            <text:p>83,95 €</text:p>
          </table:table-cell>
          <table:table-cell table:style-name="ce3" office:value-type="float" office:value="4" calcext:value-type="float">
            <text:p>4</text:p>
          </table:table-cell>
          <table:table-cell table:style-name="ce24" table:formula="of:=[.E144]*[.F144]" office:value-type="currency" office:currency="EUR" office:value="335.8" calcext:value-type="currency">
            <text:p>335,80 €</text:p>
          </table:table-cell>
          <table:table-cell table:style-name="ce24" table:formula="of:=[.G144]*12%" office:value-type="currency" office:currency="EUR" office:value="40.296" calcext:value-type="currency">
            <text:p>40,30 €</text:p>
          </table:table-cell>
          <table:table-cell table:style-name="ce24" table:formula="of:=[.G144]+[.H144]" office:value-type="currency" office:currency="EUR" office:value="376.096" calcext:value-type="currency">
            <text:p>376,1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30" calcext:value-type="date">
            <text:p>30-09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Gómez Juárez</text:p>
          </table:table-cell>
          <table:table-cell table:style-name="ce3" office:value-type="string" calcext:value-type="string">
            <text:p>CD-RW 700 Mb</text:p>
          </table:table-cell>
          <table:table-cell table:style-name="ce20" office:value-type="currency" office:currency="EUR" office:value="0.75" calcext:value-type="currency">
            <text:p>0,75 €</text:p>
          </table:table-cell>
          <table:table-cell table:style-name="ce3" office:value-type="float" office:value="50" calcext:value-type="float">
            <text:p>50</text:p>
          </table:table-cell>
          <table:table-cell table:style-name="ce24" table:formula="of:=[.E145]*[.F145]" office:value-type="currency" office:currency="EUR" office:value="37.5" calcext:value-type="currency">
            <text:p>37,50 €</text:p>
          </table:table-cell>
          <table:table-cell table:style-name="ce24" table:formula="of:=[.G145]*12%" office:value-type="currency" office:currency="EUR" office:value="4.5" calcext:value-type="currency">
            <text:p>4,50 €</text:p>
          </table:table-cell>
          <table:table-cell table:style-name="ce24" table:formula="of:=[.G145]+[.H145]" office:value-type="currency" office:currency="EUR" office:value="42" calcext:value-type="currency">
            <text:p>42,00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10-01" calcext:value-type="date">
            <text:p>01-10</text:p>
          </table:table-cell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Santos Alonso</text:p>
          </table:table-cell>
          <table:table-cell table:style-name="ce3" office:value-type="string" calcext:value-type="string">
            <text:p>Toner HP4050</text:p>
          </table:table-cell>
          <table:table-cell table:style-name="ce20" office:value-type="currency" office:currency="EUR" office:value="76.38" calcext:value-type="currency">
            <text:p>76,38 €</text:p>
          </table:table-cell>
          <table:table-cell table:style-name="ce3" office:value-type="float" office:value="1" calcext:value-type="float">
            <text:p>1</text:p>
          </table:table-cell>
          <table:table-cell table:style-name="ce24" table:formula="of:=[.E146]*[.F146]" office:value-type="currency" office:currency="EUR" office:value="76.38" calcext:value-type="currency">
            <text:p>76,38 €</text:p>
          </table:table-cell>
          <table:table-cell table:style-name="ce24" table:formula="of:=[.G146]*12%" office:value-type="currency" office:currency="EUR" office:value="9.1656" calcext:value-type="currency">
            <text:p>9,17 €</text:p>
          </table:table-cell>
          <table:table-cell table:style-name="ce24" table:formula="of:=[.G146]+[.H146]" office:value-type="currency" office:currency="EUR" office:value="85.5456" calcext:value-type="currency">
            <text:p>85,55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10-02" calcext:value-type="date">
            <text:p>02-10</text:p>
          </table:table-cell>
          <table:table-cell table:style-name="ce3" office:value-type="string" calcext:value-type="string">
            <text:p>Rosa</text:p>
          </table:table-cell>
          <table:table-cell table:style-name="ce3" office:value-type="string" calcext:value-type="string">
            <text:p>Alonso Martínez</text:p>
          </table:table-cell>
          <table:table-cell table:style-name="ce3" office:value-type="string" calcext:value-type="string">
            <text:p>Disquete 3,5</text:p>
          </table:table-cell>
          <table:table-cell table:style-name="ce20" office:value-type="currency" office:currency="EUR" office:value="1.2" calcext:value-type="currency">
            <text:p>1,20 €</text:p>
          </table:table-cell>
          <table:table-cell table:style-name="ce3" office:value-type="float" office:value="70" calcext:value-type="float">
            <text:p>70</text:p>
          </table:table-cell>
          <table:table-cell table:style-name="ce24" table:formula="of:=[.E147]*[.F147]" office:value-type="currency" office:currency="EUR" office:value="84" calcext:value-type="currency">
            <text:p>84,00 €</text:p>
          </table:table-cell>
          <table:table-cell table:style-name="ce24" table:formula="of:=[.G147]*12%" office:value-type="currency" office:currency="EUR" office:value="10.08" calcext:value-type="currency">
            <text:p>10,08 €</text:p>
          </table:table-cell>
          <table:table-cell table:style-name="ce24" table:formula="of:=[.G147]+[.H147]" office:value-type="currency" office:currency="EUR" office:value="94.08" calcext:value-type="currency">
            <text:p>94,08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10-03" calcext:value-type="date">
            <text:p>03-10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Papel Glossy PR15</text:p>
          </table:table-cell>
          <table:table-cell table:style-name="ce20" office:value-type="currency" office:currency="EUR" office:value="21.3" calcext:value-type="currency">
            <text:p>21,30 €</text:p>
          </table:table-cell>
          <table:table-cell table:style-name="ce3" office:value-type="float" office:value="5" calcext:value-type="float">
            <text:p>5</text:p>
          </table:table-cell>
          <table:table-cell table:style-name="ce24" table:formula="of:=[.E148]*[.F148]" office:value-type="currency" office:currency="EUR" office:value="106.5" calcext:value-type="currency">
            <text:p>106,50 €</text:p>
          </table:table-cell>
          <table:table-cell table:style-name="ce24" table:formula="of:=[.G148]*12%" office:value-type="currency" office:currency="EUR" office:value="12.78" calcext:value-type="currency">
            <text:p>12,78 €</text:p>
          </table:table-cell>
          <table:table-cell table:style-name="ce24" table:formula="of:=[.G148]+[.H148]" office:value-type="currency" office:currency="EUR" office:value="119.28" calcext:value-type="currency">
            <text:p>119,28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10-04" calcext:value-type="date">
            <text:p>04-10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Toner HP8100</text:p>
          </table:table-cell>
          <table:table-cell table:style-name="ce20" office:value-type="currency" office:currency="EUR" office:value="83.95" calcext:value-type="currency">
            <text:p>83,95 €</text:p>
          </table:table-cell>
          <table:table-cell table:style-name="ce3" office:value-type="float" office:value="1" calcext:value-type="float">
            <text:p>1</text:p>
          </table:table-cell>
          <table:table-cell table:style-name="ce24" table:formula="of:=[.E149]*[.F149]" office:value-type="currency" office:currency="EUR" office:value="83.95" calcext:value-type="currency">
            <text:p>83,95 €</text:p>
          </table:table-cell>
          <table:table-cell table:style-name="ce24" table:formula="of:=[.G149]*12%" office:value-type="currency" office:currency="EUR" office:value="10.074" calcext:value-type="currency">
            <text:p>10,07 €</text:p>
          </table:table-cell>
          <table:table-cell table:style-name="ce24" table:formula="of:=[.G149]+[.H149]" office:value-type="currency" office:currency="EUR" office:value="94.024" calcext:value-type="currency">
            <text:p>94,02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10-05" calcext:value-type="date">
            <text:p>05-10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CD-RW 800 Mb</text:p>
          </table:table-cell>
          <table:table-cell table:style-name="ce20" office:value-type="currency" office:currency="EUR" office:value="0.85" calcext:value-type="currency">
            <text:p>0,85 €</text:p>
          </table:table-cell>
          <table:table-cell table:style-name="ce3" office:value-type="float" office:value="30" calcext:value-type="float">
            <text:p>30</text:p>
          </table:table-cell>
          <table:table-cell table:style-name="ce24" table:formula="of:=[.E150]*[.F150]" office:value-type="currency" office:currency="EUR" office:value="25.5" calcext:value-type="currency">
            <text:p>25,50 €</text:p>
          </table:table-cell>
          <table:table-cell table:style-name="ce24" table:formula="of:=[.G150]*12%" office:value-type="currency" office:currency="EUR" office:value="3.06" calcext:value-type="currency">
            <text:p>3,06 €</text:p>
          </table:table-cell>
          <table:table-cell table:style-name="ce24" table:formula="of:=[.G150]+[.H150]" office:value-type="currency" office:currency="EUR" office:value="28.56" calcext:value-type="currency">
            <text:p>28,56 €</text:p>
          </table:table-cell>
          <table:table-cell table:number-columns-repeated="1015"/>
        </table:table-row>
        <table:table-row table:style-name="ro1" table:visibility="filter">
          <table:table-cell table:style-name="ce17" office:value-type="date" office:date-value="2014-10-06" calcext:value-type="date">
            <text:p>06-10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oner HP4050</text:p>
          </table:table-cell>
          <table:table-cell table:style-name="ce20" office:value-type="currency" office:currency="EUR" office:value="76.38" calcext:value-type="currency">
            <text:p>76,38 €</text:p>
          </table:table-cell>
          <table:table-cell table:style-name="ce3" office:value-type="float" office:value="2" calcext:value-type="float">
            <text:p>2</text:p>
          </table:table-cell>
          <table:table-cell table:style-name="ce24" table:formula="of:=[.E151]*[.F151]" office:value-type="currency" office:currency="EUR" office:value="152.76" calcext:value-type="currency">
            <text:p>152,76 €</text:p>
          </table:table-cell>
          <table:table-cell table:style-name="ce24" table:formula="of:=[.G151]*12%" office:value-type="currency" office:currency="EUR" office:value="18.3312" calcext:value-type="currency">
            <text:p>18,33 €</text:p>
          </table:table-cell>
          <table:table-cell table:style-name="ce24" table:formula="of:=[.G151]+[.H151]" office:value-type="currency" office:currency="EUR" office:value="171.0912" calcext:value-type="currency">
            <text:p>171,09 €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>
            <text:p>Aplica los filtros de validez con un mensaje de error a los campos siguientes: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PVP debe ser inferior a 1000 y superior a 0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Unidades debe ser superior o igual a 1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Número de pedido debe ser superior a 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Artículo</text:p>
          </table:table-cell>
          <table:table-cell table:style-name="ce6" office:value-type="string" calcext:value-type="string">
            <text:p>Precio</text:p>
          </table:table-cell>
          <table:table-cell table:style-name="ce6" office:value-type="string" calcext:value-type="string">
            <text:p>Unidades</text:p>
          </table:table-cell>
          <table:table-cell table:style-name="ce6" office:value-type="string" calcext:value-type="string">
            <text:p>Subtotal</text:p>
          </table:table-cell>
          <table:table-cell table:style-name="ce6" office:value-type="string" calcext:value-type="string">
            <text:p>IVA</text:p>
          </table:table-cell>
          <table:table-cell table:style-name="ce6"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3" calcext:value-type="date">
            <text:p>13-09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CD-RW 700 Mb</text:p>
          </table:table-cell>
          <table:table-cell table:style-name="ce20" table:content-validation-name="val9" office:value-type="currency" office:currency="EUR" office:value="0.7" calcext:value-type="currency">
            <text:p>0,70 €</text:p>
          </table:table-cell>
          <table:table-cell table:style-name="ce3" table:content-validation-name="val10" office:value-type="float" office:value="250" calcext:value-type="float">
            <text:p>250</text:p>
          </table:table-cell>
          <table:table-cell table:style-name="ce24" table:formula="of:=[.E159]*[.F159]" office:value-type="currency" office:currency="EUR" office:value="175" calcext:value-type="currency">
            <text:p>175,00 €</text:p>
          </table:table-cell>
          <table:table-cell table:style-name="ce24" table:formula="of:=[.G159]*12%" office:value-type="currency" office:currency="EUR" office:value="21" calcext:value-type="currency">
            <text:p>21,00 €</text:p>
          </table:table-cell>
          <table:table-cell table:style-name="ce24" table:formula="of:=[.G159]+[.H159]" office:value-type="currency" office:currency="EUR" office:value="196" calcext:value-type="currency">
            <text:p>196,0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4" calcext:value-type="date">
            <text:p>14-09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CD-RW 700 Mb</text:p>
          </table:table-cell>
          <table:table-cell table:style-name="ce20" table:content-validation-name="val9" office:value-type="currency" office:currency="EUR" office:value="0.7" calcext:value-type="currency">
            <text:p>0,70 €</text:p>
          </table:table-cell>
          <table:table-cell table:style-name="ce3" table:content-validation-name="val10" office:value-type="float" office:value="100" calcext:value-type="float">
            <text:p>100</text:p>
          </table:table-cell>
          <table:table-cell table:style-name="ce24" table:formula="of:=[.E160]*[.F160]" office:value-type="currency" office:currency="EUR" office:value="70" calcext:value-type="currency">
            <text:p>70,00 €</text:p>
          </table:table-cell>
          <table:table-cell table:style-name="ce24" table:formula="of:=[.G160]*12%" office:value-type="currency" office:currency="EUR" office:value="8.4" calcext:value-type="currency">
            <text:p>8,40 €</text:p>
          </table:table-cell>
          <table:table-cell table:style-name="ce24" table:formula="of:=[.G160]+[.H160]" office:value-type="currency" office:currency="EUR" office:value="78.4" calcext:value-type="currency">
            <text:p>78,4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1" calcext:value-type="date">
            <text:p>21-09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CD-RW 700 Mb</text:p>
          </table:table-cell>
          <table:table-cell table:style-name="ce20" table:content-validation-name="val9" office:value-type="currency" office:currency="EUR" office:value="0.7" calcext:value-type="currency">
            <text:p>0,70 €</text:p>
          </table:table-cell>
          <table:table-cell table:style-name="ce3" table:content-validation-name="val10" office:value-type="float" office:value="50" calcext:value-type="float">
            <text:p>50</text:p>
          </table:table-cell>
          <table:table-cell table:style-name="ce24" table:formula="of:=[.E161]*[.F161]" office:value-type="currency" office:currency="EUR" office:value="35" calcext:value-type="currency">
            <text:p>35,00 €</text:p>
          </table:table-cell>
          <table:table-cell table:style-name="ce24" table:formula="of:=[.G161]*12%" office:value-type="currency" office:currency="EUR" office:value="4.2" calcext:value-type="currency">
            <text:p>4,20 €</text:p>
          </table:table-cell>
          <table:table-cell table:style-name="ce24" table:formula="of:=[.G161]+[.H161]" office:value-type="currency" office:currency="EUR" office:value="39.2" calcext:value-type="currency">
            <text:p>39,2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7" calcext:value-type="date">
            <text:p>27-09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CD-RW 700 Mb</text:p>
          </table:table-cell>
          <table:table-cell table:style-name="ce20" table:content-validation-name="val9" office:value-type="currency" office:currency="EUR" office:value="0.75" calcext:value-type="currency">
            <text:p>0,75 €</text:p>
          </table:table-cell>
          <table:table-cell table:style-name="ce3" table:content-validation-name="val10" office:value-type="float" office:value="10" calcext:value-type="float">
            <text:p>10</text:p>
          </table:table-cell>
          <table:table-cell table:style-name="ce24" table:formula="of:=[.E162]*[.F162]" office:value-type="currency" office:currency="EUR" office:value="7.5" calcext:value-type="currency">
            <text:p>7,50 €</text:p>
          </table:table-cell>
          <table:table-cell table:style-name="ce24" table:formula="of:=[.G162]*12%" office:value-type="currency" office:currency="EUR" office:value="0.9" calcext:value-type="currency">
            <text:p>0,90 €</text:p>
          </table:table-cell>
          <table:table-cell table:style-name="ce24" table:formula="of:=[.G162]+[.H162]" office:value-type="currency" office:currency="EUR" office:value="8.4" calcext:value-type="currency">
            <text:p>8,4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30" calcext:value-type="date">
            <text:p>30-09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Gómez Juárez</text:p>
          </table:table-cell>
          <table:table-cell table:style-name="ce3" office:value-type="string" calcext:value-type="string">
            <text:p>CD-RW 700 Mb</text:p>
          </table:table-cell>
          <table:table-cell table:style-name="ce20" table:content-validation-name="val9" office:value-type="currency" office:currency="EUR" office:value="0.75" calcext:value-type="currency">
            <text:p>0,75 €</text:p>
          </table:table-cell>
          <table:table-cell table:style-name="ce3" table:content-validation-name="val10" office:value-type="float" office:value="50" calcext:value-type="float">
            <text:p>50</text:p>
          </table:table-cell>
          <table:table-cell table:style-name="ce24" table:formula="of:=[.E163]*[.F163]" office:value-type="currency" office:currency="EUR" office:value="37.5" calcext:value-type="currency">
            <text:p>37,50 €</text:p>
          </table:table-cell>
          <table:table-cell table:style-name="ce24" table:formula="of:=[.G163]*12%" office:value-type="currency" office:currency="EUR" office:value="4.5" calcext:value-type="currency">
            <text:p>4,50 €</text:p>
          </table:table-cell>
          <table:table-cell table:style-name="ce24" table:formula="of:=[.G163]+[.H163]" office:value-type="currency" office:currency="EUR" office:value="42" calcext:value-type="currency">
            <text:p>42,0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7" calcext:value-type="date">
            <text:p>17-09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CD-RW 800 Mb</text:p>
          </table:table-cell>
          <table:table-cell table:style-name="ce20" table:content-validation-name="val9" office:value-type="currency" office:currency="EUR" office:value="0.85" calcext:value-type="currency">
            <text:p>0,85 €</text:p>
          </table:table-cell>
          <table:table-cell table:style-name="ce3" table:content-validation-name="val10" office:value-type="float" office:value="30" calcext:value-type="float">
            <text:p>30</text:p>
          </table:table-cell>
          <table:table-cell table:style-name="ce24" table:formula="of:=[.E164]*[.F164]" office:value-type="currency" office:currency="EUR" office:value="25.5" calcext:value-type="currency">
            <text:p>25,50 €</text:p>
          </table:table-cell>
          <table:table-cell table:style-name="ce24" table:formula="of:=[.G164]*12%" office:value-type="currency" office:currency="EUR" office:value="3.06" calcext:value-type="currency">
            <text:p>3,06 €</text:p>
          </table:table-cell>
          <table:table-cell table:style-name="ce24" table:formula="of:=[.G164]+[.H164]" office:value-type="currency" office:currency="EUR" office:value="28.56" calcext:value-type="currency">
            <text:p>28,56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5" calcext:value-type="date">
            <text:p>25-09</text:p>
          </table:table-cell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Santos Alonso</text:p>
          </table:table-cell>
          <table:table-cell table:style-name="ce3" office:value-type="string" calcext:value-type="string">
            <text:p>CD-RW 800 Mb</text:p>
          </table:table-cell>
          <table:table-cell table:style-name="ce20" table:content-validation-name="val9" office:value-type="currency" office:currency="EUR" office:value="0.85" calcext:value-type="currency">
            <text:p>0,85 €</text:p>
          </table:table-cell>
          <table:table-cell table:style-name="Default" table:content-validation-name="val10" office:value-type="float" office:value="1000" calcext:value-type="float">
            <text:p>1000</text:p>
          </table:table-cell>
          <table:table-cell table:style-name="ce24" table:formula="of:=[.E165]*[.F165]" office:value-type="currency" office:currency="EUR" office:value="850" calcext:value-type="currency">
            <text:p>850,00 €</text:p>
          </table:table-cell>
          <table:table-cell table:style-name="ce24" table:formula="of:=[.G165]*12%" office:value-type="currency" office:currency="EUR" office:value="102" calcext:value-type="currency">
            <text:p>102,00 €</text:p>
          </table:table-cell>
          <table:table-cell table:style-name="ce24" table:formula="of:=[.G165]+[.H165]" office:value-type="currency" office:currency="EUR" office:value="952" calcext:value-type="currency">
            <text:p>952,0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5" calcext:value-type="date">
            <text:p>05-10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CD-RW 800 Mb</text:p>
          </table:table-cell>
          <table:table-cell table:style-name="ce20" table:content-validation-name="val9" office:value-type="currency" office:currency="EUR" office:value="0.85" calcext:value-type="currency">
            <text:p>0,85 €</text:p>
          </table:table-cell>
          <table:table-cell table:style-name="ce3" table:content-validation-name="val10" office:value-type="float" office:value="30" calcext:value-type="float">
            <text:p>30</text:p>
          </table:table-cell>
          <table:table-cell table:style-name="ce24" table:formula="of:=[.E166]*[.F166]" office:value-type="currency" office:currency="EUR" office:value="25.5" calcext:value-type="currency">
            <text:p>25,50 €</text:p>
          </table:table-cell>
          <table:table-cell table:style-name="ce24" table:formula="of:=[.G166]*12%" office:value-type="currency" office:currency="EUR" office:value="3.06" calcext:value-type="currency">
            <text:p>3,06 €</text:p>
          </table:table-cell>
          <table:table-cell table:style-name="ce24" table:formula="of:=[.G166]+[.H166]" office:value-type="currency" office:currency="EUR" office:value="28.56" calcext:value-type="currency">
            <text:p>28,56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2" calcext:value-type="date">
            <text:p>12-09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Disquete 3,5</text:p>
          </table:table-cell>
          <table:table-cell table:style-name="ce20" table:content-validation-name="val9" office:value-type="currency" office:currency="EUR" office:value="1.2" calcext:value-type="currency">
            <text:p>1,20 €</text:p>
          </table:table-cell>
          <table:table-cell table:style-name="ce3" table:content-validation-name="val10" office:value-type="float" office:value="60" calcext:value-type="float">
            <text:p>60</text:p>
          </table:table-cell>
          <table:table-cell table:style-name="ce24" table:formula="of:=[.E167]*[.F167]" office:value-type="currency" office:currency="EUR" office:value="72" calcext:value-type="currency">
            <text:p>72,00 €</text:p>
          </table:table-cell>
          <table:table-cell table:style-name="ce24" table:formula="of:=[.G167]*12%" office:value-type="currency" office:currency="EUR" office:value="8.64" calcext:value-type="currency">
            <text:p>8,64 €</text:p>
          </table:table-cell>
          <table:table-cell table:style-name="ce24" table:formula="of:=[.G167]+[.H167]" office:value-type="currency" office:currency="EUR" office:value="80.64" calcext:value-type="currency">
            <text:p>80,64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4" calcext:value-type="date">
            <text:p>24-09</text:p>
          </table:table-cell>
          <table:table-cell table:style-name="ce3" office:value-type="string" calcext:value-type="string">
            <text:p>Manuel</text:p>
          </table:table-cell>
          <table:table-cell table:style-name="ce3" office:value-type="string" calcext:value-type="string">
            <text:p>Carranza Sants</text:p>
          </table:table-cell>
          <table:table-cell table:style-name="ce3" office:value-type="string" calcext:value-type="string">
            <text:p>Disquete 3,5</text:p>
          </table:table-cell>
          <table:table-cell table:style-name="ce20" table:content-validation-name="val9" office:value-type="currency" office:currency="EUR" office:value="1.2" calcext:value-type="currency">
            <text:p>1,20 €</text:p>
          </table:table-cell>
          <table:table-cell table:style-name="ce3" table:content-validation-name="val10" office:value-type="float" office:value="400" calcext:value-type="float">
            <text:p>400</text:p>
          </table:table-cell>
          <table:table-cell table:style-name="ce24" table:formula="of:=[.E168]*[.F168]" office:value-type="currency" office:currency="EUR" office:value="480" calcext:value-type="currency">
            <text:p>480,00 €</text:p>
          </table:table-cell>
          <table:table-cell table:style-name="ce24" table:formula="of:=[.G168]*12%" office:value-type="currency" office:currency="EUR" office:value="57.6" calcext:value-type="currency">
            <text:p>57,60 €</text:p>
          </table:table-cell>
          <table:table-cell table:style-name="ce24" table:formula="of:=[.G168]+[.H168]" office:value-type="currency" office:currency="EUR" office:value="537.6" calcext:value-type="currency">
            <text:p>537,6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2" calcext:value-type="date">
            <text:p>02-10</text:p>
          </table:table-cell>
          <table:table-cell table:style-name="ce3" office:value-type="string" calcext:value-type="string">
            <text:p>Rosa</text:p>
          </table:table-cell>
          <table:table-cell table:style-name="ce3" office:value-type="string" calcext:value-type="string">
            <text:p>Alonso Martínez</text:p>
          </table:table-cell>
          <table:table-cell table:style-name="ce3" office:value-type="string" calcext:value-type="string">
            <text:p>Disquete 3,5</text:p>
          </table:table-cell>
          <table:table-cell table:style-name="ce20" table:content-validation-name="val9" office:value-type="currency" office:currency="EUR" office:value="1.2" calcext:value-type="currency">
            <text:p>1,20 €</text:p>
          </table:table-cell>
          <table:table-cell table:style-name="ce3" table:content-validation-name="val10" office:value-type="float" office:value="70" calcext:value-type="float">
            <text:p>70</text:p>
          </table:table-cell>
          <table:table-cell table:style-name="ce24" table:formula="of:=[.E169]*[.F169]" office:value-type="currency" office:currency="EUR" office:value="84" calcext:value-type="currency">
            <text:p>84,00 €</text:p>
          </table:table-cell>
          <table:table-cell table:style-name="ce24" table:formula="of:=[.G169]*12%" office:value-type="currency" office:currency="EUR" office:value="10.08" calcext:value-type="currency">
            <text:p>10,08 €</text:p>
          </table:table-cell>
          <table:table-cell table:style-name="ce24" table:formula="of:=[.G169]+[.H169]" office:value-type="currency" office:currency="EUR" office:value="94.08" calcext:value-type="currency">
            <text:p>94,08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6" calcext:value-type="date">
            <text:p>16-09</text:p>
          </table:table-cell>
          <table:table-cell table:style-name="ce3" office:value-type="string" calcext:value-type="string">
            <text:p>Manuel</text:p>
          </table:table-cell>
          <table:table-cell table:style-name="ce3" office:value-type="string" calcext:value-type="string">
            <text:p>Carranza Sants</text:p>
          </table:table-cell>
          <table:table-cell table:style-name="ce3" office:value-type="string" calcext:value-type="string">
            <text:p>Papel XEON Photo</text:p>
          </table:table-cell>
          <table:table-cell table:style-name="ce20" table:content-validation-name="val9" office:value-type="currency" office:currency="EUR" office:value="13.5" calcext:value-type="currency">
            <text:p>13,50 €</text:p>
          </table:table-cell>
          <table:table-cell table:style-name="ce3" table:content-validation-name="val10" office:value-type="float" office:value="10" calcext:value-type="float">
            <text:p>10</text:p>
          </table:table-cell>
          <table:table-cell table:style-name="ce24" table:formula="of:=[.E170]*[.F170]" office:value-type="currency" office:currency="EUR" office:value="135" calcext:value-type="currency">
            <text:p>135,00 €</text:p>
          </table:table-cell>
          <table:table-cell table:style-name="ce24" table:formula="of:=[.G170]*12%" office:value-type="currency" office:currency="EUR" office:value="16.2" calcext:value-type="currency">
            <text:p>16,20 €</text:p>
          </table:table-cell>
          <table:table-cell table:style-name="ce24" table:formula="of:=[.G170]+[.H170]" office:value-type="currency" office:currency="EUR" office:value="151.2" calcext:value-type="currency">
            <text:p>151,2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9" calcext:value-type="date">
            <text:p>19-09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Gómez Juárez</text:p>
          </table:table-cell>
          <table:table-cell table:style-name="ce3" office:value-type="string" calcext:value-type="string">
            <text:p>Papel Glossy PR15</text:p>
          </table:table-cell>
          <table:table-cell table:style-name="ce20" table:content-validation-name="val9" office:value-type="currency" office:currency="EUR" office:value="21.3" calcext:value-type="currency">
            <text:p>21,30 €</text:p>
          </table:table-cell>
          <table:table-cell table:style-name="ce3" table:content-validation-name="val10" office:value-type="float" office:value="5" calcext:value-type="float">
            <text:p>5</text:p>
          </table:table-cell>
          <table:table-cell table:style-name="ce24" table:formula="of:=[.E171]*[.F171]" office:value-type="currency" office:currency="EUR" office:value="106.5" calcext:value-type="currency">
            <text:p>106,50 €</text:p>
          </table:table-cell>
          <table:table-cell table:style-name="ce24" table:formula="of:=[.G171]*12%" office:value-type="currency" office:currency="EUR" office:value="12.78" calcext:value-type="currency">
            <text:p>12,78 €</text:p>
          </table:table-cell>
          <table:table-cell table:style-name="ce24" table:formula="of:=[.G171]+[.H171]" office:value-type="currency" office:currency="EUR" office:value="119.28" calcext:value-type="currency">
            <text:p>119,28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6" calcext:value-type="date">
            <text:p>26-09</text:p>
          </table:table-cell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Santos Alonso</text:p>
          </table:table-cell>
          <table:table-cell table:style-name="ce3" office:value-type="string" calcext:value-type="string">
            <text:p>Papel Glossy PR15</text:p>
          </table:table-cell>
          <table:table-cell table:style-name="ce20" table:content-validation-name="val9" office:value-type="currency" office:currency="EUR" office:value="21.3" calcext:value-type="currency">
            <text:p>21,30 €</text:p>
          </table:table-cell>
          <table:table-cell table:style-name="ce3" table:content-validation-name="val10" office:value-type="float" office:value="100" calcext:value-type="float">
            <text:p>100</text:p>
          </table:table-cell>
          <table:table-cell table:style-name="ce24" table:formula="of:=[.E172]*[.F172]" office:value-type="currency" office:currency="EUR" office:value="2130" calcext:value-type="currency">
            <text:p>2.130,00 €</text:p>
          </table:table-cell>
          <table:table-cell table:style-name="ce24" table:formula="of:=[.G172]*12%" office:value-type="currency" office:currency="EUR" office:value="255.6" calcext:value-type="currency">
            <text:p>255,60 €</text:p>
          </table:table-cell>
          <table:table-cell table:style-name="ce24" table:formula="of:=[.G172]+[.H172]" office:value-type="currency" office:currency="EUR" office:value="2385.6" calcext:value-type="currency">
            <text:p>2.385,6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3" calcext:value-type="date">
            <text:p>03-10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Papel Glossy PR15</text:p>
          </table:table-cell>
          <table:table-cell table:style-name="ce20" table:content-validation-name="val9" office:value-type="currency" office:currency="EUR" office:value="21.3" calcext:value-type="currency">
            <text:p>21,30 €</text:p>
          </table:table-cell>
          <table:table-cell table:style-name="ce3" table:content-validation-name="val10" office:value-type="float" office:value="5" calcext:value-type="float">
            <text:p>5</text:p>
          </table:table-cell>
          <table:table-cell table:style-name="ce24" table:formula="of:=[.E173]*[.F173]" office:value-type="currency" office:currency="EUR" office:value="106.5" calcext:value-type="currency">
            <text:p>106,50 €</text:p>
          </table:table-cell>
          <table:table-cell table:style-name="ce24" table:formula="of:=[.G173]*12%" office:value-type="currency" office:currency="EUR" office:value="12.78" calcext:value-type="currency">
            <text:p>12,78 €</text:p>
          </table:table-cell>
          <table:table-cell table:style-name="ce24" table:formula="of:=[.G173]+[.H173]" office:value-type="currency" office:currency="EUR" office:value="119.28" calcext:value-type="currency">
            <text:p>119,28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8" calcext:value-type="date">
            <text:p>18-09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inta Epson X03</text:p>
          </table:table-cell>
          <table:table-cell table:style-name="ce20" table:content-validation-name="val9" office:value-type="currency" office:currency="EUR" office:value="33.15" calcext:value-type="currency">
            <text:p>33,15 €</text:p>
          </table:table-cell>
          <table:table-cell table:style-name="ce3" table:content-validation-name="val10" office:value-type="float" office:value="1" calcext:value-type="float">
            <text:p>1</text:p>
          </table:table-cell>
          <table:table-cell table:style-name="ce24" table:formula="of:=[.E174]*[.F174]" office:value-type="currency" office:currency="EUR" office:value="33.15" calcext:value-type="currency">
            <text:p>33,15 €</text:p>
          </table:table-cell>
          <table:table-cell table:style-name="ce24" table:formula="of:=[.G174]*12%" office:value-type="currency" office:currency="EUR" office:value="3.978" calcext:value-type="currency">
            <text:p>3,98 €</text:p>
          </table:table-cell>
          <table:table-cell table:style-name="ce24" table:formula="of:=[.G174]+[.H174]" office:value-type="currency" office:currency="EUR" office:value="37.128" calcext:value-type="currency">
            <text:p>37,13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8" calcext:value-type="date">
            <text:p>28-09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inta Epson X03</text:p>
          </table:table-cell>
          <table:table-cell table:style-name="ce20" table:content-validation-name="val9" office:value-type="currency" office:currency="EUR" office:value="35.23" calcext:value-type="currency">
            <text:p>35,23 €</text:p>
          </table:table-cell>
          <table:table-cell table:style-name="ce3" table:content-validation-name="val10" office:value-type="float" office:value="2" calcext:value-type="float">
            <text:p>2</text:p>
          </table:table-cell>
          <table:table-cell table:style-name="ce24" table:formula="of:=[.E175]*[.F175]" office:value-type="currency" office:currency="EUR" office:value="70.46" calcext:value-type="currency">
            <text:p>70,46 €</text:p>
          </table:table-cell>
          <table:table-cell table:style-name="ce24" table:formula="of:=[.G175]*12%" office:value-type="currency" office:currency="EUR" office:value="8.4552" calcext:value-type="currency">
            <text:p>8,46 €</text:p>
          </table:table-cell>
          <table:table-cell table:style-name="ce24" table:formula="of:=[.G175]+[.H175]" office:value-type="currency" office:currency="EUR" office:value="78.9152" calcext:value-type="currency">
            <text:p>78,92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2" calcext:value-type="date">
            <text:p>22-09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Márquez Sete</text:p>
          </table:table-cell>
          <table:table-cell table:style-name="ce3" office:value-type="string" calcext:value-type="string">
            <text:p>Tinta Epson MH01</text:p>
          </table:table-cell>
          <table:table-cell table:style-name="ce20" table:content-validation-name="val9" office:value-type="currency" office:currency="EUR" office:value="36.42" calcext:value-type="currency">
            <text:p>36,42 €</text:p>
          </table:table-cell>
          <table:table-cell table:style-name="ce3" table:content-validation-name="val10" office:value-type="float" office:value="2" calcext:value-type="float">
            <text:p>2</text:p>
          </table:table-cell>
          <table:table-cell table:style-name="ce24" table:formula="of:=[.E176]*[.F176]" office:value-type="currency" office:currency="EUR" office:value="72.84" calcext:value-type="currency">
            <text:p>72,84 €</text:p>
          </table:table-cell>
          <table:table-cell table:style-name="ce24" table:formula="of:=[.G176]*12%" office:value-type="currency" office:currency="EUR" office:value="8.7408" calcext:value-type="currency">
            <text:p>8,74 €</text:p>
          </table:table-cell>
          <table:table-cell table:style-name="ce24" table:formula="of:=[.G176]+[.H176]" office:value-type="currency" office:currency="EUR" office:value="81.5808" calcext:value-type="currency">
            <text:p>81,58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3" calcext:value-type="date">
            <text:p>23-09</text:p>
          </table:table-cell>
          <table:table-cell table:style-name="ce3" office:value-type="string" calcext:value-type="string">
            <text:p>Rosa</text:p>
          </table:table-cell>
          <table:table-cell table:style-name="ce3" office:value-type="string" calcext:value-type="string">
            <text:p>Alonso Martínez</text:p>
          </table:table-cell>
          <table:table-cell table:style-name="ce3" office:value-type="string" calcext:value-type="string">
            <text:p>Toner HP4050</text:p>
          </table:table-cell>
          <table:table-cell table:style-name="ce20" table:content-validation-name="val9" office:value-type="currency" office:currency="EUR" office:value="76.38" calcext:value-type="currency">
            <text:p>76,38 €</text:p>
          </table:table-cell>
          <table:table-cell table:style-name="ce3" table:content-validation-name="val10" office:value-type="float" office:value="5" calcext:value-type="float">
            <text:p>5</text:p>
          </table:table-cell>
          <table:table-cell table:style-name="ce24" table:formula="of:=[.E177]*[.F177]" office:value-type="currency" office:currency="EUR" office:value="381.9" calcext:value-type="currency">
            <text:p>381,90 €</text:p>
          </table:table-cell>
          <table:table-cell table:style-name="ce24" table:formula="of:=[.G177]*12%" office:value-type="currency" office:currency="EUR" office:value="45.828" calcext:value-type="currency">
            <text:p>45,83 €</text:p>
          </table:table-cell>
          <table:table-cell table:style-name="ce24" table:formula="of:=[.G177]+[.H177]" office:value-type="currency" office:currency="EUR" office:value="427.728" calcext:value-type="currency">
            <text:p>427,73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1" calcext:value-type="date">
            <text:p>01-10</text:p>
          </table:table-cell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Santos Alonso</text:p>
          </table:table-cell>
          <table:table-cell table:style-name="ce3" office:value-type="string" calcext:value-type="string">
            <text:p>Toner HP4050</text:p>
          </table:table-cell>
          <table:table-cell table:style-name="ce20" table:content-validation-name="val9" office:value-type="currency" office:currency="EUR" office:value="76.38" calcext:value-type="currency">
            <text:p>76,38 €</text:p>
          </table:table-cell>
          <table:table-cell table:style-name="ce3" table:content-validation-name="val10" office:value-type="float" office:value="1" calcext:value-type="float">
            <text:p>1</text:p>
          </table:table-cell>
          <table:table-cell table:style-name="ce24" table:formula="of:=[.E178]*[.F178]" office:value-type="currency" office:currency="EUR" office:value="76.38" calcext:value-type="currency">
            <text:p>76,38 €</text:p>
          </table:table-cell>
          <table:table-cell table:style-name="ce24" table:formula="of:=[.G178]*12%" office:value-type="currency" office:currency="EUR" office:value="9.1656" calcext:value-type="currency">
            <text:p>9,17 €</text:p>
          </table:table-cell>
          <table:table-cell table:style-name="ce24" table:formula="of:=[.G178]+[.H178]" office:value-type="currency" office:currency="EUR" office:value="85.5456" calcext:value-type="currency">
            <text:p>85,55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6" calcext:value-type="date">
            <text:p>06-10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oner HP4050</text:p>
          </table:table-cell>
          <table:table-cell table:style-name="ce20" table:content-validation-name="val9" office:value-type="currency" office:currency="EUR" office:value="76.38" calcext:value-type="currency">
            <text:p>76,38 €</text:p>
          </table:table-cell>
          <table:table-cell table:style-name="ce3" table:content-validation-name="val10" office:value-type="float" office:value="2" calcext:value-type="float">
            <text:p>2</text:p>
          </table:table-cell>
          <table:table-cell table:style-name="ce24" table:formula="of:=[.E179]*[.F179]" office:value-type="currency" office:currency="EUR" office:value="152.76" calcext:value-type="currency">
            <text:p>152,76 €</text:p>
          </table:table-cell>
          <table:table-cell table:style-name="ce24" table:formula="of:=[.G179]*12%" office:value-type="currency" office:currency="EUR" office:value="18.3312" calcext:value-type="currency">
            <text:p>18,33 €</text:p>
          </table:table-cell>
          <table:table-cell table:style-name="ce24" table:formula="of:=[.G179]+[.H179]" office:value-type="currency" office:currency="EUR" office:value="171.0912" calcext:value-type="currency">
            <text:p>171,09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15" calcext:value-type="date">
            <text:p>15-09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Toner HP8100</text:p>
          </table:table-cell>
          <table:table-cell table:style-name="ce20" table:content-validation-name="val9" office:value-type="currency" office:currency="EUR" office:value="83.95" calcext:value-type="currency">
            <text:p>83,95 €</text:p>
          </table:table-cell>
          <table:table-cell table:style-name="ce3" table:content-validation-name="val10" office:value-type="float" office:value="2" calcext:value-type="float">
            <text:p>2</text:p>
          </table:table-cell>
          <table:table-cell table:style-name="ce24" table:formula="of:=[.E180]*[.F180]" office:value-type="currency" office:currency="EUR" office:value="167.9" calcext:value-type="currency">
            <text:p>167,90 €</text:p>
          </table:table-cell>
          <table:table-cell table:style-name="ce24" table:formula="of:=[.G180]*12%" office:value-type="currency" office:currency="EUR" office:value="20.148" calcext:value-type="currency">
            <text:p>20,15 €</text:p>
          </table:table-cell>
          <table:table-cell table:style-name="ce24" table:formula="of:=[.G180]+[.H180]" office:value-type="currency" office:currency="EUR" office:value="188.048" calcext:value-type="currency">
            <text:p>188,05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0" calcext:value-type="date">
            <text:p>20-09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Gómez Juárez</text:p>
          </table:table-cell>
          <table:table-cell table:style-name="ce3" office:value-type="string" calcext:value-type="string">
            <text:p>Toner HP8100</text:p>
          </table:table-cell>
          <table:table-cell table:style-name="ce20" table:content-validation-name="val9" office:value-type="currency" office:currency="EUR" office:value="83.95" calcext:value-type="currency">
            <text:p>83,95 €</text:p>
          </table:table-cell>
          <table:table-cell table:style-name="ce3" table:content-validation-name="val10" office:value-type="float" office:value="1" calcext:value-type="float">
            <text:p>1</text:p>
          </table:table-cell>
          <table:table-cell table:style-name="ce24" table:formula="of:=[.E181]*[.F181]" office:value-type="currency" office:currency="EUR" office:value="83.95" calcext:value-type="currency">
            <text:p>83,95 €</text:p>
          </table:table-cell>
          <table:table-cell table:style-name="ce24" table:formula="of:=[.G181]*12%" office:value-type="currency" office:currency="EUR" office:value="10.074" calcext:value-type="currency">
            <text:p>10,07 €</text:p>
          </table:table-cell>
          <table:table-cell table:style-name="ce24" table:formula="of:=[.G181]+[.H181]" office:value-type="currency" office:currency="EUR" office:value="94.024" calcext:value-type="currency">
            <text:p>94,02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09-29" calcext:value-type="date">
            <text:p>29-09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Hernández Pérez</text:p>
          </table:table-cell>
          <table:table-cell table:style-name="ce3" office:value-type="string" calcext:value-type="string">
            <text:p>Toner HP8100</text:p>
          </table:table-cell>
          <table:table-cell table:style-name="ce20" table:content-validation-name="val9" office:value-type="currency" office:currency="EUR" office:value="83.95" calcext:value-type="currency">
            <text:p>83,95 €</text:p>
          </table:table-cell>
          <table:table-cell table:style-name="ce3" table:content-validation-name="val10" office:value-type="float" office:value="4" calcext:value-type="float">
            <text:p>4</text:p>
          </table:table-cell>
          <table:table-cell table:style-name="ce24" table:formula="of:=[.E182]*[.F182]" office:value-type="currency" office:currency="EUR" office:value="335.8" calcext:value-type="currency">
            <text:p>335,80 €</text:p>
          </table:table-cell>
          <table:table-cell table:style-name="ce24" table:formula="of:=[.G182]*12%" office:value-type="currency" office:currency="EUR" office:value="40.296" calcext:value-type="currency">
            <text:p>40,30 €</text:p>
          </table:table-cell>
          <table:table-cell table:style-name="ce24" table:formula="of:=[.G182]+[.H182]" office:value-type="currency" office:currency="EUR" office:value="376.096" calcext:value-type="currency">
            <text:p>376,10 €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4-10-04" calcext:value-type="date">
            <text:p>04-10</text:p>
          </table:table-cell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Álvarez López</text:p>
          </table:table-cell>
          <table:table-cell table:style-name="ce3" office:value-type="string" calcext:value-type="string">
            <text:p>Toner HP8100</text:p>
          </table:table-cell>
          <table:table-cell table:style-name="ce20" table:content-validation-name="val9" office:value-type="currency" office:currency="EUR" office:value="83.95" calcext:value-type="currency">
            <text:p>83,95 €</text:p>
          </table:table-cell>
          <table:table-cell table:style-name="ce3" table:content-validation-name="val10" office:value-type="float" office:value="1" calcext:value-type="float">
            <text:p>1</text:p>
          </table:table-cell>
          <table:table-cell table:style-name="ce24" table:formula="of:=[.E183]*[.F183]" office:value-type="currency" office:currency="EUR" office:value="83.95" calcext:value-type="currency">
            <text:p>83,95 €</text:p>
          </table:table-cell>
          <table:table-cell table:style-name="ce24" table:formula="of:=[.G183]*12%" office:value-type="currency" office:currency="EUR" office:value="10.074" calcext:value-type="currency">
            <text:p>10,07 €</text:p>
          </table:table-cell>
          <table:table-cell table:style-name="ce24" table:formula="of:=[.G183]+[.H183]" office:value-type="currency" office:currency="EUR" office:value="94.024" calcext:value-type="currency">
            <text:p>94,02 €</text:p>
          </table:table-cell>
          <table:table-cell table:number-columns-repeated="1015"/>
        </table:table-row>
        <table:table-row table:style-name="ro1" table:number-rows-repeated="3">
          <table:table-cell table:number-columns-repeated="4"/>
          <table:table-cell table:content-validation-name="val9"/>
          <table:table-cell table:content-validation-name="val10"/>
          <table:table-cell table:number-columns-repeated="1018"/>
        </table:table-row>
        <table:table-row table:style-name="ro2" table:number-rows-repeated="10483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Electrodomesticos.D131:Electrodomesticos.D131" table:contains-header="false" table:orientation="column"/>
        <table:database-range table:name="__Anonymous_Sheet_DB__1" table:target-range-address="Informática.A126:Informática.I151" table:display-filter-buttons="true" table:orientation="column">
          <table:filter>
            <table:filter-and>
              <table:filter-condition table:field-number="-122" table:value="CD-RW 700 Mb" table:operator="=">
                <table:filter-set-item table:value="CD-RW 700 Mb"/>
                <table:filter-set-item table:value="CD-RW 800 Mb"/>
              </table:filter-condition>
              <table:filter-condition table:field-number="-125" table:value="2014-09-13" table:operator="=">
                <table:filter-set-item table:value="2014-09-13"/>
                <table:filter-set-item table:value="2014-09-14"/>
                <table:filter-set-item table:value="2014-09-17"/>
                <table:filter-set-item table:value="2014-09-21"/>
                <table:filter-set-item table:value="2014-09-25"/>
                <table:filter-set-item table:value="2014-09-27"/>
                <table:filter-set-item table:value="2014-09-30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" svg:font-family="Mang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  <number:text> €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07P2" style:volatile="true">
      <number:text>-</number:text>
      <number:number number:decimal-places="0" loext:min-decimal-places="0" number:min-integer-digits="0"/>
      <number:text> €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number number:decimal-places="2" loext:min-decimal-places="2" number:min-integer-digits="1" number:grouping="true"/>
      <number:text> € </number:text>
    </number:number-style>
    <number:number-style style:name="N105">
      <number:text>-</number:text>
      <number:number number:decimal-places="2" loext:min-decimal-places="2" number:min-integer-digits="1" number:grouping="true"/>
      <number:text> € </number:text>
    </number:number-style>
    <number:number-style style:name="N106">
      <number:text>-</number:text>
      <number:number number:decimal-places="0" loext:min-decimal-places="0" number:min-integer-digits="0"/>
      <number:text> € </number:text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date-style style:name="N110">
      <number:day number:style="long"/>
      <number:text>-</number:text>
      <number:month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Explanatory_20_Text" style:display-name="Explanatory Text" style:family="table-cell" style:parent-style-name="Default" style:data-style-name="N107">
      <style:table-cell-properties fo:background-color="transparent"/>
      <style:text-properties style:font-name="Mangal" fo:font-family="Mangal" style:font-name-asian="Mangal" style:font-family-asian="Mangal" style:font-name-complex="Mangal" style:font-family-complex="Mangal"/>
    </style:style>
    <style:style style:name="caracter" style:family="table-cell" style:parent-style-name="Default" style:data-style-name="N0">
      <style:table-cell-properties loext:vertical-justify="auto"/>
      <style:paragraph-properties css3t:text-justify="auto"/>
      <style:text-properties fo:color="#ed1c2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20mm" fo:margin-right="20mm" style:print="charts drawings objects"/>
      <style:header-style>
        <style:header-footer-properties fo:min-height="6.03mm" fo:margin-left="20mm" fo:margin-right="20mm" fo:margin-bottom="0mm"/>
      </style:header-style>
      <style:footer-style>
        <style:header-footer-properties fo:min-height="6.03mm" fo:margin-left="20mm" fo:margin-right="2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18:12:44.056947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1$Linux_X86_64 LibreOffice_project/00m0$Build-1</meta:generator>
    <dc:title/>
    <dc:description/>
    <dc:subject/>
    <meta:initial-creator>Alumno 1 </meta:initial-creator>
    <meta:creation-date>2015-06-02T22:50:15Z</meta:creation-date>
    <dc:date>2019-11-27T18:51:39.631331986</dc:date>
    <meta:editing-cycles>7</meta:editing-cycles>
    <meta:editing-duration>PT13M49S</meta:editing-duration>
    <dc:creator>I116-05 </dc:creator>
    <meta:document-statistic meta:table-count="2" meta:cell-count="2533" meta:object-count="0"/>
  </office:meta>
</office:document-meta>
</file>